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97000000A9D442AA67B0F2E47B.png" manifest:media-type="image/png"/>
  <manifest:file-entry manifest:full-path="Pictures/100000010000014600000098DFAE74E519354961.png" manifest:media-type="image/png"/>
  <manifest:file-entry manifest:full-path="Pictures/10000001000001AA000000D6365DEF2214A51F47.png" manifest:media-type="image/png"/>
  <manifest:file-entry manifest:full-path="Pictures/10000001000001F30000008A99651BD8685798DA.png" manifest:media-type="image/png"/>
  <manifest:file-entry manifest:full-path="Pictures/100000010000020000000082A77E86F62F7FD385.png" manifest:media-type="image/png"/>
  <manifest:file-entry manifest:full-path="Pictures/1000000100000304000001D8BFF0CE9A623D64EE.png" manifest:media-type="image/png"/>
  <manifest:file-entry manifest:full-path="Pictures/10000001000002980000022AE37A7DE192E687E4.png" manifest:media-type="image/png"/>
  <manifest:file-entry manifest:full-path="Pictures/10000001000002A30000022DBBDD4BB2D8F42609.png" manifest:media-type="image/png"/>
  <manifest:file-entry manifest:full-path="Pictures/10000001000000BA000000491277CE2E525D1C1F.png" manifest:media-type="image/png"/>
  <manifest:file-entry manifest:full-path="Pictures/1000000100000080000000802F260AA07D3ACAE1.png" manifest:media-type="image/png"/>
  <manifest:file-entry manifest:full-path="Pictures/10000001000000D9000000766677A2960BCC417B.png" manifest:media-type="image/png"/>
  <manifest:file-entry manifest:full-path="Pictures/10000001000000C700000158348B2E5B57149210.png" manifest:media-type="image/png"/>
  <manifest:file-entry manifest:full-path="Pictures/1000000100000102000000F0B3ABF34A633C2E91.png" manifest:media-type="image/png"/>
  <manifest:file-entry manifest:full-path="Pictures/10000001000000C300000084B2AEB966A012C74B.png" manifest:media-type="image/png"/>
  <manifest:file-entry manifest:full-path="Pictures/10000001000001F400000089AB59666A9F8C29F3.png" manifest:media-type="image/png"/>
  <manifest:file-entry manifest:full-path="Pictures/10000001000001F40000006F59E3569DB9BF6D31.png" manifest:media-type="image/png"/>
  <manifest:file-entry manifest:full-path="Pictures/10000001000002960000022739D8C1AF869E5325.png" manifest:media-type="image/png"/>
  <manifest:file-entry manifest:full-path="Pictures/10000001000000AB0000007F1AF62BF0CCCBF87F.png" manifest:media-type="image/png"/>
  <manifest:file-entry manifest:full-path="Pictures/10000001000001EE0000018C4BC576EE88746AB6.png" manifest:media-type="image/png"/>
  <manifest:file-entry manifest:full-path="Pictures/1000000100000080000000463349E0B51C10FFFB.png" manifest:media-type="image/png"/>
  <manifest:file-entry manifest:full-path="Pictures/10000001000000F400000093349AFCCA070956E6.png" manifest:media-type="image/png"/>
  <manifest:file-entry manifest:full-path="Pictures/10000001000000BF000000879B9F6F8F6E57ED5D.png" manifest:media-type="image/png"/>
  <manifest:file-entry manifest:full-path="Pictures/10000001000001F6000000AC4DECE11E3ED2A885.png" manifest:media-type="image/png"/>
  <manifest:file-entry manifest:full-path="Pictures/10000001000000A90000006814A6AE7AE0719F21.png" manifest:media-type="image/png"/>
  <manifest:file-entry manifest:full-path="Pictures/10000001000001F50000003CCD86A230679476CF.png" manifest:media-type="image/png"/>
  <manifest:file-entry manifest:full-path="Pictures/1000000100000115000000D662BB5553594DD33D.png" manifest:media-type="image/png"/>
  <manifest:file-entry manifest:full-path="Pictures/10000001000002330000004FA07444DA386F5EFF.png" manifest:media-type="image/png"/>
  <manifest:file-entry manifest:full-path="Pictures/10000001000000C30000011178455EE9852FA34F.png" manifest:media-type="image/png"/>
  <manifest:file-entry manifest:full-path="Pictures/10000001000000B4000000476685FDFB333792EC.png" manifest:media-type="image/png"/>
  <manifest:file-entry manifest:full-path="Pictures/100000010000012000000085B27739D814A971D6.png" manifest:media-type="image/png"/>
  <manifest:file-entry manifest:full-path="Pictures/10000001000000C8000000514F75C3177CB1A039.png" manifest:media-type="image/png"/>
  <manifest:file-entry manifest:full-path="Pictures/10000001000000BD00000125FE62E2DF8C6B8AD1.png" manifest:media-type="image/png"/>
  <manifest:file-entry manifest:full-path="Pictures/10000001000001F6000000563D5C67F7BCE8CEC4.png" manifest:media-type="image/png"/>
  <manifest:file-entry manifest:full-path="Pictures/100000010000008B000000D6F99132C86384BD6D.png" manifest:media-type="image/png"/>
  <manifest:file-entry manifest:full-path="Pictures/10000001000000C60000007B94D9F80A1D2DED52.png" manifest:media-type="image/png"/>
  <manifest:file-entry manifest:full-path="Pictures/10000001000000AA0000006882A01B60082ED497.png" manifest:media-type="image/png"/>
  <manifest:file-entry manifest:full-path="Pictures/1000000100000339000001200570D6CCDB92E15A.png" manifest:media-type="image/png"/>
  <manifest:file-entry manifest:full-path="Pictures/10000001000001320000004EAEBBEA25F5466600.png" manifest:media-type="image/png"/>
  <manifest:file-entry manifest:full-path="Pictures/10000001000000C4000000528B1A1B2F1D963C08.png" manifest:media-type="image/png"/>
  <manifest:file-entry manifest:full-path="Pictures/100000010000020F00000067304BF742AF0A00AC.png" manifest:media-type="image/png"/>
  <manifest:file-entry manifest:full-path="Pictures/10000001000001F40000006AF979475373817D81.png" manifest:media-type="image/png"/>
  <manifest:file-entry manifest:full-path="Pictures/10000001000001F600000080AF2BD43396AE44F8.png" manifest:media-type="image/png"/>
  <manifest:file-entry manifest:full-path="Pictures/10000001000002920000016A38B0821704736616.png" manifest:media-type="image/png"/>
  <manifest:file-entry manifest:full-path="Pictures/10000001000001F40000003B769603062212BDE3.png" manifest:media-type="image/png"/>
  <manifest:file-entry manifest:full-path="Pictures/100000010000020E00000044686A9DE3D86687E4.png" manifest:media-type="image/png"/>
  <manifest:file-entry manifest:full-path="Pictures/100000010000030C000000FA6B12CE55B081B987.png" manifest:media-type="image/png"/>
  <manifest:file-entry manifest:full-path="Pictures/10000001000002940000022706B3DF67515613BB.png" manifest:media-type="image/png"/>
  <manifest:file-entry manifest:full-path="Pictures/100000010000015A00000047B7778C42C73FBCAF.png" manifest:media-type="image/png"/>
  <manifest:file-entry manifest:full-path="Pictures/10000001000001F60000007EA63A00A799F880D9.png" manifest:media-type="image/png"/>
  <manifest:file-entry manifest:full-path="Pictures/10000001000000A90000007EFA13A635BBD4D850.png" manifest:media-type="image/png"/>
  <manifest:file-entry manifest:full-path="Pictures/10000001000001BD000001702233C2DA8DBD62DC.png" manifest:media-type="image/png"/>
  <manifest:file-entry manifest:full-path="Pictures/10000001000001F600000114D50F343A610FC33A.png" manifest:media-type="image/png"/>
  <manifest:file-entry manifest:full-path="Pictures/10000001000002A40000022E0B4311A0A29B2B6E.png" manifest:media-type="image/png"/>
  <manifest:file-entry manifest:full-path="Pictures/10000001000002950000022300742F5974E73FF4.png" manifest:media-type="image/png"/>
  <manifest:file-entry manifest:full-path="Pictures/10000001000001F5000000AC1A944C055C15FC11.png" manifest:media-type="image/png"/>
  <manifest:file-entry manifest:full-path="Pictures/1000000100000106000000727BE52FF9C996614B.png" manifest:media-type="image/png"/>
  <manifest:file-entry manifest:full-path="Pictures/100000010000009F0000004023774123BCB90391.png" manifest:media-type="image/png"/>
  <manifest:file-entry manifest:full-path="Pictures/100000010000010600000072E360A3323F0DD477.png" manifest:media-type="image/png"/>
  <manifest:file-entry manifest:full-path="Pictures/100000010000012E00000102482FAEFC6C7B1816.png" manifest:media-type="image/png"/>
  <manifest:file-entry manifest:full-path="Pictures/10000000000000C4000000675B3CDDD6910EAB44.jpg" manifest:media-type="image/jpeg"/>
  <manifest:file-entry manifest:full-path="Pictures/1000000100000044000000413E79FE4FBC23BAFE.png" manifest:media-type="image/png"/>
  <manifest:file-entry manifest:full-path="Pictures/100000010000016500000039CC9FBCBA769EF3C5.png" manifest:media-type="image/png"/>
  <manifest:file-entry manifest:full-path="Pictures/10000001000001F400000090866B422D04860520.png" manifest:media-type="image/png"/>
  <manifest:file-entry manifest:full-path="Pictures/10000001000001F50000008160A4CFD450352258.png" manifest:media-type="image/png"/>
  <manifest:file-entry manifest:full-path="Pictures/10000001000000A700000066B5211E158357CD5A.png" manifest:media-type="image/png"/>
  <manifest:file-entry manifest:full-path="Pictures/10000001000000AB000000A9941E570BE227F6E3.png" manifest:media-type="image/png"/>
  <manifest:file-entry manifest:full-path="Pictures/1000000100000228000001AE3211A6DF2435C04A.png" manifest:media-type="image/png"/>
  <manifest:file-entry manifest:full-path="Pictures/10000001000001F50000007E176B8D7F340DF05F.png" manifest:media-type="image/png"/>
  <manifest:file-entry manifest:full-path="Pictures/1000000100000218000000D0985FC5A2D6ABAEC0.png" manifest:media-type="image/png"/>
  <manifest:file-entry manifest:full-path="Pictures/100000010000020100000155E99F718BDF6E9DAE.png" manifest:media-type="image/png"/>
  <manifest:file-entry manifest:full-path="Pictures/100000010000029A0000022B5A84247CD0444B6D.png" manifest:media-type="image/png"/>
  <manifest:file-entry manifest:full-path="Pictures/10000001000001F400000052BD6D4883FA2E8DC9.png" manifest:media-type="image/png"/>
  <manifest:file-entry manifest:full-path="Pictures/10000001000000A6000000663D1AFC8566779BB2.png" manifest:media-type="image/png"/>
  <manifest:file-entry manifest:full-path="Pictures/10000001000001F40000009661A199BE1962BC3D.png" manifest:media-type="image/png"/>
  <manifest:file-entry manifest:full-path="Pictures/10000001000001F40000003B623A569C572DA254.png" manifest:media-type="image/png"/>
  <manifest:file-entry manifest:full-path="Pictures/10000001000001F500000069E31BFC31F0D7B8C2.png" manifest:media-type="image/png"/>
  <manifest:file-entry manifest:full-path="Pictures/100000010000021400000110D6C3C83FD079F14C.png" manifest:media-type="image/png"/>
  <manifest:file-entry manifest:full-path="Pictures/10000001000001F400000081190F1BE9A6110AEC.png" manifest:media-type="image/png"/>
  <manifest:file-entry manifest:full-path="Pictures/1000000100000313000002670CD9F9230DD328F1.png" manifest:media-type="image/png"/>
  <manifest:file-entry manifest:full-path="Pictures/100000010000016D00000020F5568E9172E94DBA.png" manifest:media-type="image/png"/>
  <manifest:file-entry manifest:full-path="Pictures/10000001000001F4000000518FE44DBA32520153.png" manifest:media-type="image/png"/>
  <manifest:file-entry manifest:full-path="Pictures/10000001000000B800000082BE2CFD87A19781C1.png" manifest:media-type="image/png"/>
  <manifest:file-entry manifest:full-path="Pictures/10000001000000740000007D4D4EC2CB1DFA1D32.png" manifest:media-type="image/png"/>
  <manifest:file-entry manifest:full-path="Pictures/100000010000007B000000A86ADE51D4329A0437.png" manifest:media-type="image/png"/>
  <manifest:file-entry manifest:full-path="Pictures/100000010000016F0000001B6E1F671F06E3FD79.png" manifest:media-type="image/png"/>
  <manifest:file-entry manifest:full-path="Pictures/10000001000000450000001C79C5F22CFBA2A103.png" manifest:media-type="image/png"/>
  <manifest:file-entry manifest:full-path="Pictures/10000001000000740000001943A24BBE886BCC05.png" manifest:media-type="image/png"/>
  <manifest:file-entry manifest:full-path="Pictures/10000001000000A80000006947533FA6A0ACEC88.png" manifest:media-type="image/png"/>
  <manifest:file-entry manifest:full-path="Pictures/10000001000001F400000051F5522244898461B8.png" manifest:media-type="image/png"/>
  <manifest:file-entry manifest:full-path="Pictures/1000000100000183000001579A718614804A59B3.png" manifest:media-type="image/png"/>
  <manifest:file-entry manifest:full-path="Pictures/100000000000029400000208633F22B3C42DF407.png" manifest:media-type="image/png"/>
  <manifest:file-entry manifest:full-path="Pictures/10000001000000C4000000A93CAFBBEDA2D9CD04.png" manifest:media-type="image/png"/>
  <manifest:file-entry manifest:full-path="Pictures/10000001000000A30000008173828D26586C02E7.png" manifest:media-type="image/png"/>
  <manifest:file-entry manifest:full-path="Pictures/10000001000001F6000000A8FD2250956D90FECA.png" manifest:media-type="image/png"/>
  <manifest:file-entry manifest:full-path="Pictures/10000001000001DC000000D6856FC97852C94499.png" manifest:media-type="image/png"/>
  <manifest:file-entry manifest:full-path="Pictures/10000001000002A40000022ED3B5260409A750D1.png" manifest:media-type="image/png"/>
  <manifest:file-entry manifest:full-path="Pictures/10000001000001E60000008EE29DF389498E7C03.png" manifest:media-type="image/png"/>
  <manifest:file-entry manifest:full-path="Pictures/10000001000001F400000039AFB6F460E1281964.png" manifest:media-type="image/png"/>
  <manifest:file-entry manifest:full-path="Pictures/10000001000001EE0000009127CFCD47BD146022.png" manifest:media-type="image/png"/>
  <manifest:file-entry manifest:full-path="Pictures/100000010000029600000228F99516DDFFF7A332.png" manifest:media-type="image/png"/>
  <manifest:file-entry manifest:full-path="Pictures/10000001000001F5000000D749D72FCBC45A8147.png" manifest:media-type="image/png"/>
  <manifest:file-entry manifest:full-path="Pictures/10000001000002A40000022E7B39EA6D6B496136.png" manifest:media-type="image/png"/>
  <manifest:file-entry manifest:full-path="Pictures/10000001000002950000022DE22C0D812AC1FD00.png" manifest:media-type="image/png"/>
  <manifest:file-entry manifest:full-path="Pictures/10000001000001F40000006EC0E985DE73C6208D.png" manifest:media-type="image/png"/>
  <manifest:file-entry manifest:full-path="Pictures/10000001000000AE0000007EEF3985DC6E7D477C.png" manifest:media-type="image/png"/>
  <manifest:file-entry manifest:full-path="Pictures/100000010000020300000041D14A69FBACF66D2C.png" manifest:media-type="image/png"/>
  <manifest:file-entry manifest:full-path="Pictures/10000001000000A600000090EDCED4D491A484C7.png" manifest:media-type="image/png"/>
  <manifest:file-entry manifest:full-path="Pictures/10000001000002000000018DAC1184BD472799C2.png" manifest:media-type="image/png"/>
  <manifest:file-entry manifest:full-path="Pictures/100000010000029500000227E04040F0B9F11B0B.png" manifest:media-type="image/png"/>
  <manifest:file-entry manifest:full-path="Pictures/10000001000001F400000069918AB4D2C10A2BAE.png" manifest:media-type="image/png"/>
  <manifest:file-entry manifest:full-path="Pictures/100000010000007500000067C0F61EAAD5E84F68.png" manifest:media-type="image/png"/>
  <manifest:file-entry manifest:full-path="Pictures/10000001000000D00000001B7FE36504E3AEE6A6.png" manifest:media-type="image/png"/>
  <manifest:file-entry manifest:full-path="Pictures/10000001000000700000005214606F324E192202.png" manifest:media-type="image/png"/>
  <manifest:file-entry manifest:full-path="Pictures/10000001000001F1000000598B4E921E3169A7C6.png" manifest:media-type="image/png"/>
  <manifest:file-entry manifest:full-path="Pictures/10000001000001D70000020E9033F665603D8488.png" manifest:media-type="image/png"/>
  <manifest:file-entry manifest:full-path="Pictures/10000001000001F4000000E63676CD3B1B6F5DC1.png" manifest:media-type="image/png"/>
  <manifest:file-entry manifest:full-path="Pictures/10000001000001F60000006300FBECA3C3E64E02.png" manifest:media-type="image/png"/>
  <manifest:file-entry manifest:full-path="Pictures/10000001000002A40000022E94869830B985CD4A.png" manifest:media-type="image/png"/>
  <manifest:file-entry manifest:full-path="Pictures/10000001000001F60000004BF73FE29CB7344EF6.png" manifest:media-type="image/png"/>
  <manifest:file-entry manifest:full-path="Pictures/10000001000000F70000006F5B8AE4779AC1C2B5.png" manifest:media-type="image/png"/>
  <manifest:file-entry manifest:full-path="Pictures/1000000100000134000000506D0B349BC06867AE.png" manifest:media-type="image/png"/>
  <manifest:file-entry manifest:full-path="Pictures/10000001000001CE00000086586D1218397143C1.png" manifest:media-type="image/png"/>
  <manifest:file-entry manifest:full-path="Pictures/10000001000000C5000000A1585475079D3A92BC.png" manifest:media-type="image/png"/>
  <manifest:file-entry manifest:full-path="Pictures/1000000100000076000000BD4718DA0440DBC083.png" manifest:media-type="image/png"/>
  <manifest:file-entry manifest:full-path="Pictures/100000010000007D0000001CFB373D224AC0F888.png" manifest:media-type="image/png"/>
  <manifest:file-entry manifest:full-path="Pictures/10000001000000E0000000217074AAE0E2EBB0CD.png" manifest:media-type="image/png"/>
  <manifest:file-entry manifest:full-path="Pictures/10000001000000A70000001A504C3765C6C7DF12.png" manifest:media-type="image/png"/>
  <manifest:file-entry manifest:full-path="Pictures/10000001000000A7000000AC50C1129128141DFF.png" manifest:media-type="image/png"/>
  <manifest:file-entry manifest:full-path="Pictures/100000010000014E00000019B6F880D59FD7263A.png" manifest:media-type="image/png"/>
  <manifest:file-entry manifest:full-path="Pictures/10000001000002E8000001B39DC20F60EC86869C.png" manifest:media-type="image/png"/>
  <manifest:file-entry manifest:full-path="Pictures/10000001000000950000003D1BBCB09087FCE37A.png" manifest:media-type="image/png"/>
  <manifest:file-entry manifest:full-path="Pictures/10000001000002960000022F91EBC2A140AFF293.png" manifest:media-type="image/png"/>
  <manifest:file-entry manifest:full-path="Pictures/10000001000001F8000000E9B1CB89512773D9F9.png" manifest:media-type="image/png"/>
  <manifest:file-entry manifest:full-path="Pictures/10000001000001EE000000B61F1D0C6229852BAB.png" manifest:media-type="image/png"/>
  <manifest:file-entry manifest:full-path="Pictures/10000001000000D400000068D366B05DF1AD54FA.png" manifest:media-type="image/png"/>
  <manifest:file-entry manifest:full-path="Pictures/10000001000000C10000004D2A26A2CC3B9A597C.png" manifest:media-type="image/png"/>
  <manifest:file-entry manifest:full-path="Pictures/10000001000001F40000008BB52EBC2E30520166.png" manifest:media-type="image/png"/>
  <manifest:file-entry manifest:full-path="Pictures/100000010000009000000095529BFE725A18B154.png" manifest:media-type="image/png"/>
  <manifest:file-entry manifest:full-path="Pictures/100000010000009E000000D6A0AFD633C42138A1.png" manifest:media-type="image/png"/>
  <manifest:file-entry manifest:full-path="Pictures/10000001000000990000007E08426FAAC22837AE.png" manifest:media-type="image/png"/>
  <manifest:file-entry manifest:full-path="Pictures/10000001000000A5000000A965A2DFA8E9278980.png" manifest:media-type="image/png"/>
  <manifest:file-entry manifest:full-path="Pictures/10000001000000EE00000057074F22129A12D4FD.png" manifest:media-type="image/png"/>
  <manifest:file-entry manifest:full-path="Pictures/10000001000000920000007F115A6D4D8C9F050C.png" manifest:media-type="image/png"/>
  <manifest:file-entry manifest:full-path="Pictures/1000000100000219000000587D242F5F7665A7B6.png" manifest:media-type="image/png"/>
  <manifest:file-entry manifest:full-path="Pictures/10000001000000EF000001170BC148B06C1E5585.png" manifest:media-type="image/png"/>
  <manifest:file-entry manifest:full-path="Pictures/10000001000002970000022837091514A3CE1B18.png" manifest:media-type="image/png"/>
  <manifest:file-entry manifest:full-path="Pictures/10000001000001F400000051CCF565F406636E69.png" manifest:media-type="image/png"/>
  <manifest:file-entry manifest:full-path="Pictures/10000001000001F40000003EFD265A433BC3E65A.png" manifest:media-type="image/png"/>
  <manifest:file-entry manifest:full-path="Pictures/10000001000001F50000007AFD81ED7A339296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4" style:family="table">
      <style:table-properties style:width="7.4806in" fo:break-before="page"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8" style:family="table">
      <style:table-properties style:width="7.4806in" fo:break-before="auto" fo:break-after="auto" table:align="margins" fo:keep-with-next="auto" style:may-break-between-rows="true" table:border-model="collapsing"/>
    </style:style>
    <style:style style:name="Tabelle18.A" style:family="table-column">
      <style:table-column-properties style:column-width="7.4806in" style:rel-column-width="65535*"/>
    </style:style>
    <style:style style:name="Tabelle18.1" style:family="table-row">
      <style:table-row-properties fo:keep-together="auto"/>
    </style:style>
    <style:style style:name="Tabelle18.A1" style:family="table-cell">
      <style:table-cell-properties fo:background-color="#0084d1" fo:padding="0.0382in"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382in" fo:border-left="0.5pt solid #000000" fo:border-right="none" fo:border-top="none" fo:border-bottom="0.5pt solid #000000" style:writing-mode="page">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fo:keep-with-next="auto" style:may-break-between-rows="true" table:border-model="collapsing"/>
    </style:style>
    <style:style style:name="Tabelle16.A" style:family="table-column">
      <style:table-column-properties style:column-width="7.4806in" style:rel-column-width="65535*"/>
    </style:style>
    <style:style style:name="Tabelle16.1" style:family="table-row">
      <style:table-row-properties fo:keep-together="auto"/>
    </style:style>
    <style:style style:name="Tabelle16.A1" style:family="table-cell">
      <style:table-cell-properties fo:background-color="#ff950e" fo:padding="0.0382in"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382in" fo:border-left="0.5pt solid #000000" fo:border-right="none" fo:border-top="none" fo:border-bottom="0.5pt solid #000000" style:writing-mode="page">
        <style:background-image/>
      </style:table-cell-properties>
    </style:style>
    <style:style style:name="Tabelle19" style:family="table">
      <style:table-properties style:width="7.4806in" fo:break-before="auto" fo:break-after="auto" table:align="margins"/>
    </style:style>
    <style:style style:name="Tabelle19.A" style:family="table-column">
      <style:table-column-properties style:column-width="7.4806in" style:rel-column-width="65535*"/>
    </style:style>
    <style:style style:name="Tabelle19.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20" style:family="table">
      <style:table-properties style:width="7.4806in" fo:break-before="auto" fo:break-after="auto" table:align="margins"/>
    </style:style>
    <style:style style:name="Tabelle20.A" style:family="table-column">
      <style:table-column-properties style:column-width="7.4806in" style:rel-column-width="65535*"/>
    </style:style>
    <style:style style:name="Tabelle20.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23" style:family="table">
      <style:table-properties style:width="7.4806in" fo:break-before="auto" fo:break-after="auto" table:align="margins"/>
    </style:style>
    <style:style style:name="Tabelle23.A" style:family="table-column">
      <style:table-column-properties style:column-width="7.4806in" style:rel-column-width="65535*"/>
    </style:style>
    <style:style style:name="Tabelle23.A1" style:family="table-cell">
      <style:table-cell-properties fo:background-color="#999999" fo:padding="0.0382in" fo:border="0.05pt solid #000000">
        <style:background-image/>
      </style:table-cell-properties>
    </style:style>
    <style:style style:name="Tabelle24" style:family="table">
      <style:table-properties style:width="7.4806in" fo:break-before="auto" fo:break-after="auto" table:align="margins"/>
    </style:style>
    <style:style style:name="Tabelle24.A" style:family="table-column">
      <style:table-column-properties style:column-width="7.4806in" style:rel-column-width="65535*"/>
    </style:style>
    <style:style style:name="Tabelle24.A1" style:family="table-cell">
      <style:table-cell-properties fo:background-color="#999999" fo:padding="0.0382in" fo:border="0.05pt solid #000000">
        <style:background-image/>
      </style:table-cell-properties>
    </style:style>
    <style:style style:name="Tabelle25" style:family="table">
      <style:table-properties style:width="7.1063in" style:rel-width="95%" fo:margin-left="0in" table:align="left"/>
    </style:style>
    <style:style style:name="Tabelle25.A" style:family="table-column">
      <style:table-column-properties style:column-width="2.3674in" style:rel-column-width="3409*"/>
    </style:style>
    <style:style style:name="Tabelle25.B" style:family="table-column">
      <style:table-column-properties style:column-width="2.3646in" style:rel-column-width="3405*"/>
    </style:style>
    <style:style style:name="Tabelle25.C" style:family="table-column">
      <style:table-column-properties style:column-width="2.3743in" style:rel-column-width="3419*"/>
    </style:style>
    <style:style style:name="Tabelle25.A1" style:family="table-cell">
      <style:table-cell-properties style:vertical-align="bottom" fo:background-color="transparent"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elle25.C1" style:family="table-cell">
      <style:table-cell-properties style:vertical-align="bottom" style:border-line-width="0.0007in 0.0014in 0.0007in" fo:padding="0.0194in" fo:border="0.2pt double #808080"/>
    </style:style>
    <style:style style:name="Tabelle25.A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5.B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5.C2"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5.A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5.B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5.C3"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5.A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5.B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5.C4"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6" style:family="table">
      <style:table-properties style:width="7.4806in" fo:break-before="auto" fo:break-after="auto" table:align="margins"/>
    </style:style>
    <style:style style:name="Tabelle26.A" style:family="table-column">
      <style:table-column-properties style:column-width="7.4806in" style:rel-column-width="65535*"/>
    </style:style>
    <style:style style:name="Tabelle26.A1" style:family="table-cell">
      <style:table-cell-properties fo:background-color="#999999" fo:padding="0.0382in" fo:border="0.05pt solid #000000">
        <style:background-image/>
      </style:table-cell-properties>
    </style:style>
    <style:style style:name="Tabelle27" style:family="table">
      <style:table-properties style:width="7.4806in" fo:break-before="auto" fo:break-after="auto" table:align="margins"/>
    </style:style>
    <style:style style:name="Tabelle27.A" style:family="table-column">
      <style:table-column-properties style:column-width="7.4806in" style:rel-column-width="65535*"/>
    </style:style>
    <style:style style:name="Tabelle27.A1" style:family="table-cell">
      <style:table-cell-properties fo:background-color="#999999" fo:padding="0.0382in" fo:border="0.05pt solid #000000">
        <style:background-image/>
      </style:table-cell-properties>
    </style:style>
    <style:style style:name="Tabelle28" style:family="table">
      <style:table-properties style:width="7.4806in" fo:break-before="auto" fo:break-after="auto" table:align="margins"/>
    </style:style>
    <style:style style:name="Tabelle28.A" style:family="table-column">
      <style:table-column-properties style:column-width="7.4806in" style:rel-column-width="65535*"/>
    </style:style>
    <style:style style:name="Tabelle28.A1" style:family="table-cell">
      <style:table-cell-properties fo:background-color="#999999" fo:padding="0.0382in" fo:border="0.05pt solid #000000">
        <style:background-image/>
      </style:table-cell-properties>
    </style:style>
    <style:style style:name="Tabelle29" style:family="table">
      <style:table-properties style:width="7.4806in" fo:break-before="auto" fo:break-after="auto" table:align="margins"/>
    </style:style>
    <style:style style:name="Tabelle29.A" style:family="table-column">
      <style:table-column-properties style:column-width="7.4806in" style:rel-column-width="65535*"/>
    </style:style>
    <style:style style:name="Tabelle29.A1" style:family="table-cell">
      <style:table-cell-properties fo:background-color="#999999" fo:padding="0.0382in" fo:border="0.05pt solid #000000">
        <style:background-image/>
      </style:table-cell-properties>
    </style:style>
    <style:style style:name="Tabelle30" style:family="table">
      <style:table-properties style:width="7.4806in" fo:break-before="auto" fo:break-after="auto" table:align="margins"/>
    </style:style>
    <style:style style:name="Tabelle30.A" style:family="table-column">
      <style:table-column-properties style:column-width="7.4806in" style:rel-column-width="65535*"/>
    </style:style>
    <style:style style:name="Tabelle3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9bf496"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0fb7b"/>
    </style:style>
    <style:style style:name="P4" style:family="paragraph" style:parent-style-name="Standard" style:master-page-name="">
      <style:paragraph-properties style:page-number="auto" fo:break-before="auto" fo:break-after="auto"/>
      <style:text-properties officeooo:paragraph-rsid="0020fb7b"/>
    </style:style>
    <style:style style:name="P5" style:family="paragraph" style:parent-style-name="Standard">
      <style:text-properties officeooo:rsid="0020fb7b" officeooo:paragraph-rsid="0020fb7b"/>
    </style:style>
    <style:style style:name="P6" style:family="paragraph" style:parent-style-name="Standard">
      <style:text-properties officeooo:rsid="0020fb7b" officeooo:paragraph-rsid="0021cc42"/>
    </style:style>
    <style:style style:name="P7" style:family="paragraph" style:parent-style-name="Standard">
      <style:text-properties officeooo:rsid="0020fb7b" officeooo:paragraph-rsid="0040c1b7"/>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Contents_20_Heading">
      <style:paragraph-properties fo:margin-top="0.0398in" fo:margin-bottom="0.0398in" style:contextual-spacing="false"/>
      <style:text-properties fo:color="#ffffff" loext:opacity="100%" officeooo:rsid="007c45d7" officeooo:paragraph-rsid="00918d6c"/>
    </style:style>
    <style:style style:name="P13" style:family="paragraph" style:parent-style-name="Standard">
      <style:text-properties officeooo:rsid="0021cc42" officeooo:paragraph-rsid="0021cc42"/>
    </style:style>
    <style:style style:name="P14" style:family="paragraph" style:parent-style-name="Text_20_body">
      <style:text-properties officeooo:rsid="0021cc42" officeooo:paragraph-rsid="0021cc42"/>
    </style:style>
    <style:style style:name="P15" style:family="paragraph" style:parent-style-name="Text_20_body">
      <style:text-properties officeooo:rsid="0021cc42" officeooo:paragraph-rsid="004b9e75"/>
    </style:style>
    <style:style style:name="P16" style:family="paragraph" style:parent-style-name="Standard">
      <style:text-properties officeooo:paragraph-rsid="004403be"/>
    </style:style>
    <style:style style:name="P17" style:family="paragraph" style:parent-style-name="Standard">
      <style:text-properties officeooo:rsid="00289e08" officeooo:paragraph-rsid="004f95e2"/>
    </style:style>
    <style:style style:name="P18" style:family="paragraph" style:parent-style-name="Text_20_body">
      <style:text-properties officeooo:rsid="00289e08" officeooo:paragraph-rsid="004b9e75"/>
    </style:style>
    <style:style style:name="P19" style:family="paragraph" style:parent-style-name="Horizontal_20_Line">
      <style:text-properties officeooo:rsid="00289e08"/>
    </style:style>
    <style:style style:name="P20" style:family="paragraph" style:parent-style-name="Standard">
      <style:text-properties officeooo:paragraph-rsid="006495c1"/>
    </style:style>
    <style:style style:name="P21" style:family="paragraph" style:parent-style-name="Text_20_body">
      <style:text-properties officeooo:paragraph-rsid="006495c1"/>
    </style:style>
    <style:style style:name="P22" style:family="paragraph" style:parent-style-name="Standard">
      <style:text-properties officeooo:rsid="006495c1" officeooo:paragraph-rsid="006495c1"/>
    </style:style>
    <style:style style:name="P23" style:family="paragraph" style:parent-style-name="Standard">
      <style:text-properties style:font-name="Liberation Serif" officeooo:paragraph-rsid="00665c36"/>
    </style:style>
    <style:style style:name="P24" style:family="paragraph" style:parent-style-name="Text_20_body">
      <style:text-properties style:font-name="Liberation Serif" officeooo:paragraph-rsid="00665c36"/>
    </style:style>
    <style:style style:name="P25" style:family="paragraph" style:parent-style-name="Standard">
      <style:text-properties style:font-name="Liberation Serif" officeooo:paragraph-rsid="0069fd02"/>
    </style:style>
    <style:style style:name="P26" style:family="paragraph" style:parent-style-name="Standard">
      <style:text-properties style:font-name="Liberation Serif" officeooo:paragraph-rsid="006bef90"/>
    </style:style>
    <style:style style:name="P27" style:family="paragraph" style:parent-style-name="Text_20_body">
      <style:text-properties style:font-name="Liberation Serif" officeooo:paragraph-rsid="006bef90"/>
    </style:style>
    <style:style style:name="P28" style:family="paragraph" style:parent-style-name="Standard">
      <style:text-properties style:font-name="Liberation Serif" officeooo:paragraph-rsid="006d6e16"/>
    </style:style>
    <style:style style:name="P29" style:family="paragraph" style:parent-style-name="Standard">
      <style:text-properties style:font-name="Liberation Serif" officeooo:paragraph-rsid="0071797d"/>
    </style:style>
    <style:style style:name="P30" style:family="paragraph" style:parent-style-name="Standard">
      <style:text-properties style:font-name="Liberation Serif" officeooo:rsid="003cd0b8" officeooo:paragraph-rsid="0072d558"/>
    </style:style>
    <style:style style:name="P31" style:family="paragraph" style:parent-style-name="Text_20_body">
      <style:text-properties style:font-name="Liberation Serif" officeooo:rsid="003cd0b8" officeooo:paragraph-rsid="0072d558"/>
    </style:style>
    <style:style style:name="P32" style:family="paragraph" style:parent-style-name="Standard">
      <style:text-properties style:font-name="Liberation Serif" officeooo:paragraph-rsid="00736ae8"/>
    </style:style>
    <style:style style:name="P33" style:family="paragraph" style:parent-style-name="Standard">
      <style:text-properties style:font-name="Liberation Serif" officeooo:rsid="00736ae8" officeooo:paragraph-rsid="00736ae8"/>
    </style:style>
    <style:style style:name="P34" style:family="paragraph" style:parent-style-name="Text_20_body">
      <style:text-properties style:font-name="Liberation Serif" officeooo:rsid="00736ae8" officeooo:paragraph-rsid="00736ae8"/>
    </style:style>
    <style:style style:name="P35" style:family="paragraph" style:parent-style-name="Standard">
      <style:text-properties style:font-name="Liberation Serif" officeooo:rsid="00736ae8" officeooo:paragraph-rsid="007e0aef"/>
    </style:style>
    <style:style style:name="P36" style:family="paragraph" style:parent-style-name="Text_20_body">
      <style:text-properties style:font-name="Liberation Serif" officeooo:rsid="00380d1a" officeooo:paragraph-rsid="00665c36"/>
    </style:style>
    <style:style style:name="P37" style:family="paragraph" style:parent-style-name="Text_20_body">
      <style:text-properties style:font-name="Liberation Serif" officeooo:rsid="0038da3f" officeooo:paragraph-rsid="006703c8"/>
    </style:style>
    <style:style style:name="P38" style:family="paragraph" style:parent-style-name="Text_20_body">
      <style:paragraph-properties fo:text-align="justify" style:justify-single-word="false"/>
      <style:text-properties style:font-name="Liberation Serif" officeooo:rsid="00316eca" officeooo:paragraph-rsid="0071797d"/>
    </style:style>
    <style:style style:name="P39" style:family="paragraph" style:parent-style-name="Standard">
      <style:text-properties officeooo:paragraph-rsid="0069fd02"/>
    </style:style>
    <style:style style:name="P40" style:family="paragraph" style:parent-style-name="Text_20_body">
      <style:text-properties officeooo:paragraph-rsid="0069fd02"/>
    </style:style>
    <style:style style:name="P41" style:family="paragraph" style:parent-style-name="Standard">
      <style:text-properties officeooo:paragraph-rsid="00736ae8"/>
    </style:style>
    <style:style style:name="P42" style:family="paragraph" style:parent-style-name="Text_20_body">
      <style:text-properties officeooo:paragraph-rsid="00736ae8"/>
    </style:style>
    <style:style style:name="P43" style:family="paragraph" style:parent-style-name="Standard">
      <style:text-properties officeooo:paragraph-rsid="00918d6c"/>
    </style:style>
    <style:style style:name="P44" style:family="paragraph" style:parent-style-name="Text_20_body">
      <style:paragraph-properties fo:margin-top="0in" fo:margin-bottom="0in" style:contextual-spacing="false"/>
      <style:text-properties officeooo:paragraph-rsid="00918d6c"/>
    </style:style>
    <style:style style:name="P45" style:family="paragraph" style:parent-style-name="Text_20_body">
      <style:paragraph-properties fo:margin-top="0in" fo:margin-bottom="0in" style:contextual-spacing="false"/>
      <style:text-properties officeooo:rsid="004f95e2" officeooo:paragraph-rsid="004f95e2"/>
    </style:style>
    <style:style style:name="P46" style:family="paragraph" style:parent-style-name="Text_20_body">
      <style:text-properties officeooo:rsid="004f95e2" officeooo:paragraph-rsid="004f95e2"/>
    </style:style>
    <style:style style:name="P47" style:family="paragraph" style:parent-style-name="Text_20_body">
      <style:paragraph-properties fo:margin-top="0in" fo:margin-bottom="0in" style:contextual-spacing="false"/>
      <style:text-properties officeooo:rsid="004f95e2" officeooo:paragraph-rsid="0056ef43"/>
    </style:style>
    <style:style style:name="P48" style:family="paragraph" style:parent-style-name="Standard">
      <style:paragraph-properties fo:margin-top="0in" fo:margin-bottom="0in" style:contextual-spacing="false"/>
      <style:text-properties officeooo:rsid="004f95e2" officeooo:paragraph-rsid="0056ef43"/>
    </style:style>
    <style:style style:name="P49" style:family="paragraph" style:parent-style-name="Standard">
      <style:paragraph-properties fo:margin-top="0in" fo:margin-bottom="0in" style:contextual-spacing="false"/>
      <style:text-properties officeooo:rsid="004f95e2" officeooo:paragraph-rsid="005223c0"/>
    </style:style>
    <style:style style:name="P50" style:family="paragraph" style:parent-style-name="Text_20_body">
      <style:paragraph-properties fo:margin-top="0in" fo:margin-bottom="0in" style:contextual-spacing="false"/>
      <style:text-properties officeooo:rsid="005223c0" officeooo:paragraph-rsid="005223c0"/>
    </style:style>
    <style:style style:name="P51" style:family="paragraph" style:parent-style-name="Text_20_body">
      <style:paragraph-properties fo:margin-top="0in" fo:margin-bottom="0in" style:contextual-spacing="false"/>
      <style:text-properties officeooo:rsid="0056ef43" officeooo:paragraph-rsid="0056ef43"/>
    </style:style>
    <style:style style:name="P52" style:family="paragraph" style:parent-style-name="Text_20_body">
      <style:text-properties officeooo:rsid="0056ef43" officeooo:paragraph-rsid="0056ef43"/>
    </style:style>
    <style:style style:name="P53" style:family="paragraph" style:parent-style-name="Text_20_body">
      <style:paragraph-properties fo:margin-top="0in" fo:margin-bottom="0in" style:contextual-spacing="false"/>
      <style:text-properties officeooo:paragraph-rsid="006dbe34"/>
    </style:style>
    <style:style style:name="P54" style:family="paragraph" style:parent-style-name="Text_20_body">
      <style:text-properties officeooo:paragraph-rsid="006dbe34"/>
    </style:style>
    <style:style style:name="P55" style:family="paragraph" style:parent-style-name="Text_20_body">
      <style:paragraph-properties fo:margin-top="0in" fo:margin-bottom="0in" style:contextual-spacing="false"/>
      <style:text-properties officeooo:rsid="003af0e3" officeooo:paragraph-rsid="004f95e2"/>
    </style:style>
    <style:style style:name="P56" style:family="paragraph" style:parent-style-name="Text_20_body">
      <style:text-properties officeooo:rsid="003af0e3" officeooo:paragraph-rsid="004f95e2"/>
    </style:style>
    <style:style style:name="P57" style:family="paragraph" style:parent-style-name="Text_20_body">
      <style:text-properties officeooo:paragraph-rsid="0021cc42"/>
    </style:style>
    <style:style style:name="P58" style:family="paragraph" style:parent-style-name="Text_20_body">
      <style:text-properties officeooo:rsid="002c62ef" officeooo:paragraph-rsid="0061ab28"/>
    </style:style>
    <style:style style:name="P59" style:family="paragraph" style:parent-style-name="Text_20_body">
      <style:text-properties officeooo:rsid="002c62ef" officeooo:paragraph-rsid="00665c36"/>
    </style:style>
    <style:style style:name="P60" style:family="paragraph" style:parent-style-name="Text_20_body">
      <style:text-properties officeooo:rsid="00316eca" officeooo:paragraph-rsid="006dbe34"/>
    </style:style>
    <style:style style:name="P61" style:family="paragraph" style:parent-style-name="Text_20_body">
      <style:text-properties officeooo:rsid="0034894f" officeooo:paragraph-rsid="0069fd02"/>
    </style:style>
    <style:style style:name="P62" style:family="paragraph" style:parent-style-name="Text_20_body">
      <style:text-properties officeooo:rsid="0034894f" officeooo:paragraph-rsid="006d1700"/>
    </style:style>
    <style:style style:name="P63" style:family="paragraph" style:parent-style-name="Text_20_body">
      <style:text-properties officeooo:rsid="00361e94" officeooo:paragraph-rsid="006bef90"/>
    </style:style>
    <style:style style:name="P64" style:family="paragraph" style:parent-style-name="Text_20_body">
      <style:text-properties officeooo:rsid="00361e94" officeooo:paragraph-rsid="006d1700"/>
    </style:style>
    <style:style style:name="P65" style:family="paragraph" style:parent-style-name="Text_20_body">
      <style:text-properties officeooo:rsid="00361e94" officeooo:paragraph-rsid="0071786d"/>
    </style:style>
    <style:style style:name="P66" style:family="paragraph" style:parent-style-name="Text_20_body">
      <style:text-properties style:text-position="sub 58%" officeooo:paragraph-rsid="0071786d"/>
    </style:style>
    <style:style style:name="P67" style:family="paragraph" style:parent-style-name="Text_20_body">
      <style:text-properties officeooo:rsid="00380d1a" officeooo:paragraph-rsid="00665c36"/>
    </style:style>
    <style:style style:name="P68" style:family="paragraph" style:parent-style-name="Text_20_body">
      <style:text-properties officeooo:rsid="00380d1a" officeooo:paragraph-rsid="0071786d"/>
    </style:style>
    <style:style style:name="P69" style:family="paragraph" style:parent-style-name="Text_20_body">
      <style:text-properties officeooo:rsid="0038da3f" officeooo:paragraph-rsid="006703c8"/>
    </style:style>
    <style:style style:name="P70" style:family="paragraph" style:parent-style-name="Text_20_body">
      <style:text-properties officeooo:rsid="003c51b3" officeooo:paragraph-rsid="0072d558"/>
    </style:style>
    <style:style style:name="P71" style:family="paragraph" style:parent-style-name="Text_20_body">
      <style:text-properties officeooo:rsid="003c6ec5" officeooo:paragraph-rsid="0072d558"/>
    </style:style>
    <style:style style:name="P72" style:family="paragraph" style:parent-style-name="Text_20_body">
      <style:text-properties officeooo:rsid="003d5f1a" officeooo:paragraph-rsid="004c3a5d"/>
    </style:style>
    <style:style style:name="P73" style:family="paragraph" style:parent-style-name="Text_20_body">
      <style:text-properties officeooo:rsid="003d5f1a" officeooo:paragraph-rsid="004f91fc"/>
    </style:style>
    <style:style style:name="P74" style:family="paragraph" style:parent-style-name="Text_20_body">
      <style:text-properties officeooo:rsid="003d5f1a" officeooo:paragraph-rsid="0056ef43"/>
    </style:style>
    <style:style style:name="P75" style:family="paragraph" style:parent-style-name="Text_20_body">
      <style:text-properties officeooo:rsid="01e9183b" officeooo:paragraph-rsid="005d55dc"/>
    </style:style>
    <style:style style:name="P76" style:family="paragraph" style:parent-style-name="Text_20_body">
      <style:text-properties fo:font-weight="bold" officeooo:rsid="0060b8db" officeooo:paragraph-rsid="0060b8db" style:font-weight-asian="bold" style:font-weight-complex="bold"/>
    </style:style>
    <style:style style:name="P77" style:family="paragraph" style:parent-style-name="Text_20_body">
      <style:text-properties officeooo:rsid="003e1985" officeooo:paragraph-rsid="004c3a5d"/>
    </style:style>
    <style:style style:name="P78" style:family="paragraph" style:parent-style-name="Text_20_body">
      <style:text-properties fo:font-weight="normal" officeooo:rsid="0060b8db" officeooo:paragraph-rsid="0060b8db" style:font-weight-asian="normal" style:font-weight-complex="normal"/>
    </style:style>
    <style:style style:name="P79" style:family="paragraph" style:parent-style-name="Text_20_body">
      <style:text-properties officeooo:rsid="003f8495" officeooo:paragraph-rsid="004c3a5d"/>
    </style:style>
    <style:style style:name="P80" style:family="paragraph" style:parent-style-name="Text_20_body">
      <style:text-properties officeooo:rsid="004b9e75" officeooo:paragraph-rsid="004b9e75"/>
    </style:style>
    <style:style style:name="P81" style:family="paragraph" style:parent-style-name="Text_20_body">
      <style:text-properties officeooo:rsid="00231755" officeooo:paragraph-rsid="004b9e75"/>
    </style:style>
    <style:style style:name="P82" style:family="paragraph" style:parent-style-name="Text_20_body">
      <style:text-properties officeooo:rsid="00231755" officeooo:paragraph-rsid="005223c0"/>
    </style:style>
    <style:style style:name="P83" style:family="paragraph" style:parent-style-name="Text_20_body">
      <style:text-properties officeooo:paragraph-rsid="004b9e75"/>
    </style:style>
    <style:style style:name="P84" style:family="paragraph" style:parent-style-name="Text_20_body">
      <style:text-properties officeooo:paragraph-rsid="0025584c"/>
    </style:style>
    <style:style style:name="P85" style:family="paragraph" style:parent-style-name="Text_20_body">
      <style:text-properties officeooo:rsid="004c3a5d" officeooo:paragraph-rsid="004c3a5d"/>
    </style:style>
    <style:style style:name="P86" style:family="paragraph" style:parent-style-name="Text_20_body">
      <style:text-properties officeooo:rsid="004de4d3" officeooo:paragraph-rsid="004de4d3"/>
    </style:style>
    <style:style style:name="P87" style:family="paragraph" style:parent-style-name="Text_20_body">
      <style:text-properties officeooo:rsid="004f91fc" officeooo:paragraph-rsid="004f91fc"/>
    </style:style>
    <style:style style:name="P88" style:family="paragraph" style:parent-style-name="Text_20_body">
      <style:text-properties officeooo:paragraph-rsid="004f95e2"/>
    </style:style>
    <style:style style:name="P89" style:family="paragraph" style:parent-style-name="Text_20_body">
      <style:text-properties officeooo:rsid="003991a6" officeooo:paragraph-rsid="004f95e2"/>
    </style:style>
    <style:style style:name="P90" style:family="paragraph" style:parent-style-name="Text_20_body">
      <style:text-properties officeooo:rsid="00541049" officeooo:paragraph-rsid="00541049"/>
    </style:style>
    <style:style style:name="P91" style:family="paragraph" style:parent-style-name="Text_20_body">
      <style:text-properties officeooo:rsid="0055f9e4" officeooo:paragraph-rsid="0055f9e4"/>
    </style:style>
    <style:style style:name="P92" style:family="paragraph" style:parent-style-name="Text_20_body">
      <style:text-properties officeooo:paragraph-rsid="0055f9e4"/>
    </style:style>
    <style:style style:name="P93" style:family="paragraph" style:parent-style-name="Text_20_body">
      <style:text-properties officeooo:paragraph-rsid="0056ef43"/>
    </style:style>
    <style:style style:name="P94" style:family="paragraph" style:parent-style-name="Text_20_body">
      <style:text-properties officeooo:rsid="00584067" officeooo:paragraph-rsid="00584067"/>
    </style:style>
    <style:style style:name="P95" style:family="paragraph" style:parent-style-name="Text_20_body">
      <style:text-properties officeooo:rsid="005a4b7a" officeooo:paragraph-rsid="005a4b7a"/>
    </style:style>
    <style:style style:name="P96" style:family="paragraph" style:parent-style-name="Text_20_body">
      <style:text-properties officeooo:rsid="005b74d5" officeooo:paragraph-rsid="005b74d5"/>
    </style:style>
    <style:style style:name="P97" style:family="paragraph" style:parent-style-name="Text_20_body">
      <style:text-properties officeooo:rsid="005b9045" officeooo:paragraph-rsid="005b9045"/>
    </style:style>
    <style:style style:name="P98" style:family="paragraph" style:parent-style-name="Text_20_body">
      <style:text-properties officeooo:paragraph-rsid="005b9045"/>
    </style:style>
    <style:style style:name="P99" style:family="paragraph" style:parent-style-name="Text_20_body">
      <style:text-properties officeooo:rsid="005d55dc" officeooo:paragraph-rsid="005d55dc"/>
    </style:style>
    <style:style style:name="P100" style:family="paragraph" style:parent-style-name="Text_20_body">
      <style:text-properties officeooo:paragraph-rsid="005d55dc"/>
    </style:style>
    <style:style style:name="P101" style:family="paragraph" style:parent-style-name="Text_20_body">
      <style:text-properties officeooo:rsid="009ec9f2" officeooo:paragraph-rsid="005d55dc"/>
    </style:style>
    <style:style style:name="P102" style:family="paragraph" style:parent-style-name="Text_20_body">
      <style:text-properties officeooo:rsid="009fcde6" officeooo:paragraph-rsid="005d55dc"/>
    </style:style>
    <style:style style:name="P103" style:family="paragraph" style:parent-style-name="Text_20_body">
      <style:text-properties officeooo:rsid="00a0d249" officeooo:paragraph-rsid="005d55dc"/>
    </style:style>
    <style:style style:name="P104" style:family="paragraph" style:parent-style-name="Text_20_body">
      <style:text-properties officeooo:rsid="0060b8db" officeooo:paragraph-rsid="0060b8db"/>
    </style:style>
    <style:style style:name="P105" style:family="paragraph" style:parent-style-name="Text_20_body">
      <style:text-properties officeooo:paragraph-rsid="00611e08"/>
    </style:style>
    <style:style style:name="P106" style:family="paragraph" style:parent-style-name="Text_20_body">
      <style:text-properties officeooo:paragraph-rsid="0061ab28"/>
    </style:style>
    <style:style style:name="P107" style:family="paragraph" style:parent-style-name="Text_20_body">
      <style:text-properties officeooo:rsid="002d89bf"/>
    </style:style>
    <style:style style:name="P108" style:family="paragraph" style:parent-style-name="Text_20_body">
      <style:text-properties officeooo:rsid="0061ab28" officeooo:paragraph-rsid="0061ab28"/>
    </style:style>
    <style:style style:name="P109" style:family="paragraph" style:parent-style-name="Text_20_body">
      <style:text-properties officeooo:rsid="0025584c" officeooo:paragraph-rsid="006495c1"/>
    </style:style>
    <style:style style:name="P110" style:family="paragraph" style:parent-style-name="Text_20_body">
      <style:text-properties officeooo:rsid="00665c36" officeooo:paragraph-rsid="00665c36"/>
    </style:style>
    <style:style style:name="P111" style:family="paragraph" style:parent-style-name="Text_20_body">
      <style:text-properties officeooo:paragraph-rsid="00665c36"/>
    </style:style>
    <style:style style:name="P112" style:family="paragraph" style:parent-style-name="Text_20_body">
      <style:text-properties officeooo:rsid="006703c8" officeooo:paragraph-rsid="006703c8"/>
    </style:style>
    <style:style style:name="P113" style:family="paragraph" style:parent-style-name="Text_20_body">
      <style:text-properties officeooo:rsid="0069fd02" officeooo:paragraph-rsid="0069fd02"/>
    </style:style>
    <style:style style:name="P114" style:family="paragraph" style:parent-style-name="Text_20_body">
      <style:text-properties officeooo:rsid="006bef90" officeooo:paragraph-rsid="006bef90"/>
    </style:style>
    <style:style style:name="P115" style:family="paragraph" style:parent-style-name="Text_20_body">
      <style:text-properties officeooo:rsid="006d1700" officeooo:paragraph-rsid="006d1700"/>
    </style:style>
    <style:style style:name="P116" style:family="paragraph" style:parent-style-name="Text_20_body">
      <style:text-properties officeooo:rsid="006d1700" officeooo:paragraph-rsid="00904063"/>
    </style:style>
    <style:style style:name="P117" style:family="paragraph" style:parent-style-name="Text_20_body">
      <style:text-properties officeooo:rsid="002396cd" officeooo:paragraph-rsid="006d1700"/>
    </style:style>
    <style:style style:name="P118" style:family="paragraph" style:parent-style-name="Text_20_body">
      <style:text-properties officeooo:paragraph-rsid="006d1700"/>
    </style:style>
    <style:style style:name="P119" style:family="paragraph" style:parent-style-name="Text_20_body">
      <style:text-properties officeooo:rsid="006dbe34" officeooo:paragraph-rsid="006dbe34"/>
    </style:style>
    <style:style style:name="P120" style:family="paragraph" style:parent-style-name="Text_20_body">
      <style:text-properties officeooo:rsid="004846a2" officeooo:paragraph-rsid="004846a2"/>
    </style:style>
    <style:style style:name="P121" style:family="paragraph" style:parent-style-name="Text_20_body">
      <style:text-properties officeooo:rsid="00703e0a" officeooo:paragraph-rsid="00703e0a"/>
    </style:style>
    <style:style style:name="P122" style:family="paragraph" style:parent-style-name="Text_20_body">
      <style:text-properties officeooo:rsid="0071786d" officeooo:paragraph-rsid="0071786d"/>
    </style:style>
    <style:style style:name="P123" style:family="paragraph" style:parent-style-name="Text_20_body">
      <style:text-properties officeooo:paragraph-rsid="0071786d"/>
    </style:style>
    <style:style style:name="P124" style:family="paragraph" style:parent-style-name="Horizontal_20_Line">
      <style:text-properties officeooo:paragraph-rsid="0071786d"/>
    </style:style>
    <style:style style:name="P125" style:family="paragraph" style:parent-style-name="Text_20_body">
      <style:text-properties officeooo:paragraph-rsid="0071797d"/>
    </style:style>
    <style:style style:name="P126" style:family="paragraph" style:parent-style-name="Text_20_body">
      <style:text-properties officeooo:rsid="0071797d" officeooo:paragraph-rsid="0071797d"/>
    </style:style>
    <style:style style:name="P127" style:family="paragraph" style:parent-style-name="Text_20_body">
      <style:text-properties officeooo:paragraph-rsid="0072d558"/>
    </style:style>
    <style:style style:name="P128" style:family="paragraph" style:parent-style-name="Horizontal_20_Line">
      <style:text-properties officeooo:paragraph-rsid="0072d558"/>
    </style:style>
    <style:style style:name="P129" style:family="paragraph" style:parent-style-name="Text_20_body">
      <style:text-properties officeooo:rsid="0072d558" officeooo:paragraph-rsid="0072d558"/>
    </style:style>
    <style:style style:name="P130" style:family="paragraph" style:parent-style-name="Text_20_body">
      <style:text-properties officeooo:rsid="007aa7bc"/>
    </style:style>
    <style:style style:name="P131" style:family="paragraph" style:parent-style-name="Text_20_body">
      <style:text-properties officeooo:rsid="008416e6" officeooo:paragraph-rsid="008416e6"/>
    </style:style>
    <style:style style:name="P132" style:family="paragraph" style:parent-style-name="Text_20_body">
      <style:text-properties officeooo:rsid="0085b645" officeooo:paragraph-rsid="0085b645"/>
    </style:style>
    <style:style style:name="P133" style:family="paragraph" style:parent-style-name="Text_20_body">
      <style:text-properties officeooo:rsid="0085b645" officeooo:paragraph-rsid="008e91cb"/>
    </style:style>
    <style:style style:name="P134" style:family="paragraph" style:parent-style-name="Text_20_body">
      <style:text-properties officeooo:rsid="0086f476" officeooo:paragraph-rsid="0086f476"/>
    </style:style>
    <style:style style:name="P135" style:family="paragraph" style:parent-style-name="Text_20_body">
      <style:text-properties officeooo:rsid="0089edf5" officeooo:paragraph-rsid="0089edf5"/>
    </style:style>
    <style:style style:name="P136" style:family="paragraph" style:parent-style-name="Text_20_body">
      <style:text-properties officeooo:rsid="00904063" officeooo:paragraph-rsid="00904063"/>
    </style:style>
    <style:style style:name="P137" style:family="paragraph" style:parent-style-name="Text_20_body">
      <style:text-properties officeooo:rsid="00937c83" officeooo:paragraph-rsid="00937c83"/>
    </style:style>
    <style:style style:name="P138" style:family="paragraph" style:parent-style-name="Text_20_body">
      <style:text-properties officeooo:paragraph-rsid="00957104"/>
    </style:style>
    <style:style style:name="P139" style:family="paragraph" style:parent-style-name="Text_20_body">
      <style:text-properties officeooo:rsid="0098381a" officeooo:paragraph-rsid="0098381a"/>
    </style:style>
    <style:style style:name="P140" style:family="paragraph" style:parent-style-name="Text_20_body">
      <style:text-properties officeooo:rsid="009dbc6e" officeooo:paragraph-rsid="009dbc6e"/>
    </style:style>
    <style:style style:name="P141" style:family="paragraph" style:parent-style-name="Horizontal_20_Line">
      <style:text-properties officeooo:paragraph-rsid="004f91fc"/>
    </style:style>
    <style:style style:name="P142" style:family="paragraph" style:parent-style-name="Contents_20_3">
      <style:paragraph-properties>
        <style:tab-stops>
          <style:tab-stop style:position="7.4807in" style:type="right" style:leader-style="dotted" style:leader-text="."/>
        </style:tab-stops>
      </style:paragraph-properties>
    </style:style>
    <style:style style:name="P143" style:family="paragraph" style:parent-style-name="Contents_20_4">
      <style:paragraph-properties>
        <style:tab-stops>
          <style:tab-stop style:position="7.4807in" style:type="right" style:leader-style="dotted" style:leader-text="."/>
        </style:tab-stops>
      </style:paragraph-properties>
    </style:style>
    <style:style style:name="P144" style:family="paragraph" style:parent-style-name="Contents_20_2">
      <style:paragraph-properties>
        <style:tab-stops>
          <style:tab-stop style:position="7.4807in" style:type="right" style:leader-style="dotted" style:leader-text="."/>
        </style:tab-stops>
      </style:paragraph-properties>
    </style:style>
    <style:style style:name="P145" style:family="paragraph" style:parent-style-name="Contents_20_1">
      <style:paragraph-properties>
        <style:tab-stops>
          <style:tab-stop style:position="7.4807in" style:type="right" style:leader-style="dotted" style:leader-text="."/>
        </style:tab-stops>
      </style:paragraph-properties>
    </style:style>
    <style:style style:name="P146" style:family="paragraph" style:parent-style-name="Contents_20_5">
      <style:paragraph-properties>
        <style:tab-stops>
          <style:tab-stop style:position="7.4807in" style:type="right" style:leader-style="dotted" style:leader-text="."/>
        </style:tab-stops>
      </style:paragraph-properties>
    </style:style>
    <style:style style:name="P147" style:family="paragraph" style:parent-style-name="Contents_20_6">
      <style:paragraph-properties>
        <style:tab-stops>
          <style:tab-stop style:position="7.4807in" style:type="right" style:leader-style="dotted" style:leader-text="."/>
        </style:tab-stops>
      </style:paragraph-properties>
    </style:style>
    <style:style style:name="P148" style:family="paragraph" style:parent-style-name="Text_20_body">
      <style:text-properties officeooo:rsid="00a519ee" officeooo:paragraph-rsid="00a519ee"/>
    </style:style>
    <style:style style:name="P149" style:family="paragraph" style:parent-style-name="Text_20_body">
      <style:text-properties officeooo:rsid="00a391e2" officeooo:paragraph-rsid="00a391e2"/>
    </style:style>
    <style:style style:name="P150" style:family="paragraph" style:parent-style-name="Text_20_body">
      <style:text-properties officeooo:paragraph-rsid="00a519ee"/>
    </style:style>
    <style:style style:name="P151" style:family="paragraph" style:parent-style-name="Text_20_body">
      <style:text-properties officeooo:paragraph-rsid="00a646c6"/>
    </style:style>
    <style:style style:name="P152" style:family="paragraph" style:parent-style-name="Text_20_body">
      <style:text-properties officeooo:rsid="00a75d7e" officeooo:paragraph-rsid="00a75d7e"/>
    </style:style>
    <style:style style:name="P153" style:family="paragraph" style:parent-style-name="Text_20_body">
      <style:text-properties officeooo:rsid="00a8fe36" officeooo:paragraph-rsid="00a8fe36"/>
    </style:style>
    <style:style style:name="P154" style:family="paragraph" style:parent-style-name="Text_20_body">
      <style:text-properties officeooo:paragraph-rsid="0068354c"/>
    </style:style>
    <style:style style:name="P155" style:family="paragraph" style:parent-style-name="Heading_20_1">
      <style:paragraph-properties fo:margin-top="0in" fo:margin-bottom="0in" style:contextual-spacing="false"/>
      <style:text-properties officeooo:paragraph-rsid="004403be"/>
    </style:style>
    <style:style style:name="P156" style:family="paragraph" style:parent-style-name="Heading_20_1">
      <style:paragraph-properties fo:margin-top="0in" fo:margin-bottom="0in" style:contextual-spacing="false" fo:line-height="100%"/>
      <style:text-properties style:font-name="Thorndale" fo:font-size="24pt" officeooo:rsid="001e105d" officeooo:paragraph-rsid="0020fb7b" style:font-size-asian="22pt" style:font-size-complex="22pt"/>
    </style:style>
    <style:style style:name="P157" style:family="paragraph" style:parent-style-name="Heading_20_1">
      <style:paragraph-properties fo:margin-top="0in" fo:margin-bottom="0in" style:contextual-spacing="false"/>
      <style:text-properties style:font-name="Thorndale" fo:font-size="24pt" officeooo:rsid="0021cc42" officeooo:paragraph-rsid="0021cc42" style:font-size-asian="22pt" style:font-size-complex="22pt"/>
    </style:style>
    <style:style style:name="P158" style:family="paragraph" style:parent-style-name="Heading_20_1">
      <style:paragraph-properties fo:margin-top="0in" fo:margin-bottom="0in" style:contextual-spacing="false"/>
      <style:text-properties style:font-name="Thorndale" fo:font-size="24pt" officeooo:rsid="004f95e2" officeooo:paragraph-rsid="004f95e2" style:font-size-asian="22pt" style:font-size-complex="22pt"/>
    </style:style>
    <style:style style:name="P159" style:family="paragraph" style:parent-style-name="Heading_20_1">
      <style:paragraph-properties fo:margin-top="0in" fo:margin-bottom="0in" style:contextual-spacing="false"/>
      <style:text-properties style:font-name="Thorndale" fo:font-size="24pt" officeooo:rsid="005223c0" officeooo:paragraph-rsid="005223c0" style:font-size-asian="22pt" style:font-size-complex="22pt"/>
    </style:style>
    <style:style style:name="P160" style:family="paragraph" style:parent-style-name="Heading_20_1">
      <style:paragraph-properties fo:margin-top="0in" fo:margin-bottom="0in" style:contextual-spacing="false"/>
      <style:text-properties style:font-name="Thorndale" fo:font-size="24pt" officeooo:rsid="0056ef43" officeooo:paragraph-rsid="0056ef43" style:font-size-asian="22pt" style:font-size-complex="22pt"/>
    </style:style>
    <style:style style:name="P161" style:family="paragraph" style:parent-style-name="Heading_20_1">
      <style:paragraph-properties fo:margin-top="0in" fo:margin-bottom="0in" style:contextual-spacing="false"/>
      <style:text-properties style:font-name="Thorndale" fo:font-size="24pt" officeooo:rsid="00289e08" officeooo:paragraph-rsid="00289e08" style:font-size-asian="22pt" style:font-size-complex="22pt"/>
    </style:style>
    <style:style style:name="P162" style:family="paragraph" style:parent-style-name="Heading_20_1">
      <style:paragraph-properties fo:margin-top="0in" fo:margin-bottom="0in" style:contextual-spacing="false"/>
      <style:text-properties style:font-name="Thorndale" fo:font-size="24pt" officeooo:rsid="006495c1" officeooo:paragraph-rsid="006495c1" style:font-size-asian="22pt" style:font-size-complex="22pt"/>
    </style:style>
    <style:style style:name="P163" style:family="paragraph" style:parent-style-name="Heading_20_1">
      <style:paragraph-properties fo:margin-top="0in" fo:margin-bottom="0in" style:contextual-spacing="false"/>
      <style:text-properties style:font-name="Thorndale" fo:font-size="24pt" officeooo:rsid="00665c36" officeooo:paragraph-rsid="00665c36" style:font-size-asian="22pt" style:font-size-complex="22pt"/>
    </style:style>
    <style:style style:name="P164" style:family="paragraph" style:parent-style-name="Heading_20_1">
      <style:paragraph-properties fo:margin-top="0in" fo:margin-bottom="0in" style:contextual-spacing="false"/>
      <style:text-properties style:font-name="Thorndale" fo:font-size="24pt" officeooo:rsid="0069fd02" officeooo:paragraph-rsid="0069fd02" style:font-size-asian="22pt" style:font-size-complex="22pt"/>
    </style:style>
    <style:style style:name="P165" style:family="paragraph" style:parent-style-name="Heading_20_1">
      <style:paragraph-properties fo:margin-top="0in" fo:margin-bottom="0in" style:contextual-spacing="false"/>
      <style:text-properties style:font-name="Thorndale" fo:font-size="24pt" officeooo:rsid="006bef90" officeooo:paragraph-rsid="006bef90" style:font-size-asian="22pt" style:font-size-complex="22pt"/>
    </style:style>
    <style:style style:name="P166" style:family="paragraph" style:parent-style-name="Heading_20_1">
      <style:paragraph-properties fo:margin-top="0in" fo:margin-bottom="0in" style:contextual-spacing="false"/>
      <style:text-properties style:font-name="Thorndale" fo:font-size="24pt" officeooo:rsid="006d6e16" officeooo:paragraph-rsid="006d6e16" style:font-size-asian="22pt" style:font-size-complex="22pt"/>
    </style:style>
    <style:style style:name="P167" style:family="paragraph" style:parent-style-name="Heading_20_1">
      <style:paragraph-properties fo:margin-top="0in" fo:margin-bottom="0in" style:contextual-spacing="false"/>
      <style:text-properties style:font-name="Thorndale" fo:font-size="24pt" officeooo:rsid="0071797d" officeooo:paragraph-rsid="0071797d" style:font-size-asian="22pt" style:font-size-complex="22pt"/>
    </style:style>
    <style:style style:name="P168" style:family="paragraph" style:parent-style-name="Heading_20_1">
      <style:paragraph-properties fo:margin-top="0in" fo:margin-bottom="0in" style:contextual-spacing="false"/>
      <style:text-properties style:font-name="Thorndale" fo:font-size="24pt" officeooo:rsid="0072d558" officeooo:paragraph-rsid="0072d558" style:font-size-asian="22pt" style:font-size-complex="22pt"/>
    </style:style>
    <style:style style:name="P169" style:family="paragraph" style:parent-style-name="Heading_20_1">
      <style:paragraph-properties fo:margin-top="0in" fo:margin-bottom="0in" style:contextual-spacing="false"/>
      <style:text-properties style:font-name="Thorndale" fo:font-size="24pt" officeooo:rsid="00736ae8" officeooo:paragraph-rsid="00736ae8" style:font-size-asian="22pt" style:font-size-complex="22pt"/>
    </style:style>
    <style:style style:name="P170" style:family="paragraph" style:parent-style-name="Heading_20_1">
      <style:paragraph-properties fo:margin-top="0in" fo:margin-bottom="0in" style: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71" style:family="paragraph" style:parent-style-name="Heading_20_2">
      <style:text-properties officeooo:paragraph-rsid="004b9e75"/>
    </style:style>
    <style:style style:name="P172" style:family="paragraph" style:parent-style-name="Heading_20_2">
      <style:text-properties officeooo:paragraph-rsid="004f91fc"/>
    </style:style>
    <style:style style:name="P173" style:family="paragraph" style:parent-style-name="Heading_20_2">
      <style:text-properties officeooo:paragraph-rsid="004f95e2"/>
    </style:style>
    <style:style style:name="P174" style:family="paragraph" style:parent-style-name="Heading_20_2">
      <style:text-properties officeooo:rsid="00775380" officeooo:paragraph-rsid="00775380"/>
    </style:style>
    <style:style style:name="P175" style:family="paragraph" style:parent-style-name="Heading_20_2">
      <style:text-properties officeooo:paragraph-rsid="006703c8"/>
    </style:style>
    <style:style style:name="P176" style:family="paragraph" style:parent-style-name="Heading_20_2">
      <style:text-properties officeooo:paragraph-rsid="006dbe34"/>
    </style:style>
    <style:style style:name="P177" style:family="paragraph" style:parent-style-name="Heading_20_3">
      <style:text-properties officeooo:rsid="00703e0a" officeooo:paragraph-rsid="00703e0a"/>
    </style:style>
    <style:style style:name="P178" style:family="paragraph" style:parent-style-name="Heading_20_3">
      <style:text-properties officeooo:paragraph-rsid="004b9e75"/>
    </style:style>
    <style:style style:name="P179" style:family="paragraph" style:parent-style-name="Heading_20_3">
      <style:text-properties officeooo:paragraph-rsid="0055f9e4"/>
    </style:style>
    <style:style style:name="P180" style:family="paragraph" style:parent-style-name="Heading_20_3">
      <style:text-properties officeooo:paragraph-rsid="0061ab28"/>
    </style:style>
    <style:style style:name="P181" style:family="paragraph" style:parent-style-name="Heading_20_3">
      <style:text-properties officeooo:paragraph-rsid="00665c36"/>
    </style:style>
    <style:style style:name="P182" style:family="paragraph" style:parent-style-name="Heading_20_3">
      <style:text-properties officeooo:paragraph-rsid="0069fd02"/>
    </style:style>
    <style:style style:name="P183" style:family="paragraph" style:parent-style-name="Heading_20_3">
      <style:text-properties officeooo:paragraph-rsid="006d1700"/>
    </style:style>
    <style:style style:name="P184" style:family="paragraph" style:parent-style-name="Heading_20_3">
      <style:text-properties officeooo:rsid="006dbe34" officeooo:paragraph-rsid="006dbe34"/>
    </style:style>
    <style:style style:name="P185" style:family="paragraph" style:parent-style-name="Heading_20_3">
      <style:text-properties officeooo:rsid="0071786d" officeooo:paragraph-rsid="0071786d"/>
    </style:style>
    <style:style style:name="P186" style:family="paragraph" style:parent-style-name="Heading_20_3">
      <style:text-properties officeooo:paragraph-rsid="006dbe34"/>
    </style:style>
    <style:style style:name="P187" style:family="paragraph" style:parent-style-name="Heading_20_3">
      <style:text-properties officeooo:paragraph-rsid="0071786d"/>
    </style:style>
    <style:style style:name="P188" style:family="paragraph" style:parent-style-name="Heading_20_3">
      <style:text-properties officeooo:paragraph-rsid="0071797d"/>
    </style:style>
    <style:style style:name="P189" style:family="paragraph" style:parent-style-name="Heading_20_3">
      <style:text-properties officeooo:paragraph-rsid="0072d558"/>
    </style:style>
    <style:style style:name="P190" style:family="paragraph" style:parent-style-name="Heading_20_3">
      <style:text-properties officeooo:rsid="00a519ee" officeooo:paragraph-rsid="00a519ee"/>
    </style:style>
    <style:style style:name="P191" style:family="paragraph" style:parent-style-name="Heading_20_3">
      <style:text-properties officeooo:paragraph-rsid="00736ae8"/>
    </style:style>
    <style:style style:name="P192" style:family="paragraph" style:parent-style-name="Heading_20_4">
      <style:text-properties officeooo:rsid="00770413" officeooo:paragraph-rsid="00770413"/>
    </style:style>
    <style:style style:name="P193" style:family="paragraph" style:parent-style-name="Heading_20_4">
      <style:text-properties officeooo:paragraph-rsid="005d55dc"/>
    </style:style>
    <style:style style:name="P194" style:family="paragraph" style:parent-style-name="Heading_20_4">
      <style:text-properties officeooo:rsid="00a0d249" officeooo:paragraph-rsid="005d55dc"/>
    </style:style>
    <style:style style:name="P195" style:family="paragraph" style:parent-style-name="Heading_20_4">
      <style:text-properties officeooo:paragraph-rsid="00665c36"/>
    </style:style>
    <style:style style:name="P196" style:family="paragraph" style:parent-style-name="Heading_20_4">
      <style:text-properties style:font-name="Albany" fo:font-size="13.3000001907349pt" fo:font-style="italic" fo:font-weight="bold" officeooo:rsid="008a9552" officeooo:paragraph-rsid="008a9552" style:font-name-asian="Microsoft YaHei" style:font-size-asian="13.3000001907349pt" style:font-style-asian="italic" style:font-weight-asian="bold" style:font-name-complex="Mangal" style:font-size-complex="13.3000001907349pt" style:font-style-complex="italic" style:font-weight-complex="bold"/>
    </style:style>
    <style:style style:name="P197" style:family="paragraph" style:parent-style-name="Heading_20_4">
      <style:text-properties officeooo:paragraph-rsid="0069fd02"/>
    </style:style>
    <style:style style:name="P198" style:family="paragraph" style:parent-style-name="Heading_20_4">
      <style:text-properties officeooo:paragraph-rsid="006bef90"/>
    </style:style>
    <style:style style:name="P199" style:family="paragraph" style:parent-style-name="Heading_20_4">
      <style:text-properties officeooo:rsid="006bef90" officeooo:paragraph-rsid="006bef90"/>
    </style:style>
    <style:style style:name="P200" style:family="paragraph" style:parent-style-name="Heading_20_4">
      <style:text-properties officeooo:paragraph-rsid="006d1700"/>
    </style:style>
    <style:style style:name="P201" style:family="paragraph" style:parent-style-name="Heading_20_4">
      <style:text-properties officeooo:paragraph-rsid="00904063"/>
    </style:style>
    <style:style style:name="P202" style:family="paragraph" style:parent-style-name="Heading_20_4">
      <style:text-properties officeooo:paragraph-rsid="0071786d"/>
    </style:style>
    <style:style style:name="P203" style:family="paragraph" style:parent-style-name="Heading_20_4">
      <style:text-properties officeooo:paragraph-rsid="0071797d"/>
    </style:style>
    <style:style style:name="P204" style:family="paragraph" style:parent-style-name="Heading_20_4">
      <style:text-properties officeooo:rsid="00a646c6" officeooo:paragraph-rsid="00a646c6"/>
    </style:style>
    <style:style style:name="P205" style:family="paragraph" style:parent-style-name="Heading_20_4">
      <style:text-properties officeooo:paragraph-rsid="0072d558"/>
    </style:style>
    <style:style style:name="P206" style:family="paragraph" style:parent-style-name="Heading_20_4">
      <style:text-properties officeooo:rsid="0072d558" officeooo:paragraph-rsid="0072d558"/>
    </style:style>
    <style:style style:name="P207" style:family="paragraph" style:parent-style-name="Heading_20_4">
      <style:text-properties officeooo:paragraph-rsid="00a9d43a"/>
    </style:style>
    <style:style style:name="P208" style:family="paragraph" style:parent-style-name="Heading_20_6">
      <style:text-properties officeooo:paragraph-rsid="008e91cb"/>
    </style:style>
    <style:style style:name="P209" style:family="paragraph" style:parent-style-name="Text_20_body" style:list-style-name="L1">
      <style:paragraph-properties fo:margin-top="0in" fo:margin-bottom="0in" style:contextual-spacing="false"/>
      <style:text-properties officeooo:paragraph-rsid="00736ae8"/>
    </style:style>
    <style:style style:name="P210" style:family="paragraph" style:parent-style-name="Text_20_body" style:list-style-name="L1">
      <style:text-properties officeooo:paragraph-rsid="00736ae8"/>
    </style:style>
    <style:style style:name="P211" style:family="paragraph" style:parent-style-name="Text_20_body">
      <style:text-properties officeooo:rsid="008416e6" officeooo:paragraph-rsid="008416e6"/>
    </style:style>
    <style:style style:name="P212" style:family="paragraph" style:parent-style-name="Text_20_body">
      <style:text-properties officeooo:rsid="008416e6" officeooo:paragraph-rsid="00a9d43a"/>
    </style:style>
    <style:style style:name="T1" style:family="text">
      <style:text-properties officeooo:rsid="00a391e2"/>
    </style:style>
    <style:style style:name="T2" style:family="text">
      <style:text-properties officeooo:rsid="009bf496"/>
    </style:style>
    <style:style style:name="T3" style:family="text">
      <style:text-properties officeooo:rsid="0021cc42"/>
    </style:style>
    <style:style style:name="T4" style:family="text">
      <style:text-properties officeooo:rsid="00231755"/>
    </style:style>
    <style:style style:name="T5" style:family="text">
      <style:text-properties officeooo:rsid="002bf954"/>
    </style:style>
    <style:style style:name="T6" style:family="text">
      <style:text-properties officeooo:rsid="00316eca"/>
    </style:style>
    <style:style style:name="T7" style:family="text">
      <style:text-properties officeooo:rsid="00337793"/>
    </style:style>
    <style:style style:name="T8" style:family="text">
      <style:text-properties officeooo:rsid="0034894f"/>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4f95e2" style:font-style-asian="normal" style:font-style-complex="normal"/>
    </style:style>
    <style:style style:name="T12" style:family="text">
      <style:text-properties fo:font-style="normal" officeooo:rsid="0072d558" style:font-style-asian="normal" style:font-style-complex="normal"/>
    </style:style>
    <style:style style:name="T13" style:family="text">
      <style:text-properties officeooo:rsid="003af0e3"/>
    </style:style>
    <style:style style:name="T14" style:family="text">
      <style:text-properties officeooo:rsid="003c51b3"/>
    </style:style>
    <style:style style:name="T15" style:family="text">
      <style:text-properties officeooo:rsid="003c6ec5"/>
    </style:style>
    <style:style style:name="T16" style:family="text">
      <style:text-properties officeooo:rsid="003cd0b8"/>
    </style:style>
    <style:style style:name="T17" style:family="text">
      <style:text-properties officeooo:rsid="003d5f1a"/>
    </style:style>
    <style:style style:name="T18" style:family="text">
      <style:text-properties fo:font-weight="bold" style:font-weight-asian="bold" style:font-weight-complex="bold"/>
    </style:style>
    <style:style style:name="T19" style:family="text">
      <style:text-properties fo:font-weight="bold" officeooo:rsid="003d5f1a" style:font-weight-asian="bold" style:font-weight-complex="bold"/>
    </style:style>
    <style:style style:name="T20" style:family="text">
      <style:text-properties fo:font-weight="bold" officeooo:rsid="01e9183b" style:font-weight-asian="bold" style:font-weight-complex="bold"/>
    </style:style>
    <style:style style:name="T21" style:family="text">
      <style:text-properties fo:font-weight="bold" officeooo:rsid="00a0d249" style:font-weight-asian="bold" style:font-weight-complex="bold"/>
    </style:style>
    <style:style style:name="T22" style:family="text">
      <style:text-properties officeooo:rsid="01e9183b"/>
    </style:style>
    <style:style style:name="T23" style:family="text">
      <style:text-properties fo:font-weight="normal" style:font-weight-asian="normal" style:font-weight-complex="normal"/>
    </style:style>
    <style:style style:name="T24" style:family="text">
      <style:text-properties fo:font-weight="normal" officeooo:rsid="00a0d249" style:font-weight-asian="normal" style:font-weight-complex="normal"/>
    </style:style>
    <style:style style:name="T25" style:family="text">
      <style:text-properties officeooo:rsid="003f8495"/>
    </style:style>
    <style:style style:name="T26" style:family="text">
      <style:text-properties officeooo:rsid="004846a2"/>
    </style:style>
    <style:style style:name="T27" style:family="text">
      <style:text-properties officeooo:rsid="00498b49"/>
    </style:style>
    <style:style style:name="T28" style:family="text">
      <style:text-properties officeooo:rsid="004b9e75"/>
    </style:style>
    <style:style style:name="T29" style:family="text">
      <style:text-properties officeooo:rsid="004f95e2"/>
    </style:style>
    <style:style style:name="T30" style:family="text">
      <style:text-properties officeooo:rsid="005223c0"/>
    </style:style>
    <style:style style:name="T31" style:family="text">
      <style:text-properties officeooo:rsid="00541049"/>
    </style:style>
    <style:style style:name="T32" style:family="text">
      <style:text-properties officeooo:rsid="0056ef43"/>
    </style:style>
    <style:style style:name="T33" style:family="text">
      <style:text-properties officeooo:rsid="005b9045"/>
    </style:style>
    <style:style style:name="T34" style:family="text">
      <style:text-properties officeooo:rsid="002396cd"/>
    </style:style>
    <style:style style:name="T35" style:family="text">
      <style:text-properties officeooo:rsid="009ec9f2"/>
    </style:style>
    <style:style style:name="T36" style:family="text">
      <style:text-properties officeooo:rsid="005ee1b0"/>
    </style:style>
    <style:style style:name="T37" style:family="text">
      <style:text-properties officeooo:rsid="0063796d"/>
    </style:style>
    <style:style style:name="T38" style:family="text">
      <style:text-properties officeooo:rsid="0025584c"/>
    </style:style>
    <style:style style:name="T39" style:family="text">
      <style:text-properties officeooo:rsid="0023edf0"/>
    </style:style>
    <style:style style:name="T40" style:family="text">
      <style:text-properties officeooo:rsid="00665c36"/>
    </style:style>
    <style:style style:name="T41" style:family="text">
      <style:text-properties officeooo:rsid="006703c8"/>
    </style:style>
    <style:style style:name="T42" style:family="text">
      <style:text-properties officeooo:rsid="0068354c"/>
    </style:style>
    <style:style style:name="T43" style:family="text">
      <style:text-properties officeooo:rsid="006bef90"/>
    </style:style>
    <style:style style:name="T44" style:family="text">
      <style:text-properties officeooo:rsid="006d1700"/>
    </style:style>
    <style:style style:name="T45" style:family="text">
      <style:text-properties officeooo:rsid="006dbe34"/>
    </style:style>
    <style:style style:name="T46" style:family="text">
      <style:text-properties officeooo:rsid="00703e0a"/>
    </style:style>
    <style:style style:name="T47" style:family="text">
      <style:text-properties officeooo:rsid="0071786d"/>
    </style:style>
    <style:style style:name="T48" style:family="text">
      <style:text-properties officeooo:rsid="0071797d"/>
    </style:style>
    <style:style style:name="T49" style:family="text">
      <style:text-properties officeooo:rsid="0072d558"/>
    </style:style>
    <style:style style:name="T50" style:family="text">
      <style:text-properties officeooo:rsid="00736ae8"/>
    </style:style>
    <style:style style:name="T51" style:family="text">
      <style:text-properties officeooo:rsid="007531b5"/>
    </style:style>
    <style:style style:name="T52" style:family="text">
      <style:text-properties officeooo:rsid="00770413"/>
    </style:style>
    <style:style style:name="T53" style:family="text">
      <style:text-properties officeooo:rsid="00775380"/>
    </style:style>
    <style:style style:name="T54" style:family="text">
      <style:text-properties style:font-name="Liberation Serif" officeooo:rsid="007cc429"/>
    </style:style>
    <style:style style:name="T55" style:family="text">
      <style:text-properties style:font-name="Liberation Serif" officeooo:rsid="0069fd02"/>
    </style:style>
    <style:style style:name="T56" style:family="text">
      <style:text-properties style:font-name="Liberation Serif" officeooo:rsid="00736ae8"/>
    </style:style>
    <style:style style:name="T57" style:family="text">
      <style:text-properties officeooo:rsid="007e0aef"/>
    </style:style>
    <style:style style:name="T58" style:family="text">
      <style:text-properties officeooo:rsid="008416e6"/>
    </style:style>
    <style:style style:name="T59" style:family="text">
      <style:text-properties style:font-name="Albany" fo:font-size="13.3000001907349pt" fo:font-style="italic" fo:font-weight="bold" officeooo:rsid="0085b645" style:font-name-asian="Microsoft YaHei" style:font-size-asian="13.3000001907349pt" style:font-style-asian="italic" style:font-weight-asian="bold" style:font-name-complex="Mangal" style:font-size-complex="13.3000001907349pt" style:font-style-complex="italic" style:font-weight-complex="bold"/>
    </style:style>
    <style:style style:name="T60" style:family="text">
      <style:text-properties officeooo:rsid="0089edf5"/>
    </style:style>
    <style:style style:name="T61" style:family="text">
      <style:text-properties officeooo:rsid="008e91cb"/>
    </style:style>
    <style:style style:name="T62" style:family="text">
      <style:text-properties officeooo:rsid="00957104"/>
    </style:style>
    <style:style style:name="T63" style:family="text">
      <style:text-properties officeooo:rsid="00a1adb6"/>
    </style:style>
    <style:style style:name="T64" style:family="text">
      <style:text-properties officeooo:rsid="00a519ee"/>
    </style:style>
    <style:style style:name="T65" style:family="text">
      <style:text-properties officeooo:rsid="00a61c6d"/>
    </style:style>
    <style:style style:name="T66" style:family="text">
      <style:text-properties officeooo:rsid="00a646c6"/>
    </style:style>
    <style:style style:name="T67" style:family="text">
      <style:text-properties officeooo:rsid="00a75d7e"/>
    </style:style>
    <style:style style:name="T68" style:family="text">
      <style:text-properties officeooo:rsid="0038da3f"/>
    </style:style>
    <style:style style:name="T69" style:family="text">
      <style:text-properties officeooo:rsid="00a9d43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575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0783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57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181in" fo:margin-right="0.1181in" fo:margin-top="0.1181in" fo:margin-bottom="0.1181in" style:vertical-pos="top" style:vertical-rel="paragraph"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able:table table:name="Tabelle10" table:style-name="Tabelle10">
        <table:table-column table:style-name="Tabelle10.A"/>
        <table:table-column table:style-name="Tabelle10.B"/>
        <table:table-row table:style-name="Tabelle10.1">
          <table:table-cell table:style-name="Tabelle10.A1" office:value-type="string">
            <text:p text:style-name="P44"><draw:frame draw:style-name="fr15" draw:name="Bild51" text:anchor-type="char" svg:width="0.3272in" svg:height="0.3272in" draw:z-index="136"><draw:image xlink:href="Pictures/1000000100000080000000802F260AA07D3ACAE1.png" xlink:type="simple" xlink:show="embed" xlink:actuate="onLoad" draw:mime-type="image/png"/></draw:frame></text:p>
          </table:table-cell>
          <table:table-cell table:style-name="Tabelle10.B1" office:value-type="string">
            <text:p text:style-name="P12"><text:s/><text:span text:style-name="T2">30</text:span> Editors - Preferenc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5"><text:a xlink:type="simple" xlink:href="#__RefHeading___Toc65243_3716474372" text:style-name="Index_20_Link" text:visited-style-name="Index_20_Link">Detailed Table of content<text:tab/>2</text:a></text:p>
          <text:p text:style-name="P145"><text:a xlink:type="simple" xlink:href="#__RefHeading___Toc2082_2906453973" text:style-name="Index_20_Link" text:visited-style-name="Index_20_Link">Preferences<text:tab/>9</text:a></text:p>
          <text:p text:style-name="P144"><text:a xlink:type="simple" xlink:href="#__RefHeading___Toc9885_304919506" text:style-name="Index_20_Link" text:visited-style-name="Index_20_Link">Navigation Sidebar<text:tab/>9</text:a></text:p>
          <text:p text:style-name="P145"><text:a xlink:type="simple" xlink:href="#__RefHeading___Toc2084_2906453973" text:style-name="Index_20_Link" text:visited-style-name="Index_20_Link">Interface Tab<text:tab/>10</text:a></text:p>
          <text:p text:style-name="P144"><text:a xlink:type="simple" xlink:href="#__RefHeading___Toc9887_304919506" text:style-name="Index_20_Link" text:visited-style-name="Index_20_Link">Display Panel<text:tab/>10</text:a></text:p>
          <text:p text:style-name="P144"><text:a xlink:type="simple" xlink:href="#__RefHeading___Toc9889_304919506" text:style-name="Index_20_Link" text:visited-style-name="Index_20_Link">Editors Panel<text:tab/>11</text:a></text:p>
          <text:p text:style-name="P144"><text:a xlink:type="simple" xlink:href="#__RefHeading___Toc9891_304919506" text:style-name="Index_20_Link" text:visited-style-name="Index_20_Link">Translation Panel<text:tab/>12</text:a></text:p>
          <text:p text:style-name="P144"><text:a xlink:type="simple" xlink:href="#__RefHeading___Toc9893_304919506" text:style-name="Index_20_Link" text:visited-style-name="Index_20_Link">Text Rendering Panel<text:tab/>13</text:a></text:p>
          <text:p text:style-name="P144"><text:a xlink:type="simple" xlink:href="#__RefHeading___Toc9646_4219285801" text:style-name="Index_20_Link" text:visited-style-name="Index_20_Link">Interface Font<text:tab/>13</text:a></text:p>
          <text:p text:style-name="P144"><text:a xlink:type="simple" xlink:href="#__RefHeading___Toc36592_9687543391" text:style-name="Index_20_Link" text:visited-style-name="Index_20_Link">Monospace Font<text:tab/>13</text:a></text:p>
          <text:p text:style-name="P144"><text:a xlink:type="simple" xlink:href="#__RefHeading___Toc9895_304919506" text:style-name="Index_20_Link" text:visited-style-name="Index_20_Link">Menus Panel<text:tab/>14</text:a></text:p>
          <text:p text:style-name="P144"><text:a xlink:type="simple" xlink:href="#__RefHeading___Toc4463_3954242542" text:style-name="Index_20_Link" text:visited-style-name="Index_20_Link">Pie Menus<text:tab/>14</text:a></text:p>
          <text:p text:style-name="P145"><text:a xlink:type="simple" xlink:href="#__RefHeading___Toc9648_4219285801" text:style-name="Index_20_Link" text:visited-style-name="Index_20_Link">Themes<text:tab/>15</text:a></text:p>
          <text:p text:style-name="P144"><text:a xlink:type="simple" xlink:href="#__RefHeading___Toc9650_4219285801" text:style-name="Index_20_Link" text:visited-style-name="Index_20_Link">Presets<text:tab/>15</text:a></text:p>
          <text:p text:style-name="P144"><text:a xlink:type="simple" xlink:href="#__RefHeading___Toc9652_4219285801" text:style-name="Index_20_Link" text:visited-style-name="Index_20_Link">Install<text:tab/>15</text:a></text:p>
          <text:p text:style-name="P144"><text:a xlink:type="simple" xlink:href="#__RefHeading___Toc9654_4219285801" text:style-name="Index_20_Link" text:visited-style-name="Index_20_Link">Reset<text:tab/>15</text:a></text:p>
          <text:p text:style-name="P144"><text:a xlink:type="simple" xlink:href="#__RefHeading___Toc9656_4219285801" text:style-name="Index_20_Link" text:visited-style-name="Index_20_Link">List of Editors<text:tab/>16</text:a></text:p>
          <text:p text:style-name="P145"><text:a xlink:type="simple" xlink:href="#__RefHeading___Toc9735_3562564537" text:style-name="Index_20_Link" text:visited-style-name="Index_20_Link">Viewport<text:tab/>16</text:a></text:p>
          <text:p text:style-name="P144"><text:a xlink:type="simple" xlink:href="#__RefHeading___Toc9737_3562564537" text:style-name="Index_20_Link" text:visited-style-name="Index_20_Link">Display<text:tab/>16</text:a></text:p>
          <text:p text:style-name="P144"><text:a xlink:type="simple" xlink:href="#__RefHeading___Toc9739_3562564537" text:style-name="Index_20_Link" text:visited-style-name="Index_20_Link">Quality<text:tab/>17</text:a></text:p>
          <text:p text:style-name="P144"><text:a xlink:type="simple" xlink:href="#__RefHeading___Toc9741_3562564537" text:style-name="Index_20_Link" text:visited-style-name="Index_20_Link">Textures<text:tab/>18</text:a></text:p>
          <text:p text:style-name="P144"><text:a xlink:type="simple" xlink:href="#__RefHeading___Toc9743_3562564537" text:style-name="Index_20_Link" text:visited-style-name="Index_20_Link">Selection<text:tab/>18</text:a></text:p>
          <text:p text:style-name="P145"><text:a xlink:type="simple" xlink:href="#__RefHeading___Toc9943_531186970" text:style-name="Index_20_Link" text:visited-style-name="Index_20_Link">Lights<text:tab/>19</text:a></text:p>
          <text:p text:style-name="P144"><text:a xlink:type="simple" xlink:href="#__RefHeading___Toc9945_531186970" text:style-name="Index_20_Link" text:visited-style-name="Index_20_Link">Studio Lights<text:tab/>19</text:a></text:p>
          <text:p text:style-name="P144"><text:a xlink:type="simple" xlink:href="#__RefHeading___Toc9947_531186970" text:style-name="Index_20_Link" text:visited-style-name="Index_20_Link">MatCaps<text:tab/>20</text:a></text:p>
          <text:p text:style-name="P144"><text:a xlink:type="simple" xlink:href="#__RefHeading___Toc9949_531186970" text:style-name="Index_20_Link" text:visited-style-name="Index_20_Link">LookDevHDRI's<text:tab/>20</text:a></text:p>
          <text:p text:style-name="P145"><text:a xlink:type="simple" xlink:href="#__RefHeading___Toc413_1378830291" text:style-name="Index_20_Link" text:visited-style-name="Index_20_Link">Editing<text:tab/>21</text:a></text:p>
          <text:p text:style-name="P144"><text:a xlink:type="simple" xlink:href="#__RefHeading___Toc10075_3071204033" text:style-name="Index_20_Link" text:visited-style-name="Index_20_Link">Objects<text:tab/>21</text:a></text:p>
          <text:p text:style-name="P144"><text:a xlink:type="simple" xlink:href="#__RefHeading___Toc10085_3071204033" text:style-name="Index_20_Link" text:visited-style-name="Index_20_Link">3D Cursor<text:tab/>22</text:a></text:p>
          <text:p text:style-name="P144"><text:a xlink:type="simple" xlink:href="#__RefHeading___Toc10087_3071204033" text:style-name="Index_20_Link" text:visited-style-name="Index_20_Link">Annotations<text:tab/>22</text:a></text:p>
          <text:p text:style-name="P144"><text:a xlink:type="simple" xlink:href="#__RefHeading___Toc10089_3071204033" text:style-name="Index_20_Link" text:visited-style-name="Index_20_Link">Weight Paint<text:tab/>23</text:a></text:p>
          <text:p text:style-name="P144"><text:a xlink:type="simple" xlink:href="#__RefHeading___Toc10091_3071204033" text:style-name="Index_20_Link" text:visited-style-name="Index_20_Link">Grease Pencil<text:tab/>24</text:a></text:p>
          <text:p text:style-name="P144"><text:a xlink:type="simple" xlink:href="#__RefHeading___Toc10093_3071204033" text:style-name="Index_20_Link" text:visited-style-name="Index_20_Link">Miscellaneous<text:tab/>24</text:a></text:p>
          <text:p text:style-name="P145"><text:a xlink:type="simple" xlink:href="#__RefHeading___Toc5407_2794962620" text:style-name="Index_20_Link" text:visited-style-name="Index_20_Link">Animation<text:tab/>25</text:a></text:p>
          <text:p text:style-name="P144"><text:a xlink:type="simple" xlink:href="#__RefHeading___Toc5409_2794962620" text:style-name="Index_20_Link" text:visited-style-name="Index_20_Link">Timeline<text:tab/>26</text:a></text:p>
          <text:p text:style-name="P145"><text:a xlink:type="simple" xlink:href="#__RefHeading___Toc10752_2400921360" text:style-name="Index_20_Link" text:visited-style-name="Index_20_Link">Addons<text:tab/>28</text:a></text:p>
          <text:p text:style-name="P144"><text:a xlink:type="simple" xlink:href="#__RefHeading___Toc10754_2400921360" text:style-name="Index_20_Link" text:visited-style-name="Index_20_Link">Header<text:tab/>28</text:a></text:p>
          <text:p text:style-name="P145"><text:a xlink:type="simple" xlink:href="#__RefHeading___Toc10756_2400921360" text:style-name="Index_20_Link" text:visited-style-name="Index_20_Link">Input<text:tab/>29</text:a></text:p>
          <text:p text:style-name="P144"><text:a xlink:type="simple" xlink:href="#__RefHeading___Toc10758_2400921360" text:style-name="Index_20_Link" text:visited-style-name="Index_20_Link">Keyboard<text:tab/>29</text:a></text:p>
          <text:p text:style-name="P144"><text:a xlink:type="simple" xlink:href="#__RefHeading___Toc10760_2400921360" text:style-name="Index_20_Link" text:visited-style-name="Index_20_Link">Mouse<text:tab/>29</text:a></text:p>
          <text:p text:style-name="P144"><text:a xlink:type="simple" xlink:href="#__RefHeading___Toc10762_2400921360" text:style-name="Index_20_Link" text:visited-style-name="Index_20_Link">Tablet<text:tab/>30</text:a></text:p>
          <text:p text:style-name="P144"><text:a xlink:type="simple" xlink:href="#__RefHeading___Toc5140_3120960711" text:style-name="Index_20_Link" text:visited-style-name="Index_20_Link">Touchpad<text:tab/>30</text:a></text:p>
          <text:p text:style-name="P144"><text:a xlink:type="simple" xlink:href="#__RefHeading___Toc10764_2400921360" text:style-name="Index_20_Link" text:visited-style-name="Index_20_Link">NDOF<text:tab/>30</text:a></text:p>
          <text:p text:style-name="P145"><text:a xlink:type="simple" xlink:href="#__RefHeading___Toc6123_316654319" text:style-name="Index_20_Link" text:visited-style-name="Index_20_Link">Navigation<text:tab/>32</text:a></text:p>
          <text:p text:style-name="P144"><text:a xlink:type="simple" xlink:href="#__RefHeading___Toc6125_316654319" text:style-name="Index_20_Link" text:visited-style-name="Index_20_Link">Orbit &amp; Pan<text:tab/>32</text:a></text:p>
          <text:p text:style-name="P144"><text:a xlink:type="simple" xlink:href="#__RefHeading___Toc6127_316654319" text:style-name="Index_20_Link" text:visited-style-name="Index_20_Link">Zoom<text:tab/>32</text:a></text:p>
          <text:p text:style-name="P144"><text:a xlink:type="simple" xlink:href="#__RefHeading___Toc6129_316654319" text:style-name="Index_20_Link" text:visited-style-name="Index_20_Link">Fly &amp; Walk<text:tab/>33</text:a></text:p>
          <text:p text:style-name="P145"><text:soft-page-break/><text:a xlink:type="simple" xlink:href="#__RefHeading___Toc6131_316654319" text:style-name="Index_20_Link" text:visited-style-name="Index_20_Link">Keymap<text:tab/>35</text:a></text:p>
          <text:p text:style-name="P144"><text:a xlink:type="simple" xlink:href="#__RefHeading___Toc6133_316654319" text:style-name="Index_20_Link" text:visited-style-name="Index_20_Link">Header<text:tab/>35</text:a></text:p>
          <text:p text:style-name="P144"><text:a xlink:type="simple" xlink:href="#__RefHeading___Toc6475_3219697335" text:style-name="Index_20_Link" text:visited-style-name="Index_20_Link">Key map Editor<text:tab/>35</text:a></text:p>
          <text:p text:style-name="P145"><text:a xlink:type="simple" xlink:href="#__RefHeading___Toc6477_3219697335" text:style-name="Index_20_Link" text:visited-style-name="Index_20_Link">System<text:tab/>37</text:a></text:p>
          <text:p text:style-name="P144"><text:a xlink:type="simple" xlink:href="#__RefHeading___Toc6479_3219697335" text:style-name="Index_20_Link" text:visited-style-name="Index_20_Link">Cycles Render Devices<text:tab/>37</text:a></text:p>
          <text:p text:style-name="P144"><text:a xlink:type="simple" xlink:href="#__RefHeading___Toc5847_2279138431" text:style-name="Index_20_Link" text:visited-style-name="Index_20_Link">Operating System Settings<text:tab/>38</text:a></text:p>
          <text:p text:style-name="P144"><text:a xlink:type="simple" xlink:href="#__RefHeading___Toc6481_3219697335" text:style-name="Index_20_Link" text:visited-style-name="Index_20_Link">Memory and Limits<text:tab/>38</text:a></text:p>
          <text:p text:style-name="P144"><text:a xlink:type="simple" xlink:href="#__RefHeading___Toc4883_3559627330" text:style-name="Index_20_Link" text:visited-style-name="Index_20_Link">Video Sequencer<text:tab/>39</text:a></text:p>
          <text:p text:style-name="P144"><text:a xlink:type="simple" xlink:href="#__RefHeading___Toc6483_3219697335" text:style-name="Index_20_Link" text:visited-style-name="Index_20_Link">Sound<text:tab/>40</text:a></text:p>
          <text:p text:style-name="P145"><text:a xlink:type="simple" xlink:href="#__RefHeading___Toc6865_159003938" text:style-name="Index_20_Link" text:visited-style-name="Index_20_Link">Save &amp; Load<text:tab/>41</text:a></text:p>
          <text:p text:style-name="P144"><text:a xlink:type="simple" xlink:href="#__RefHeading___Toc6867_159003938" text:style-name="Index_20_Link" text:visited-style-name="Index_20_Link">Blend Files<text:tab/>41</text:a></text:p>
          <text:p text:style-name="P144"><text:a xlink:type="simple" xlink:href="#__RefHeading___Toc6869_159003938" text:style-name="Index_20_Link" text:visited-style-name="Index_20_Link">File Browser<text:tab/>43</text:a></text:p>
          <text:p text:style-name="P145"><text:a xlink:type="simple" xlink:href="#__RefHeading___Toc4671_3954242542" text:style-name="Index_20_Link" text:visited-style-name="Index_20_Link">File Paths<text:tab/>44</text:a></text:p>
          <text:p text:style-name="P144"><text:a xlink:type="simple" xlink:href="#__RefHeading___Toc4673_3954242542" text:style-name="Index_20_Link" text:visited-style-name="Index_20_Link">Data<text:tab/>44</text:a></text:p>
          <text:p text:style-name="P144"><text:a xlink:type="simple" xlink:href="#__RefHeading___Toc4681_3954242542" text:style-name="Index_20_Link" text:visited-style-name="Index_20_Link">Render<text:tab/>45</text:a></text:p>
          <text:p text:style-name="P144"><text:a xlink:type="simple" xlink:href="#__RefHeading___Toc4687_3954242542" text:style-name="Index_20_Link" text:visited-style-name="Index_20_Link">Applications<text:tab/>45</text:a></text:p>
          <text:p text:style-name="P144"><text:a xlink:type="simple" xlink:href="#__RefHeading___Toc4691_3954242542" text:style-name="Index_20_Link" text:visited-style-name="Index_20_Link">Development<text:tab/>45</text:a></text:p>
          <text:p text:style-name="P144"><text:a xlink:type="simple" xlink:href="#__RefHeading___Toc4838_2204379237" text:style-name="Index_20_Link" text:visited-style-name="Index_20_Link">Asset Libraries<text:tab/>45</text:a></text:p>
          <text:p text:style-name="P145"><text:a xlink:type="simple" xlink:href="#__RefHeading___Toc4645_1296128914" text:style-name="Index_20_Link" text:visited-style-name="Index_20_Link">Experimental<text:tab/>46</text:a></text:p>
        </text:index-body>
      </text:table-of-content>
      <text:p text:style-name="P43"/>
      <table:table table:name="Tabelle12" table:style-name="Tabelle12">
        <table:table-column table:style-name="Tabelle12.A"/>
        <table:table-row table:style-name="TableLine1548024951376">
          <table:table-cell table:style-name="Tabelle12.A1" office:value-type="string">
            <text:h text:style-name="P155" text:outline-level="1"><text:bookmark-start text:name="__RefHeading___Toc65243_3716474372"/>Detailed Table of content<text:bookmark-end text:name="__RefHeading___Toc65243_3716474372"/></text:h>
          </table:table-cell>
        </table:table-row>
      </table:table>
      <text:p text:style-name="P16"/>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ction1">
            <text:p text:style-name="Contents_20_Heading">Detailed table of content</text:p>
          </text:index-title>
          <text:p text:style-name="P145"><text:a xlink:type="simple" xlink:href="#__RefHeading___Toc65243_3716474372" text:style-name="Index_20_Link" text:visited-style-name="Index_20_Link">Detailed Table of content<text:tab/>2</text:a></text:p>
          <text:p text:style-name="P145"><text:a xlink:type="simple" xlink:href="#__RefHeading___Toc2082_2906453973" text:style-name="Index_20_Link" text:visited-style-name="Index_20_Link">Preferences<text:tab/>9</text:a></text:p>
          <text:p text:style-name="P144"><text:a xlink:type="simple" xlink:href="#__RefHeading___Toc9885_304919506" text:style-name="Index_20_Link" text:visited-style-name="Index_20_Link">Navigation Sidebar<text:tab/>9</text:a></text:p>
          <text:p text:style-name="P142"><text:a xlink:type="simple" xlink:href="#__RefHeading___Toc4411_3954242542" text:style-name="Index_20_Link" text:visited-style-name="Index_20_Link">Save Preferences menu<text:tab/>9</text:a></text:p>
          <text:p text:style-name="P143"><text:a xlink:type="simple" xlink:href="#__RefHeading___Toc4413_3954242542" text:style-name="Index_20_Link" text:visited-style-name="Index_20_Link">Auto Save preferences<text:tab/>9</text:a></text:p>
          <text:p text:style-name="P143"><text:a xlink:type="simple" xlink:href="#__RefHeading___Toc4415_3954242542" text:style-name="Index_20_Link" text:visited-style-name="Index_20_Link">Save current State<text:tab/>9</text:a></text:p>
          <text:p text:style-name="P143"><text:a xlink:type="simple" xlink:href="#__RefHeading___Toc4417_3954242542" text:style-name="Index_20_Link" text:visited-style-name="Index_20_Link">Revert to Saved<text:tab/>9</text:a></text:p>
          <text:p text:style-name="P143"><text:a xlink:type="simple" xlink:href="#__RefHeading___Toc4419_3954242542" text:style-name="Index_20_Link" text:visited-style-name="Index_20_Link">Load Factory Settings<text:tab/>9</text:a></text:p>
          <text:p text:style-name="P145"><text:a xlink:type="simple" xlink:href="#__RefHeading___Toc2084_2906453973" text:style-name="Index_20_Link" text:visited-style-name="Index_20_Link">Interface Tab<text:tab/>10</text:a></text:p>
          <text:p text:style-name="P144"><text:a xlink:type="simple" xlink:href="#__RefHeading___Toc9887_304919506" text:style-name="Index_20_Link" text:visited-style-name="Index_20_Link">Display Panel<text:tab/>10</text:a></text:p>
          <text:p text:style-name="P142"><text:a xlink:type="simple" xlink:href="#__RefHeading___Toc4421_3954242542" text:style-name="Index_20_Link" text:visited-style-name="Index_20_Link">Resolution Scale<text:tab/>10</text:a></text:p>
          <text:p text:style-name="P142"><text:a xlink:type="simple" xlink:href="#__RefHeading___Toc4423_3954242542" text:style-name="Index_20_Link" text:visited-style-name="Index_20_Link">Line Width<text:tab/>10</text:a></text:p>
          <text:p text:style-name="P142"><text:a xlink:type="simple" xlink:href="#__RefHeading___Toc4425_3954242542" text:style-name="Index_20_Link" text:visited-style-name="Index_20_Link">Splash Screen<text:tab/>10</text:a></text:p>
          <text:p text:style-name="P142"><text:a xlink:type="simple" xlink:href="#__RefHeading___Toc4427_3954242542" text:style-name="Index_20_Link" text:visited-style-name="Index_20_Link">Tool tips<text:tab/>10</text:a></text:p>
          <text:p text:style-name="P142"><text:a xlink:type="simple" xlink:href="#__RefHeading___Toc4429_3954242542" text:style-name="Index_20_Link" text:visited-style-name="Index_20_Link">Python Tool tips<text:tab/>10</text:a></text:p>
          <text:p text:style-name="P142"><text:a xlink:type="simple" xlink:href="#__RefHeading___Toc4431_3954242542" text:style-name="Index_20_Link" text:visited-style-name="Index_20_Link">Developer Extras<text:tab/>11</text:a></text:p>
          <text:p text:style-name="P144"><text:a xlink:type="simple" xlink:href="#__RefHeading___Toc9889_304919506" text:style-name="Index_20_Link" text:visited-style-name="Index_20_Link">Editors Panel<text:tab/>11</text:a></text:p>
          <text:p text:style-name="P142"><text:a xlink:type="simple" xlink:href="#__RefHeading___Toc4435_3954242542" text:style-name="Index_20_Link" text:visited-style-name="Index_20_Link">Region Overlap<text:tab/>11</text:a></text:p>
          <text:p text:style-name="P142"><text:a xlink:type="simple" xlink:href="#__RefHeading___Toc4439_3954242542" text:style-name="Index_20_Link" text:visited-style-name="Index_20_Link">Color Picker Type<text:tab/>11</text:a></text:p>
          <text:p text:style-name="P142"><text:a xlink:type="simple" xlink:href="#__RefHeading___Toc4441_3954242542" text:style-name="Index_20_Link" text:visited-style-name="Index_20_Link">Header Position<text:tab/>11</text:a></text:p>
          <text:p text:style-name="P142"><text:a xlink:type="simple" xlink:href="#__RefHeading___Toc4443_3954242542" text:style-name="Index_20_Link" text:visited-style-name="Index_20_Link">Factor Display Type<text:tab/>11</text:a></text:p>
          <text:p text:style-name="P142"><text:a xlink:type="simple" xlink:href="#__RefHeading___Toc4958_2509128217" text:style-name="Index_20_Link" text:visited-style-name="Index_20_Link">Temporary Editors subpanel<text:tab/>11</text:a></text:p>
          <text:p text:style-name="P143"><text:a xlink:type="simple" xlink:href="#__RefHeading___Toc4960_2509128217" text:style-name="Index_20_Link" text:visited-style-name="Index_20_Link">Render in<text:tab/>11</text:a></text:p>
          <text:p text:style-name="P143"><text:a xlink:type="simple" xlink:href="#__RefHeading___Toc4962_2509128217" text:style-name="Index_20_Link" text:visited-style-name="Index_20_Link">File browser<text:tab/>12</text:a></text:p>
          <text:p text:style-name="P142"><text:a xlink:type="simple" xlink:href="#__RefHeading___Toc4964_2509128217" text:style-name="Index_20_Link" text:visited-style-name="Index_20_Link">Status Bar subpanel<text:tab/>12</text:a></text:p>
          <text:p text:style-name="P144"><text:a xlink:type="simple" xlink:href="#__RefHeading___Toc9891_304919506" text:style-name="Index_20_Link" text:visited-style-name="Index_20_Link">Translation Panel<text:tab/>12</text:a></text:p>
          <text:p text:style-name="P142"><text:a xlink:type="simple" xlink:href="#__RefHeading___Toc4445_3954242542" text:style-name="Index_20_Link" text:visited-style-name="Index_20_Link">Language<text:tab/>12</text:a></text:p>
          <text:p text:style-name="P142"><text:soft-page-break/><text:a xlink:type="simple" xlink:href="#__RefHeading___Toc4447_3954242542" text:style-name="Index_20_Link" text:visited-style-name="Index_20_Link">Tool tips<text:tab/>12</text:a></text:p>
          <text:p text:style-name="P142"><text:a xlink:type="simple" xlink:href="#__RefHeading___Toc4449_3954242542" text:style-name="Index_20_Link" text:visited-style-name="Index_20_Link">Interface<text:tab/>12</text:a></text:p>
          <text:p text:style-name="P142"><text:a xlink:type="simple" xlink:href="#__RefHeading___Toc4451_3954242542" text:style-name="Index_20_Link" text:visited-style-name="Index_20_Link">New Data<text:tab/>12</text:a></text:p>
          <text:p text:style-name="P144"><text:a xlink:type="simple" xlink:href="#__RefHeading___Toc9893_304919506" text:style-name="Index_20_Link" text:visited-style-name="Index_20_Link">Text Rendering Panel<text:tab/>13</text:a></text:p>
          <text:p text:style-name="P142"><text:a xlink:type="simple" xlink:href="#__RefHeading___Toc4453_3954242542" text:style-name="Index_20_Link" text:visited-style-name="Index_20_Link">Anti Aliasing<text:tab/>13</text:a></text:p>
          <text:p text:style-name="P142"><text:a xlink:type="simple" xlink:href="#__RefHeading___Toc4455_3954242542" text:style-name="Index_20_Link" text:visited-style-name="Index_20_Link">Hinting<text:tab/>13</text:a></text:p>
          <text:p text:style-name="P144"><text:a xlink:type="simple" xlink:href="#__RefHeading___Toc9646_4219285801" text:style-name="Index_20_Link" text:visited-style-name="Index_20_Link">Interface Font<text:tab/>13</text:a></text:p>
          <text:p text:style-name="P144"><text:a xlink:type="simple" xlink:href="#__RefHeading___Toc36592_9687543391" text:style-name="Index_20_Link" text:visited-style-name="Index_20_Link">Monospace Font<text:tab/>13</text:a></text:p>
          <text:p text:style-name="P144"><text:a xlink:type="simple" xlink:href="#__RefHeading___Toc9895_304919506" text:style-name="Index_20_Link" text:visited-style-name="Index_20_Link">Menus Panel<text:tab/>14</text:a></text:p>
          <text:p text:style-name="P142"><text:a xlink:type="simple" xlink:href="#__RefHeading___Toc4457_3954242542" text:style-name="Index_20_Link" text:visited-style-name="Index_20_Link">Open on Mouse Over<text:tab/>14</text:a></text:p>
          <text:p text:style-name="P143"><text:a xlink:type="simple" xlink:href="#__RefHeading___Toc4459_3954242542" text:style-name="Index_20_Link" text:visited-style-name="Index_20_Link">Top Level<text:tab/>14</text:a></text:p>
          <text:p text:style-name="P143"><text:a xlink:type="simple" xlink:href="#__RefHeading___Toc4461_3954242542" text:style-name="Index_20_Link" text:visited-style-name="Index_20_Link">Sub Level<text:tab/>14</text:a></text:p>
          <text:p text:style-name="P144"><text:a xlink:type="simple" xlink:href="#__RefHeading___Toc4463_3954242542" text:style-name="Index_20_Link" text:visited-style-name="Index_20_Link">Pie Menus<text:tab/>14</text:a></text:p>
          <text:p text:style-name="P143"><text:a xlink:type="simple" xlink:href="#__RefHeading___Toc4465_3954242542" text:style-name="Index_20_Link" text:visited-style-name="Index_20_Link">Animation Timeout<text:tab/>14</text:a></text:p>
          <text:p text:style-name="P143"><text:a xlink:type="simple" xlink:href="#__RefHeading___Toc4467_3954242542" text:style-name="Index_20_Link" text:visited-style-name="Index_20_Link">Top Key Timeout<text:tab/>14</text:a></text:p>
          <text:p text:style-name="P143"><text:a xlink:type="simple" xlink:href="#__RefHeading___Toc4469_3954242542" text:style-name="Index_20_Link" text:visited-style-name="Index_20_Link">Recenter Timeout<text:tab/>14</text:a></text:p>
          <text:p text:style-name="P143"><text:a xlink:type="simple" xlink:href="#__RefHeading___Toc4471_3954242542" text:style-name="Index_20_Link" text:visited-style-name="Index_20_Link">Radius<text:tab/>14</text:a></text:p>
          <text:p text:style-name="P143"><text:a xlink:type="simple" xlink:href="#__RefHeading___Toc4473_3954242542" text:style-name="Index_20_Link" text:visited-style-name="Index_20_Link">Threshold<text:tab/>14</text:a></text:p>
          <text:p text:style-name="P143"><text:a xlink:type="simple" xlink:href="#__RefHeading___Toc4475_3954242542" text:style-name="Index_20_Link" text:visited-style-name="Index_20_Link">Confirm Threshold<text:tab/>14</text:a></text:p>
          <text:p text:style-name="P145"><text:a xlink:type="simple" xlink:href="#__RefHeading___Toc9648_4219285801" text:style-name="Index_20_Link" text:visited-style-name="Index_20_Link">Themes<text:tab/>15</text:a></text:p>
          <text:p text:style-name="P144"><text:a xlink:type="simple" xlink:href="#__RefHeading___Toc9650_4219285801" text:style-name="Index_20_Link" text:visited-style-name="Index_20_Link">Presets<text:tab/>15</text:a></text:p>
          <text:p text:style-name="P142"><text:a xlink:type="simple" xlink:href="#__RefHeading___Toc4477_3954242542" text:style-name="Index_20_Link" text:visited-style-name="Index_20_Link">Create new Theme<text:tab/>15</text:a></text:p>
          <text:p text:style-name="P144"><text:a xlink:type="simple" xlink:href="#__RefHeading___Toc9652_4219285801" text:style-name="Index_20_Link" text:visited-style-name="Index_20_Link">Install<text:tab/>15</text:a></text:p>
          <text:p text:style-name="P144"><text:a xlink:type="simple" xlink:href="#__RefHeading___Toc9654_4219285801" text:style-name="Index_20_Link" text:visited-style-name="Index_20_Link">Reset<text:tab/>15</text:a></text:p>
          <text:p text:style-name="P144"><text:a xlink:type="simple" xlink:href="#__RefHeading___Toc9656_4219285801" text:style-name="Index_20_Link" text:visited-style-name="Index_20_Link">List of Editors<text:tab/>16</text:a></text:p>
          <text:p text:style-name="P145"><text:a xlink:type="simple" xlink:href="#__RefHeading___Toc9735_3562564537" text:style-name="Index_20_Link" text:visited-style-name="Index_20_Link">Viewport<text:tab/>16</text:a></text:p>
          <text:p text:style-name="P144"><text:a xlink:type="simple" xlink:href="#__RefHeading___Toc9737_3562564537" text:style-name="Index_20_Link" text:visited-style-name="Index_20_Link">Display<text:tab/>16</text:a></text:p>
          <text:p text:style-name="P142"><text:a xlink:type="simple" xlink:href="#__RefHeading___Toc5010_2296534717" text:style-name="Index_20_Link" text:visited-style-name="Index_20_Link">Text Info Overlay<text:tab/>16</text:a></text:p>
          <text:p text:style-name="P143"><text:a xlink:type="simple" xlink:href="#__RefHeading___Toc4479_3954242542" text:style-name="Index_20_Link" text:visited-style-name="Index_20_Link">Object Info<text:tab/>16</text:a></text:p>
          <text:p text:style-name="P143"><text:a xlink:type="simple" xlink:href="#__RefHeading___Toc4481_3954242542" text:style-name="Index_20_Link" text:visited-style-name="Index_20_Link">View Name<text:tab/>16</text:a></text:p>
          <text:p text:style-name="P143"><text:a xlink:type="simple" xlink:href="#__RefHeading___Toc4483_3954242542" text:style-name="Index_20_Link" text:visited-style-name="Index_20_Link">Playback FPS<text:tab/>16</text:a></text:p>
          <text:p text:style-name="P143"><text:a xlink:type="simple" xlink:href="#__RefHeading___Toc4485_3954242542" text:style-name="Index_20_Link" text:visited-style-name="Index_20_Link">Gizmo Size<text:tab/>16</text:a></text:p>
          <text:p text:style-name="P143"><text:a xlink:type="simple" xlink:href="#__RefHeading___Toc4487_3954242542" text:style-name="Index_20_Link" text:visited-style-name="Index_20_Link">Object Origin</text:a><text:a xlink:type="simple" xlink:href="#__RefHeading___Toc4487_3954242542" text:style-name="Index_20_Link" text:visited-style-name="Index_20_Link"> Size<text:tab/>17</text:a></text:p>
          <text:p text:style-name="P143"><text:a xlink:type="simple" xlink:href="#__RefHeading___Toc11518_260093420" text:style-name="Index_20_Link" text:visited-style-name="Index_20_Link">3D Viewport Axis<text:tab/>17</text:a></text:p>
          <text:p text:style-name="P146"><text:a xlink:type="simple" xlink:href="#__RefHeading___Toc11520_260093420" text:style-name="Index_20_Link" text:visited-style-name="Index_20_Link">Off<text:tab/>17</text:a></text:p>
          <text:p text:style-name="P146"><text:a xlink:type="simple" xlink:href="#__RefHeading___Toc11522_260093420" text:style-name="Index_20_Link" text:visited-style-name="Index_20_Link">Simple Axis<text:tab/>17</text:a></text:p>
          <text:p text:style-name="P147"><text:a xlink:type="simple" xlink:href="#__RefHeading___Toc11524_260093420" text:style-name="Index_20_Link" text:visited-style-name="Index_20_Link">Size<text:tab/>17</text:a></text:p>
          <text:p text:style-name="P147"><text:a xlink:type="simple" xlink:href="#__RefHeading___Toc11526_260093420" text:style-name="Index_20_Link" text:visited-style-name="Index_20_Link">Brightness<text:tab/>17</text:a></text:p>
          <text:p text:style-name="P146"><text:a xlink:type="simple" xlink:href="#__RefHeading___Toc11528_260093420" text:style-name="Index_20_Link" text:visited-style-name="Index_20_Link">Interactive Navigation<text:tab/>17</text:a></text:p>
          <text:p text:style-name="P147"><text:a xlink:type="simple" xlink:href="#__RefHeading___Toc4841_922134893" text:style-name="Index_20_Link" text:visited-style-name="Index_20_Link">Size<text:tab/>17</text:a></text:p>
          <text:p text:style-name="P144"><text:a xlink:type="simple" xlink:href="#__RefHeading___Toc9739_3562564537" text:style-name="Index_20_Link" text:visited-style-name="Index_20_Link">Quality<text:tab/>17</text:a></text:p>
          <text:p text:style-name="P142"><text:a xlink:type="simple" xlink:href="#__RefHeading___Toc4489_3954242542" text:style-name="Index_20_Link" text:visited-style-name="Index_20_Link">Viewport Anti-Aliasing<text:tab/>17</text:a></text:p>
          <text:p text:style-name="P142"><text:a xlink:type="simple" xlink:href="#__RefHeading___Toc4491_3954242542" text:style-name="Index_20_Link" text:visited-style-name="Index_20_Link">Multi sampling<text:tab/>17</text:a></text:p>
          <text:p text:style-name="P142"><text:a xlink:type="simple" xlink:href="#__RefHeading___Toc4493_3954242542" text:style-name="Index_20_Link" text:visited-style-name="Index_20_Link">Grease Pencil Multi sampling<text:tab/>17</text:a></text:p>
          <text:p text:style-name="P142"><text:a xlink:type="simple" xlink:href="#__RefHeading___Toc4495_3954242542" text:style-name="Index_20_Link" text:visited-style-name="Index_20_Link">Edit Mode Smooth Wires<text:tab/>18</text:a></text:p>
          <text:p text:style-name="P144"><text:a xlink:type="simple" xlink:href="#__RefHeading___Toc9741_3562564537" text:style-name="Index_20_Link" text:visited-style-name="Index_20_Link">Textures<text:tab/>18</text:a></text:p>
          <text:p text:style-name="P142"><text:a xlink:type="simple" xlink:href="#__RefHeading___Toc4497_3954242542" text:style-name="Index_20_Link" text:visited-style-name="Index_20_Link">Limit Size<text:tab/>18</text:a></text:p>
          <text:p text:style-name="P142"><text:a xlink:type="simple" xlink:href="#__RefHeading___Toc4499_3954242542" text:style-name="Index_20_Link" text:visited-style-name="Index_20_Link">Anisotropic Filtering<text:tab/>18</text:a></text:p>
          <text:p text:style-name="P142"><text:a xlink:type="simple" xlink:href="#__RefHeading___Toc4501_3954242542" text:style-name="Index_20_Link" text:visited-style-name="Index_20_Link">Clip Alpha<text:tab/>18</text:a></text:p>
          <text:p text:style-name="P142"><text:a xlink:type="simple" xlink:href="#__RefHeading___Toc4503_3954242542" text:style-name="Index_20_Link" text:visited-style-name="Index_20_Link">Image Display Method<text:tab/>18</text:a></text:p>
          <text:p text:style-name="P144"><text:a xlink:type="simple" xlink:href="#__RefHeading___Toc9743_3562564537" text:style-name="Index_20_Link" text:visited-style-name="Index_20_Link">Selection<text:tab/>18</text:a></text:p>
          <text:p text:style-name="P145"><text:a xlink:type="simple" xlink:href="#__RefHeading___Toc9943_531186970" text:style-name="Index_20_Link" text:visited-style-name="Index_20_Link">Lights<text:tab/>19</text:a></text:p>
          <text:p text:style-name="P144"><text:a xlink:type="simple" xlink:href="#__RefHeading___Toc9945_531186970" text:style-name="Index_20_Link" text:visited-style-name="Index_20_Link">Studio Lights<text:tab/>19</text:a></text:p>
          <text:p text:style-name="P142"><text:soft-page-break/><text:a xlink:type="simple" xlink:href="#__RefHeading___Toc4505_3954242542" text:style-name="Index_20_Link" text:visited-style-name="Index_20_Link">Install<text:tab/>19</text:a></text:p>
          <text:p text:style-name="P142"><text:a xlink:type="simple" xlink:href="#__RefHeading___Toc4507_3954242542" text:style-name="Index_20_Link" text:visited-style-name="Index_20_Link">Preview Window<text:tab/>19</text:a></text:p>
          <text:p text:style-name="P143"><text:a xlink:type="simple" xlink:href="#__RefHeading___Toc4509_3954242542" text:style-name="Index_20_Link" text:visited-style-name="Index_20_Link">Delete Studio Light<text:tab/>19</text:a></text:p>
          <text:p text:style-name="P143"><text:a xlink:type="simple" xlink:href="#__RefHeading___Toc4511_3954242542" text:style-name="Index_20_Link" text:visited-style-name="Index_20_Link">Copy Studio Light settings to the Studio Light Editor<text:tab/>19</text:a></text:p>
          <text:p text:style-name="P142"><text:a xlink:type="simple" xlink:href="#__RefHeading___Toc4513_3954242542" text:style-name="Index_20_Link" text:visited-style-name="Index_20_Link">Edit Studio Light<text:tab/>20</text:a></text:p>
          <text:p text:style-name="P142"><text:a xlink:type="simple" xlink:href="#__RefHeading___Toc4515_3954242542" text:style-name="Index_20_Link" text:visited-style-name="Index_20_Link">Save as Studio Light<text:tab/>20</text:a></text:p>
          <text:p text:style-name="P142"><text:a xlink:type="simple" xlink:href="#__RefHeading___Toc4517_3954242542" text:style-name="Index_20_Link" text:visited-style-name="Index_20_Link">Use Light<text:tab/>20</text:a></text:p>
          <text:p text:style-name="P142"><text:a xlink:type="simple" xlink:href="#__RefHeading___Toc4519_3954242542" text:style-name="Index_20_Link" text:visited-style-name="Index_20_Link">Diffuse<text:tab/>20</text:a></text:p>
          <text:p text:style-name="P142"><text:a xlink:type="simple" xlink:href="#__RefHeading___Toc4521_3954242542" text:style-name="Index_20_Link" text:visited-style-name="Index_20_Link">Specular<text:tab/>20</text:a></text:p>
          <text:p text:style-name="P142"><text:a xlink:type="simple" xlink:href="#__RefHeading___Toc4523_3954242542" text:style-name="Index_20_Link" text:visited-style-name="Index_20_Link">Smooth<text:tab/>20</text:a></text:p>
          <text:p text:style-name="P142"><text:a xlink:type="simple" xlink:href="#__RefHeading___Toc4525_3954242542" text:style-name="Index_20_Link" text:visited-style-name="Index_20_Link">Direction<text:tab/>20</text:a></text:p>
          <text:p text:style-name="P144"><text:a xlink:type="simple" xlink:href="#__RefHeading___Toc9947_531186970" text:style-name="Index_20_Link" text:visited-style-name="Index_20_Link">MatCaps<text:tab/>20</text:a></text:p>
          <text:p text:style-name="P144"><text:a xlink:type="simple" xlink:href="#__RefHeading___Toc9949_531186970" text:style-name="Index_20_Link" text:visited-style-name="Index_20_Link">LookDevHDRI's<text:tab/>20</text:a></text:p>
          <text:p text:style-name="P145"><text:a xlink:type="simple" xlink:href="#__RefHeading___Toc413_1378830291" text:style-name="Index_20_Link" text:visited-style-name="Index_20_Link">Editing<text:tab/>21</text:a></text:p>
          <text:p text:style-name="P144"><text:a xlink:type="simple" xlink:href="#__RefHeading___Toc10075_3071204033" text:style-name="Index_20_Link" text:visited-style-name="Index_20_Link">Objects<text:tab/>21</text:a></text:p>
          <text:p text:style-name="P142"><text:a xlink:type="simple" xlink:href="#__RefHeading___Toc4611_3871393058" text:style-name="Index_20_Link" text:visited-style-name="Index_20_Link">New Objects<text:tab/>21</text:a></text:p>
          <text:p text:style-name="P143"><text:a xlink:type="simple" xlink:href="#__RefHeading___Toc10077_3071204033" text:style-name="Index_20_Link" text:visited-style-name="Index_20_Link">Link Materials To<text:tab/>21</text:a></text:p>
          <text:p text:style-name="P146"><text:a xlink:type="simple" xlink:href="#__RefHeading___Toc2439_586671276" text:style-name="Index_20_Link" text:visited-style-name="Index_20_Link">ObData<text:tab/>21</text:a></text:p>
          <text:p text:style-name="P146"><text:a xlink:type="simple" xlink:href="#__RefHeading___Toc2441_586671276" text:style-name="Index_20_Link" text:visited-style-name="Index_20_Link">Object<text:tab/>21</text:a></text:p>
          <text:p text:style-name="P143"><text:a xlink:type="simple" xlink:href="#__RefHeading___Toc10079_3071204033" text:style-name="Index_20_Link" text:visited-style-name="Index_20_Link">Align To<text:tab/>22</text:a></text:p>
          <text:p text:style-name="P146"><text:a xlink:type="simple" xlink:href="#__RefHeading___Toc2447_586671276" text:style-name="Index_20_Link" text:visited-style-name="Index_20_Link">World<text:tab/>22</text:a></text:p>
          <text:p text:style-name="P146"><text:a xlink:type="simple" xlink:href="#__RefHeading___Toc2449_586671276" text:style-name="Index_20_Link" text:visited-style-name="Index_20_Link">View<text:tab/>22</text:a></text:p>
          <text:p text:style-name="P143"><text:a xlink:type="simple" xlink:href="#__RefHeading___Toc10081_3071204033" text:style-name="Index_20_Link" text:visited-style-name="Index_20_Link">Enter Edit Mode<text:tab/>22</text:a></text:p>
          <text:p text:style-name="P143"><text:a xlink:type="simple" xlink:href="#__RefHeading___Toc4623_1528236393" text:style-name="Index_20_Link" text:visited-style-name="Index_20_Link">Instance Empty Size<text:tab/>22</text:a></text:p>
          <text:p text:style-name="P142"><text:a xlink:type="simple" xlink:href="#__RefHeading___Toc10083_3071204033" text:style-name="Index_20_Link" text:visited-style-name="Index_20_Link">Duplicate Data<text:tab/>22</text:a></text:p>
          <text:p text:style-name="P144"><text:a xlink:type="simple" xlink:href="#__RefHeading___Toc10085_3071204033" text:style-name="Index_20_Link" text:visited-style-name="Index_20_Link">3D Cursor<text:tab/>22</text:a></text:p>
          <text:p text:style-name="P142"><text:a xlink:type="simple" xlink:href="#__RefHeading___Toc4527_3954242542" text:style-name="Index_20_Link" text:visited-style-name="Index_20_Link">Cursor Surface Project<text:tab/>22</text:a></text:p>
          <text:p text:style-name="P142"><text:a xlink:type="simple" xlink:href="#__RefHeading___Toc4529_3954242542" text:style-name="Index_20_Link" text:visited-style-name="Index_20_Link">Cursor Lock Adjust<text:tab/>22</text:a></text:p>
          <text:p text:style-name="P144"><text:a xlink:type="simple" xlink:href="#__RefHeading___Toc10087_3071204033" text:style-name="Index_20_Link" text:visited-style-name="Index_20_Link">Annotations<text:tab/>22</text:a></text:p>
          <text:p text:style-name="P142"><text:a xlink:type="simple" xlink:href="#__RefHeading___Toc4531_3954242542" text:style-name="Index_20_Link" text:visited-style-name="Index_20_Link">Default Color<text:tab/>22</text:a></text:p>
          <text:p text:style-name="P142"><text:a xlink:type="simple" xlink:href="#__RefHeading___Toc4533_3954242542" text:style-name="Index_20_Link" text:visited-style-name="Index_20_Link">Eraser radius<text:tab/>22</text:a></text:p>
          <text:p text:style-name="P142"><text:a xlink:type="simple" xlink:href="#__RefHeading___Toc4535_3954242542" text:style-name="Index_20_Link" text:visited-style-name="Index_20_Link">Simplify Stroke<text:tab/>22</text:a></text:p>
          <text:p text:style-name="P144"><text:a xlink:type="simple" xlink:href="#__RefHeading___Toc10089_3071204033" text:style-name="Index_20_Link" text:visited-style-name="Index_20_Link">Weight Paint<text:tab/>23</text:a></text:p>
          <text:p text:style-name="P142"><text:a xlink:type="simple" xlink:href="#__RefHeading___Toc4537_3954242542" text:style-name="Index_20_Link" text:visited-style-name="Index_20_Link">Use Custom Colors<text:tab/>23</text:a></text:p>
          <text:p text:style-name="P143"><text:a xlink:type="simple" xlink:href="#__RefHeading___Toc4539_3954242542" text:style-name="Index_20_Link" text:visited-style-name="Index_20_Link">Tools Menu<text:tab/>23</text:a></text:p>
          <text:p text:style-name="P143"><text:a xlink:type="simple" xlink:href="#__RefHeading___Toc4541_3954242542" text:style-name="Index_20_Link" text:visited-style-name="Index_20_Link">Background Color<text:tab/>24</text:a></text:p>
          <text:p text:style-name="P143"><text:a xlink:type="simple" xlink:href="#__RefHeading___Toc4543_3954242542" text:style-name="Index_20_Link" text:visited-style-name="Index_20_Link">Gradient Stroke Mode<text:tab/>24</text:a></text:p>
          <text:p text:style-name="P144"><text:a xlink:type="simple" xlink:href="#__RefHeading___Toc10091_3071204033" text:style-name="Index_20_Link" text:visited-style-name="Index_20_Link">Grease Pencil<text:tab/>24</text:a></text:p>
          <text:p text:style-name="P142"><text:a xlink:type="simple" xlink:href="#__RefHeading___Toc4545_3954242542" text:style-name="Index_20_Link" text:visited-style-name="Index_20_Link">Manhattan Distance<text:tab/>24</text:a></text:p>
          <text:p text:style-name="P142"><text:a xlink:type="simple" xlink:href="#__RefHeading___Toc2461_5866712761" text:style-name="Index_20_Link" text:visited-style-name="Index_20_Link">Euclidean Distance<text:tab/>24</text:a></text:p>
          <text:p text:style-name="P144"><text:a xlink:type="simple" xlink:href="#__RefHeading___Toc10093_3071204033" text:style-name="Index_20_Link" text:visited-style-name="Index_20_Link">Miscellaneous<text:tab/>24</text:a></text:p>
          <text:p text:style-name="P142"><text:a xlink:type="simple" xlink:href="#__RefHeading___Toc2709_36165146711" text:style-name="Index_20_Link" text:visited-style-name="Index_20_Link">Sculpt Overlay Color<text:tab/>25</text:a></text:p>
          <text:p text:style-name="P142"><text:a xlink:type="simple" xlink:href="#__RefHeading___Toc4547_3954242542" text:style-name="Index_20_Link" text:visited-style-name="Index_20_Link">Node Auto Offset Margin<text:tab/>25</text:a></text:p>
          <text:p text:style-name="P145"><text:a xlink:type="simple" xlink:href="#__RefHeading___Toc5407_2794962620" text:style-name="Index_20_Link" text:visited-style-name="Index_20_Link">Animation<text:tab/>25</text:a></text:p>
          <text:p text:style-name="P144"><text:a xlink:type="simple" xlink:href="#__RefHeading___Toc5409_2794962620" text:style-name="Index_20_Link" text:visited-style-name="Index_20_Link">Timeline<text:tab/>26</text:a></text:p>
          <text:p text:style-name="P142"><text:a xlink:type="simple" xlink:href="#__RefHeading___Toc4549_3954242542" text:style-name="Index_20_Link" text:visited-style-name="Index_20_Link">Allow negative Frames<text:tab/>26</text:a></text:p>
          <text:p text:style-name="P142"><text:a xlink:type="simple" xlink:href="#__RefHeading___Toc4551_3954242542" text:style-name="Index_20_Link" text:visited-style-name="Index_20_Link">Minimum Grid Spacing<text:tab/>26</text:a></text:p>
          <text:p text:style-name="P142"><text:a xlink:type="simple" xlink:href="#__RefHeading___Toc2426_2252937503" text:style-name="Index_20_Link" text:visited-style-name="Index_20_Link">Time Code Style<text:tab/>26</text:a></text:p>
          <text:p text:style-name="P142"><text:a xlink:type="simple" xlink:href="#__RefHeading___Toc2428_2252937503" text:style-name="Index_20_Link" text:visited-style-name="Index_20_Link">Zoom To Frame Type<text:tab/>26</text:a></text:p>
          <text:p text:style-name="P142"><text:a xlink:type="simple" xlink:href="#__RefHeading___Toc4553_3954242542" text:style-name="Index_20_Link" text:visited-style-name="Index_20_Link">Keyframes<text:tab/>26</text:a></text:p>
          <text:p text:style-name="P143"><text:a xlink:type="simple" xlink:href="#__RefHeading___Toc4555_3954242542" text:style-name="Index_20_Link" text:visited-style-name="Index_20_Link">Visual Keying<text:tab/>26</text:a></text:p>
          <text:p text:style-name="P143"><text:a xlink:type="simple" xlink:href="#__RefHeading___Toc2693_36165146711" text:style-name="Index_20_Link" text:visited-style-name="Index_20_Link">Only Insert Needed<text:tab/>26</text:a></text:p>
          <text:p text:style-name="P146"><text:a xlink:type="simple" xlink:href="#__RefHeading___Toc4557_3954242542" text:style-name="Index_20_Link" text:visited-style-name="Index_20_Link">Auto Keyframing<text:tab/>26</text:a></text:p>
          <text:p text:style-name="P147"><text:soft-page-break/><text:a xlink:type="simple" xlink:href="#__RefHeading___Toc4559_3954242542" text:style-name="Index_20_Link" text:visited-style-name="Index_20_Link">Show Warning<text:tab/>26</text:a></text:p>
          <text:p text:style-name="P147"><text:a xlink:type="simple" xlink:href="#__RefHeading___Toc2699_36165146711" text:style-name="Index_20_Link" text:visited-style-name="Index_20_Link">Only Insert Available<text:tab/>27</text:a></text:p>
          <text:p text:style-name="P147"><text:a xlink:type="simple" xlink:href="#__RefHeading___Toc4561_3954242542" text:style-name="Index_20_Link" text:visited-style-name="Index_20_Link">Enable in new scenes<text:tab/>27</text:a></text:p>
          <text:p text:style-name="P142"><text:a xlink:type="simple" xlink:href="#__RefHeading___Toc4563_3954242542" text:style-name="Index_20_Link" text:visited-style-name="Index_20_Link">F-Curves<text:tab/>27</text:a></text:p>
          <text:p text:style-name="P143"><text:a xlink:type="simple" xlink:href="#__RefHeading___Toc4565_3954242542" text:style-name="Index_20_Link" text:visited-style-name="Index_20_Link">Unselected Opacity<text:tab/>27</text:a></text:p>
          <text:p text:style-name="P143"><text:a xlink:type="simple" xlink:href="#__RefHeading___Toc6198_824677353" text:style-name="Index_20_Link" text:visited-style-name="Index_20_Link">Default Smoothing Mode<text:tab/>27</text:a></text:p>
          <text:p text:style-name="P143"><text:a xlink:type="simple" xlink:href="#__RefHeading___Toc4567_3954242542" text:style-name="Index_20_Link" text:visited-style-name="Index_20_Link">Default Interpolation<text:tab/>27</text:a></text:p>
          <text:p text:style-name="P143"><text:a xlink:type="simple" xlink:href="#__RefHeading___Toc2703_36165146711" text:style-name="Index_20_Link" text:visited-style-name="Index_20_Link">Default Handles<text:tab/>27</text:a></text:p>
          <text:p text:style-name="P143"><text:a xlink:type="simple" xlink:href="#__RefHeading___Toc2705_36165146711" text:style-name="Index_20_Link" text:visited-style-name="Index_20_Link">XYZ to RGB<text:tab/>27</text:a></text:p>
          <text:p text:style-name="P143"><text:a xlink:type="simple" xlink:href="#__RefHeading___Toc6200_824677353" text:style-name="Index_20_Link" text:visited-style-name="Index_20_Link">Channel Group Colors<text:tab/>27</text:a></text:p>
          <text:p text:style-name="P145"><text:a xlink:type="simple" xlink:href="#__RefHeading___Toc10752_2400921360" text:style-name="Index_20_Link" text:visited-style-name="Index_20_Link">Addons<text:tab/>28</text:a></text:p>
          <text:p text:style-name="P144"><text:a xlink:type="simple" xlink:href="#__RefHeading___Toc10754_2400921360" text:style-name="Index_20_Link" text:visited-style-name="Index_20_Link">Header<text:tab/>28</text:a></text:p>
          <text:p text:style-name="P143"><text:a xlink:type="simple" xlink:href="#__RefHeading___Toc4569_3954242542" text:style-name="Index_20_Link" text:visited-style-name="Index_20_Link">Official / Community / Testing<text:tab/>28</text:a></text:p>
          <text:p text:style-name="P143"><text:a xlink:type="simple" xlink:href="#__RefHeading___Toc2633_39510115311" text:style-name="Index_20_Link" text:visited-style-name="Index_20_Link">Install Add-on<text:tab/>28</text:a></text:p>
          <text:p text:style-name="P143"><text:a xlink:type="simple" xlink:href="#__RefHeading___Toc2635_39510115311" text:style-name="Index_20_Link" text:visited-style-name="Index_20_Link">Refresh<text:tab/>28</text:a></text:p>
          <text:p text:style-name="P143"><text:a xlink:type="simple" xlink:href="#__RefHeading___Toc4571_3954242542" text:style-name="Index_20_Link" text:visited-style-name="Index_20_Link">Category<text:tab/>28</text:a></text:p>
          <text:p text:style-name="P142"><text:a xlink:type="simple" xlink:href="#__RefHeading___Toc4573_3954242542" text:style-name="Index_20_Link" text:visited-style-name="Index_20_Link">Search<text:tab/>28</text:a></text:p>
          <text:p text:style-name="P143"><text:a xlink:type="simple" xlink:href="#__RefHeading___Toc4575_3954242542" text:style-name="Index_20_Link" text:visited-style-name="Index_20_Link">List of Addons<text:tab/>29</text:a></text:p>
          <text:p text:style-name="P145"><text:a xlink:type="simple" xlink:href="#__RefHeading___Toc10756_2400921360" text:style-name="Index_20_Link" text:visited-style-name="Index_20_Link">Input<text:tab/>29</text:a></text:p>
          <text:p text:style-name="P144"><text:a xlink:type="simple" xlink:href="#__RefHeading___Toc10758_2400921360" text:style-name="Index_20_Link" text:visited-style-name="Index_20_Link">Keyboard<text:tab/>29</text:a></text:p>
          <text:p text:style-name="P142"><text:a xlink:type="simple" xlink:href="#__RefHeading___Toc4577_3954242542" text:style-name="Index_20_Link" text:visited-style-name="Index_20_Link">Emulate Numpad<text:tab/>29</text:a></text:p>
          <text:p text:style-name="P142"><text:a xlink:type="simple" xlink:href="#__RefHeading___Toc4579_3954242542" text:style-name="Index_20_Link" text:visited-style-name="Index_20_Link">Default to advanced numeric input<text:tab/>29</text:a></text:p>
          <text:p text:style-name="P144"><text:a xlink:type="simple" xlink:href="#__RefHeading___Toc10760_2400921360" text:style-name="Index_20_Link" text:visited-style-name="Index_20_Link">Mouse<text:tab/>29</text:a></text:p>
          <text:p text:style-name="P143"><text:a xlink:type="simple" xlink:href="#__RefHeading___Toc4581_3954242542" text:style-name="Index_20_Link" text:visited-style-name="Index_20_Link">Emulate 3 Button Mouse<text:tab/>29</text:a></text:p>
          <text:p text:style-name="P144"><text:a xlink:type="simple" xlink:href="#__RefHeading___Toc10762_2400921360" text:style-name="Index_20_Link" text:visited-style-name="Index_20_Link">Tablet<text:tab/>30</text:a></text:p>
          <text:p text:style-name="P142"><text:a xlink:type="simple" xlink:href="#__RefHeading___Toc4583_3954242542" text:style-name="Index_20_Link" text:visited-style-name="Index_20_Link">Tablet API<text:tab/>30</text:a></text:p>
          <text:p text:style-name="P142"><text:a xlink:type="simple" xlink:href="#__RefHeading___Toc4585_3954242542" text:style-name="Index_20_Link" text:visited-style-name="Index_20_Link">Max Threshold<text:tab/>30</text:a></text:p>
          <text:p text:style-name="P142"><text:a xlink:type="simple" xlink:href="#__RefHeading___Toc4587_3954242542" text:style-name="Index_20_Link" text:visited-style-name="Index_20_Link">Softness<text:tab/>30</text:a></text:p>
          <text:p text:style-name="P144"><text:a xlink:type="simple" xlink:href="#__RefHeading___Toc5140_3120960711" text:style-name="Index_20_Link" text:visited-style-name="Index_20_Link">Touchpad<text:tab/>30</text:a></text:p>
          <text:p text:style-name="P142"><text:a xlink:type="simple" xlink:href="#__RefHeading___Toc5142_3120960711" text:style-name="Index_20_Link" text:visited-style-name="Index_20_Link">Multi Touch Gestures<text:tab/>30</text:a></text:p>
          <text:p text:style-name="P144"><text:a xlink:type="simple" xlink:href="#__RefHeading___Toc10764_2400921360" text:style-name="Index_20_Link" text:visited-style-name="Index_20_Link">NDOF<text:tab/>30</text:a></text:p>
          <text:p text:style-name="P143"><text:a xlink:type="simple" xlink:href="#__RefHeading___Toc4589_3954242542" text:style-name="Index_20_Link" text:visited-style-name="Index_20_Link">Pan Sensitivity<text:tab/>30</text:a></text:p>
          <text:p text:style-name="P143"><text:a xlink:type="simple" xlink:href="#__RefHeading___Toc2601_39510115311" text:style-name="Index_20_Link" text:visited-style-name="Index_20_Link">Orbit Sensitivity<text:tab/>30</text:a></text:p>
          <text:p text:style-name="P143"><text:a xlink:type="simple" xlink:href="#__RefHeading___Toc2603_39510115311" text:style-name="Index_20_Link" text:visited-style-name="Index_20_Link">Deadzone<text:tab/>31</text:a></text:p>
          <text:p text:style-name="P143"><text:a xlink:type="simple" xlink:href="#__RefHeading___Toc2605_39510115311" text:style-name="Index_20_Link" text:visited-style-name="Index_20_Link">Navigation<text:tab/>31</text:a></text:p>
          <text:p text:style-name="P143"><text:a xlink:type="simple" xlink:href="#__RefHeading___Toc2607_39510115311" text:style-name="Index_20_Link" text:visited-style-name="Index_20_Link">Rotation<text:tab/>31</text:a></text:p>
          <text:p text:style-name="P143"><text:a xlink:type="simple" xlink:href="#__RefHeading___Toc5144_3120960711" text:style-name="Index_20_Link" text:visited-style-name="Index_20_Link">Show Navigation Guide<text:tab/>31</text:a></text:p>
          <text:p text:style-name="P143"><text:a xlink:type="simple" xlink:href="#__RefHeading___Toc5146_3120960711" text:style-name="Index_20_Link" text:visited-style-name="Index_20_Link">Invert Zoom<text:tab/>31</text:a></text:p>
          <text:p text:style-name="P143"><text:a xlink:type="simple" xlink:href="#__RefHeading___Toc5148_3120960711" text:style-name="Index_20_Link" text:visited-style-name="Index_20_Link">Lock Camera Pan/Zoom<text:tab/>31</text:a></text:p>
          <text:p text:style-name="P143"><text:a xlink:type="simple" xlink:href="#__RefHeading___Toc5150_3120960711" text:style-name="Index_20_Link" text:visited-style-name="Index_20_Link">Pan Swap Y and X Axes<text:tab/>31</text:a></text:p>
          <text:p text:style-name="P143"><text:a xlink:type="simple" xlink:href="#__RefHeading___Toc5152_3120960711" text:style-name="Index_20_Link" text:visited-style-name="Index_20_Link">Invert Axis Pan<text:tab/>31</text:a></text:p>
          <text:p text:style-name="P143"><text:a xlink:type="simple" xlink:href="#__RefHeading___Toc5154_3120960711" text:style-name="Index_20_Link" text:visited-style-name="Index_20_Link">Orbit<text:tab/>31</text:a></text:p>
          <text:p text:style-name="P143"><text:a xlink:type="simple" xlink:href="#__RefHeading___Toc5156_3120960711" text:style-name="Index_20_Link" text:visited-style-name="Index_20_Link">Fly / Walk<text:tab/>31</text:a></text:p>
          <text:p text:style-name="P146"><text:a xlink:type="simple" xlink:href="#__RefHeading___Toc5158_3120960711" text:style-name="Index_20_Link" text:visited-style-name="Index_20_Link">Lock Horizon<text:tab/>31</text:a></text:p>
          <text:p text:style-name="P146"><text:a xlink:type="simple" xlink:href="#__RefHeading___Toc5160_3120960711" text:style-name="Index_20_Link" text:visited-style-name="Index_20_Link">Helicopter Mode<text:tab/>31</text:a></text:p>
          <text:p text:style-name="P145"><text:a xlink:type="simple" xlink:href="#__RefHeading___Toc6123_316654319" text:style-name="Index_20_Link" text:visited-style-name="Index_20_Link">Navigation<text:tab/>32</text:a></text:p>
          <text:p text:style-name="P144"><text:a xlink:type="simple" xlink:href="#__RefHeading___Toc6125_316654319" text:style-name="Index_20_Link" text:visited-style-name="Index_20_Link">Orbit &amp; Pan<text:tab/>32</text:a></text:p>
          <text:p text:style-name="P142"><text:a xlink:type="simple" xlink:href="#__RefHeading___Toc4591_3954242542" text:style-name="Index_20_Link" text:visited-style-name="Index_20_Link">Orbit Method<text:tab/>32</text:a></text:p>
          <text:p text:style-name="P142"><text:a xlink:type="simple" xlink:href="#__RefHeading___Toc4593_3954242542" text:style-name="Index_20_Link" text:visited-style-name="Index_20_Link">Orbit around selection<text:tab/>32</text:a></text:p>
          <text:p text:style-name="P143"><text:a xlink:type="simple" xlink:href="#__RefHeading___Toc4595_3954242542" text:style-name="Index_20_Link" text:visited-style-name="Index_20_Link">Auto Perspective<text:tab/>32</text:a></text:p>
          <text:p text:style-name="P143"><text:a xlink:type="simple" xlink:href="#__RefHeading___Toc4597_3954242542" text:style-name="Index_20_Link" text:visited-style-name="Index_20_Link">Auto Depth<text:tab/>32</text:a></text:p>
          <text:p text:style-name="P143"><text:a xlink:type="simple" xlink:href="#__RefHeading___Toc4599_3954242542" text:style-name="Index_20_Link" text:visited-style-name="Index_20_Link">Smooth View<text:tab/>32</text:a></text:p>
          <text:p text:style-name="P143"><text:a xlink:type="simple" xlink:href="#__RefHeading___Toc2420_2252937503" text:style-name="Index_20_Link" text:visited-style-name="Index_20_Link">Rotation Angle<text:tab/>32</text:a></text:p>
          <text:p text:style-name="P144"><text:soft-page-break/><text:a xlink:type="simple" xlink:href="#__RefHeading___Toc6127_316654319" text:style-name="Index_20_Link" text:visited-style-name="Index_20_Link">Zoom<text:tab/>32</text:a></text:p>
          <text:p text:style-name="P142"><text:a xlink:type="simple" xlink:href="#__RefHeading___Toc4601_3954242542" text:style-name="Index_20_Link" text:visited-style-name="Index_20_Link">Zoom Method<text:tab/>33</text:a></text:p>
          <text:p text:style-name="P143"><text:a xlink:type="simple" xlink:href="#__RefHeading___Toc4859_3380975463" text:style-name="Index_20_Link" text:visited-style-name="Index_20_Link">Continue<text:tab/>33</text:a></text:p>
          <text:p text:style-name="P143"><text:a xlink:type="simple" xlink:href="#__RefHeading___Toc4861_3380975463" text:style-name="Index_20_Link" text:visited-style-name="Index_20_Link">Dolly<text:tab/>33</text:a></text:p>
          <text:p text:style-name="P143"><text:a xlink:type="simple" xlink:href="#__RefHeading___Toc2565_39510115311" text:style-name="Index_20_Link" text:visited-style-name="Index_20_Link">Scale<text:tab/>33</text:a></text:p>
          <text:p text:style-name="P142"><text:a xlink:type="simple" xlink:href="#__RefHeading___Toc4603_3954242542" text:style-name="Index_20_Link" text:visited-style-name="Index_20_Link">Zoom Axis<text:tab/>33</text:a></text:p>
          <text:p text:style-name="P142"><text:a xlink:type="simple" xlink:href="#__RefHeading___Toc4605_3954242542" text:style-name="Index_20_Link" text:visited-style-name="Index_20_Link">Invert Mouse Zoom Direction<text:tab/>33</text:a></text:p>
          <text:p text:style-name="P142"><text:a xlink:type="simple" xlink:href="#__RefHeading___Toc2575_39510115311" text:style-name="Index_20_Link" text:visited-style-name="Index_20_Link">Invert Wheel Zoom Direction<text:tab/>33</text:a></text:p>
          <text:p text:style-name="P143"><text:a xlink:type="simple" xlink:href="#__RefHeading___Toc4607_3954242542" text:style-name="Index_20_Link" text:visited-style-name="Index_20_Link">Zoom to Mouse Position<text:tab/>33</text:a></text:p>
          <text:p text:style-name="P144"><text:a xlink:type="simple" xlink:href="#__RefHeading___Toc6129_316654319" text:style-name="Index_20_Link" text:visited-style-name="Index_20_Link">Fly &amp; Walk<text:tab/>33</text:a></text:p>
          <text:p text:style-name="P142"><text:a xlink:type="simple" xlink:href="#__RefHeading___Toc4609_3954242542" text:style-name="Index_20_Link" text:visited-style-name="Index_20_Link">View Navigation<text:tab/>33</text:a></text:p>
          <text:p text:style-name="P142"><text:a xlink:type="simple" xlink:href="#__RefHeading___Toc4613_3954242542" text:style-name="Index_20_Link" text:visited-style-name="Index_20_Link">Walk<text:tab/>34</text:a></text:p>
          <text:p text:style-name="P143"><text:a xlink:type="simple" xlink:href="#__RefHeading___Toc4615_3954242542" text:style-name="Index_20_Link" text:visited-style-name="Index_20_Link">Reverse Mouse<text:tab/>34</text:a></text:p>
          <text:p text:style-name="P143"><text:a xlink:type="simple" xlink:href="#__RefHeading___Toc2583_39510115311" text:style-name="Index_20_Link" text:visited-style-name="Index_20_Link">Mouse Sensitivity<text:tab/>34</text:a></text:p>
          <text:p text:style-name="P143"><text:a xlink:type="simple" xlink:href="#__RefHeading___Toc2585_39510115311" text:style-name="Index_20_Link" text:visited-style-name="Index_20_Link">Teleport Duration<text:tab/>34</text:a></text:p>
          <text:p text:style-name="P143"><text:a xlink:type="simple" xlink:href="#__RefHeading___Toc2587_39510115311" text:style-name="Index_20_Link" text:visited-style-name="Index_20_Link">Walk Speed<text:tab/>34</text:a></text:p>
          <text:p text:style-name="P143"><text:a xlink:type="simple" xlink:href="#__RefHeading___Toc2589_39510115311" text:style-name="Index_20_Link" text:visited-style-name="Index_20_Link">Speed Factor<text:tab/>34</text:a></text:p>
          <text:p text:style-name="P142"><text:a xlink:type="simple" xlink:href="#__RefHeading___Toc4617_3954242542" text:style-name="Index_20_Link" text:visited-style-name="Index_20_Link">Gravity<text:tab/>34</text:a></text:p>
          <text:p text:style-name="P143"><text:a xlink:type="simple" xlink:href="#__RefHeading___Toc2593_39510115311" text:style-name="Index_20_Link" text:visited-style-name="Index_20_Link">View Height<text:tab/>34</text:a></text:p>
          <text:p text:style-name="P143"><text:a xlink:type="simple" xlink:href="#__RefHeading___Toc2595_39510115311" text:style-name="Index_20_Link" text:visited-style-name="Index_20_Link">Jump Height<text:tab/>34</text:a></text:p>
          <text:p text:style-name="P142"><text:a xlink:type="simple" xlink:href="#__RefHeading___Toc4863_3380975463" text:style-name="Index_20_Link" text:visited-style-name="Index_20_Link">Fly<text:tab/>34</text:a></text:p>
          <text:p text:style-name="P145"><text:a xlink:type="simple" xlink:href="#__RefHeading___Toc6131_316654319" text:style-name="Index_20_Link" text:visited-style-name="Index_20_Link">Keymap<text:tab/>35</text:a></text:p>
          <text:p text:style-name="P144"><text:a xlink:type="simple" xlink:href="#__RefHeading___Toc6133_316654319" text:style-name="Index_20_Link" text:visited-style-name="Index_20_Link">Header<text:tab/>35</text:a></text:p>
          <text:p text:style-name="P142"><text:a xlink:type="simple" xlink:href="#__RefHeading___Toc2269_330777333811" text:style-name="Index_20_Link" text:visited-style-name="Index_20_Link">Key Configs<text:tab/>35</text:a></text:p>
          <text:p text:style-name="P142"><text:a xlink:type="simple" xlink:href="#__RefHeading___Toc2271_330777333811" text:style-name="Index_20_Link" text:visited-style-name="Index_20_Link">Import<text:tab/>35</text:a></text:p>
          <text:p text:style-name="P142"><text:a xlink:type="simple" xlink:href="#__RefHeading___Toc2729_36165146711" text:style-name="Index_20_Link" text:visited-style-name="Index_20_Link">Export<text:tab/>35</text:a></text:p>
          <text:p text:style-name="P142"><text:a xlink:type="simple" xlink:href="#__RefHeading___Toc4619_3954242542" text:style-name="Index_20_Link" text:visited-style-name="Index_20_Link">Filter Type<text:tab/>35</text:a></text:p>
          <text:p text:style-name="P142"><text:a xlink:type="simple" xlink:href="#__RefHeading___Toc4621_3954242542" text:style-name="Index_20_Link" text:visited-style-name="Index_20_Link">Search Field<text:tab/>35</text:a></text:p>
          <text:p text:style-name="P144"><text:a xlink:type="simple" xlink:href="#__RefHeading___Toc6475_3219697335" text:style-name="Index_20_Link" text:visited-style-name="Index_20_Link">Key map Editor<text:tab/>35</text:a></text:p>
          <text:p text:style-name="P143"><text:a xlink:type="simple" xlink:href="#__RefHeading___Toc4623_3954242542" text:style-name="Index_20_Link" text:visited-style-name="Index_20_Link">Map Type<text:tab/>36</text:a></text:p>
          <text:p text:style-name="P143"><text:a xlink:type="simple" xlink:href="#__RefHeading___Toc2615_39510115311" text:style-name="Index_20_Link" text:visited-style-name="Index_20_Link">Type of Event<text:tab/>36</text:a></text:p>
          <text:p text:style-name="P143"><text:a xlink:type="simple" xlink:href="#__RefHeading___Toc2617_39510115311" text:style-name="Index_20_Link" text:visited-style-name="Index_20_Link">Operator<text:tab/>36</text:a></text:p>
          <text:p text:style-name="P143"><text:a xlink:type="simple" xlink:href="#__RefHeading___Toc2619_39510115311" text:style-name="Index_20_Link" text:visited-style-name="Index_20_Link">Type of Event<text:tab/>36</text:a></text:p>
          <text:p text:style-name="P143"><text:a xlink:type="simple" xlink:href="#__RefHeading___Toc2621_39510115311" text:style-name="Index_20_Link" text:visited-style-name="Index_20_Link">Value<text:tab/>36</text:a></text:p>
          <text:p text:style-name="P143"><text:a xlink:type="simple" xlink:href="#__RefHeading___Toc4625_3954242542" text:style-name="Index_20_Link" text:visited-style-name="Index_20_Link">Secondary hotkeys<text:tab/>36</text:a></text:p>
          <text:p text:style-name="P143"><text:a xlink:type="simple" xlink:href="#__RefHeading___Toc2625_39510115311" text:style-name="Index_20_Link" text:visited-style-name="Index_20_Link">Specific settings<text:tab/>37</text:a></text:p>
          <text:p text:style-name="P142"><text:a xlink:type="simple" xlink:href="#__RefHeading___Toc2627_39510115311" text:style-name="Index_20_Link" text:visited-style-name="Index_20_Link">Restore<text:tab/>37</text:a></text:p>
          <text:p text:style-name="P145"><text:a xlink:type="simple" xlink:href="#__RefHeading___Toc6477_3219697335" text:style-name="Index_20_Link" text:visited-style-name="Index_20_Link">System<text:tab/>37</text:a></text:p>
          <text:p text:style-name="P144"><text:a xlink:type="simple" xlink:href="#__RefHeading___Toc6479_3219697335" text:style-name="Index_20_Link" text:visited-style-name="Index_20_Link">Cycles Render Devices<text:tab/>37</text:a></text:p>
          <text:p text:style-name="P143"><text:a xlink:type="simple" xlink:href="#__RefHeading___Toc3917_10875922041" text:style-name="Index_20_Link" text:visited-style-name="Index_20_Link">None<text:tab/>37</text:a></text:p>
          <text:p text:style-name="P143"><text:a xlink:type="simple" xlink:href="#__RefHeading___Toc3919_10875922041" text:style-name="Index_20_Link" text:visited-style-name="Index_20_Link">CUDA<text:tab/>38</text:a></text:p>
          <text:p text:style-name="P143"><text:a xlink:type="simple" xlink:href="#__RefHeading___Toc4840_2204379237" text:style-name="Index_20_Link" text:visited-style-name="Index_20_Link">OptiX<text:tab/>38</text:a></text:p>
          <text:p text:style-name="P143"><text:a xlink:type="simple" xlink:href="#__RefHeading___Toc3921_10875922041" text:style-name="Index_20_Link" text:visited-style-name="Index_20_Link">HIP<text:tab/>38</text:a></text:p>
          <text:p text:style-name="P143"><text:a xlink:type="simple" xlink:href="#__RefHeading___Toc3921_108759220411" text:style-name="Index_20_Link" text:visited-style-name="Index_20_Link">oneAPI<text:tab/>38</text:a></text:p>
          <text:p text:style-name="P144"><text:a xlink:type="simple" xlink:href="#__RefHeading___Toc5847_2279138431" text:style-name="Index_20_Link" text:visited-style-name="Index_20_Link">Operating System Settings<text:tab/>38</text:a></text:p>
          <text:p text:style-name="P142"><text:a xlink:type="simple" xlink:href="#__RefHeading___Toc5849_2279138431" text:style-name="Index_20_Link" text:visited-style-name="Index_20_Link">Make default<text:tab/>38</text:a></text:p>
          <text:p text:style-name="P144"><text:a xlink:type="simple" xlink:href="#__RefHeading___Toc6481_3219697335" text:style-name="Index_20_Link" text:visited-style-name="Index_20_Link">Memory and Limits<text:tab/>38</text:a></text:p>
          <text:p text:style-name="P142"><text:a xlink:type="simple" xlink:href="#__RefHeading___Toc4627_3954242542" text:style-name="Index_20_Link" text:visited-style-name="Index_20_Link">Undo Steps<text:tab/>38</text:a></text:p>
          <text:p text:style-name="P142"><text:a xlink:type="simple" xlink:href="#__RefHeading___Toc2455_5866712761" text:style-name="Index_20_Link" text:visited-style-name="Index_20_Link">Undo Memory Limit<text:tab/>38</text:a></text:p>
          <text:p text:style-name="P142"><text:a xlink:type="simple" xlink:href="#__RefHeading___Toc4629_3954242542" text:style-name="Index_20_Link" text:visited-style-name="Index_20_Link">Global Undo<text:tab/>38</text:a></text:p>
          <text:p text:style-name="P142"><text:a xlink:type="simple" xlink:href="#__RefHeading___Toc4633_3954242542" text:style-name="Index_20_Link" text:visited-style-name="Index_20_Link">Console Scrollback Lines<text:tab/>38</text:a></text:p>
          <text:p text:style-name="P142"><text:a xlink:type="simple" xlink:href="#__RefHeading___Toc4635_3954242542" text:style-name="Index_20_Link" text:visited-style-name="Index_20_Link">Texture Time Out<text:tab/>38</text:a></text:p>
          <text:p text:style-name="P142"><text:a xlink:type="simple" xlink:href="#__RefHeading___Toc4637_3954242542" text:style-name="Index_20_Link" text:visited-style-name="Index_20_Link">Garbage Collection Rate<text:tab/>39</text:a></text:p>
          <text:p text:style-name="P142"><text:soft-page-break/><text:a xlink:type="simple" xlink:href="#__RefHeading___Toc4639_3954242542" text:style-name="Index_20_Link" text:visited-style-name="Index_20_Link">VBO Time Out<text:tab/>39</text:a></text:p>
          <text:p text:style-name="P142"><text:a xlink:type="simple" xlink:href="#__RefHeading___Toc4641_3954242542" text:style-name="Index_20_Link" text:visited-style-name="Index_20_Link">Garbage Collection Rate<text:tab/>39</text:a></text:p>
          <text:p text:style-name="P144"><text:a xlink:type="simple" xlink:href="#__RefHeading___Toc4883_3559627330" text:style-name="Index_20_Link" text:visited-style-name="Index_20_Link">Video Sequencer<text:tab/>39</text:a></text:p>
          <text:p text:style-name="P142"><text:a xlink:type="simple" xlink:href="#__RefHeading___Toc4885_3559627330" text:style-name="Index_20_Link" text:visited-style-name="Index_20_Link">Memory Cache Limit<text:tab/>39</text:a></text:p>
          <text:p text:style-name="P142"><text:a xlink:type="simple" xlink:href="#__RefHeading___Toc4887_3559627330" text:style-name="Index_20_Link" text:visited-style-name="Index_20_Link">Use Disk Cache<text:tab/>39</text:a></text:p>
          <text:p text:style-name="P143"><text:a xlink:type="simple" xlink:href="#__RefHeading___Toc4889_3559627330" text:style-name="Index_20_Link" text:visited-style-name="Index_20_Link">Directory<text:tab/>39</text:a></text:p>
          <text:p text:style-name="P143"><text:a xlink:type="simple" xlink:href="#__RefHeading___Toc4891_3559627330" text:style-name="Index_20_Link" text:visited-style-name="Index_20_Link">Cache Limit<text:tab/>39</text:a></text:p>
          <text:p text:style-name="P143"><text:a xlink:type="simple" xlink:href="#__RefHeading___Toc4893_3559627330" text:style-name="Index_20_Link" text:visited-style-name="Index_20_Link">Compression<text:tab/>39</text:a></text:p>
          <text:p text:style-name="P142"><text:a xlink:type="simple" xlink:href="#__RefHeading___Toc5026_2466362359" text:style-name="Index_20_Link" text:visited-style-name="Index_20_Link">Proxy Setup<text:tab/>39</text:a></text:p>
          <text:p text:style-name="P142"><text:a xlink:type="simple" xlink:href="#__RefHeading___Toc5028_2466362359" text:style-name="Index_20_Link" text:visited-style-name="Index_20_Link">Automatic<text:tab/>39</text:a></text:p>
          <text:p text:style-name="P142"><text:a xlink:type="simple" xlink:href="#__RefHeading___Toc5030_2466362359" text:style-name="Index_20_Link" text:visited-style-name="Index_20_Link">Manual<text:tab/>39</text:a></text:p>
          <text:p text:style-name="P144"><text:a xlink:type="simple" xlink:href="#__RefHeading___Toc6483_3219697335" text:style-name="Index_20_Link" text:visited-style-name="Index_20_Link">Sound<text:tab/>40</text:a></text:p>
          <text:p text:style-name="P142"><text:a xlink:type="simple" xlink:href="#__RefHeading___Toc4643_3954242542" text:style-name="Index_20_Link" text:visited-style-name="Index_20_Link">Audio Device<text:tab/>40</text:a></text:p>
          <text:p text:style-name="P143"><text:a xlink:type="simple" xlink:href="#__RefHeading___Toc4645_3954242542" text:style-name="Index_20_Link" text:visited-style-name="Index_20_Link">OpenAL<text:tab/>40</text:a></text:p>
          <text:p text:style-name="P143"><text:a xlink:type="simple" xlink:href="#__RefHeading___Toc4647_3954242542" text:style-name="Index_20_Link" text:visited-style-name="Index_20_Link">OpenAL - OpenAL Soft<text:tab/>40</text:a></text:p>
          <text:p text:style-name="P143"><text:a xlink:type="simple" xlink:href="#__RefHeading___Toc3899_10875922041" text:style-name="Index_20_Link" text:visited-style-name="Index_20_Link">SDL<text:tab/>40</text:a></text:p>
          <text:p text:style-name="P143"><text:a xlink:type="simple" xlink:href="#__RefHeading___Toc4649_3954242542" text:style-name="Index_20_Link" text:visited-style-name="Index_20_Link">Null<text:tab/>40</text:a></text:p>
          <text:p text:style-name="P142"><text:a xlink:type="simple" xlink:href="#__RefHeading___Toc3905_10875922041" text:style-name="Index_20_Link" text:visited-style-name="Index_20_Link">Channels<text:tab/>40</text:a></text:p>
          <text:p text:style-name="P142"><text:a xlink:type="simple" xlink:href="#__RefHeading___Toc3907_10875922041" text:style-name="Index_20_Link" text:visited-style-name="Index_20_Link">Mixing Buffer<text:tab/>40</text:a></text:p>
          <text:p text:style-name="P142"><text:a xlink:type="simple" xlink:href="#__RefHeading___Toc3909_10875922041" text:style-name="Index_20_Link" text:visited-style-name="Index_20_Link">Sample Rate<text:tab/>40</text:a></text:p>
          <text:p text:style-name="P142"><text:a xlink:type="simple" xlink:href="#__RefHeading___Toc3911_10875922041" text:style-name="Index_20_Link" text:visited-style-name="Index_20_Link">Sample Format<text:tab/>41</text:a></text:p>
          <text:p text:style-name="P145"><text:a xlink:type="simple" xlink:href="#__RefHeading___Toc6865_159003938" text:style-name="Index_20_Link" text:visited-style-name="Index_20_Link">Save &amp; Load<text:tab/>41</text:a></text:p>
          <text:p text:style-name="P144"><text:a xlink:type="simple" xlink:href="#__RefHeading___Toc6867_159003938" text:style-name="Index_20_Link" text:visited-style-name="Index_20_Link">Blend Files<text:tab/>41</text:a></text:p>
          <text:p text:style-name="P142"><text:a xlink:type="simple" xlink:href="#__RefHeading___Toc4651_3954242542" text:style-name="Index_20_Link" text:visited-style-name="Index_20_Link">Relative Paths<text:tab/>41</text:a></text:p>
          <text:p text:style-name="P142"><text:a xlink:type="simple" xlink:href="#__RefHeading___Toc3837_10875922041" text:style-name="Index_20_Link" text:visited-style-name="Index_20_Link">Compress File<text:tab/>41</text:a></text:p>
          <text:p text:style-name="P142"><text:a xlink:type="simple" xlink:href="#__RefHeading___Toc3867_10875922041" text:style-name="Index_20_Link" text:visited-style-name="Index_20_Link">Load UI<text:tab/>41</text:a></text:p>
          <text:p text:style-name="P142"><text:a xlink:type="simple" xlink:href="#__RefHeading___Toc4653_3954242542" text:style-name="Index_20_Link" text:visited-style-name="Index_20_Link">File Preview<text:tab/>41</text:a></text:p>
          <text:p text:style-name="P143"><text:a xlink:type="simple" xlink:href="#__RefHeading___Toc5032_2466362359" text:style-name="Index_20_Link" text:visited-style-name="Index_20_Link">None<text:tab/>41</text:a></text:p>
          <text:p text:style-name="P143"><text:a xlink:type="simple" xlink:href="#__RefHeading___Toc5034_2466362359" text:style-name="Index_20_Link" text:visited-style-name="Index_20_Link">Auto<text:tab/>42</text:a></text:p>
          <text:p text:style-name="P143"><text:a xlink:type="simple" xlink:href="#__RefHeading___Toc5036_2466362359" text:style-name="Index_20_Link" text:visited-style-name="Index_20_Link">Screenshot<text:tab/>42</text:a></text:p>
          <text:p text:style-name="P143"><text:a xlink:type="simple" xlink:href="#__RefHeading___Toc5038_2466362359" text:style-name="Index_20_Link" text:visited-style-name="Index_20_Link">Camera Preview<text:tab/>42</text:a></text:p>
          <text:p text:style-name="P142"><text:a xlink:type="simple" xlink:href="#__RefHeading___Toc4655_3954242542" text:style-name="Index_20_Link" text:visited-style-name="Index_20_Link">Tabs as Spaces<text:tab/>42</text:a></text:p>
          <text:p text:style-name="P142"><text:a xlink:type="simple" xlink:href="#__RefHeading___Toc4657_3954242542" text:style-name="Index_20_Link" text:visited-style-name="Index_20_Link">Save Prompt<text:tab/>42</text:a></text:p>
          <text:p text:style-name="P142"><text:a xlink:type="simple" xlink:href="#__RefHeading___Toc4659_3954242542" text:style-name="Index_20_Link" text:visited-style-name="Index_20_Link">Save Versions<text:tab/>42</text:a></text:p>
          <text:p text:style-name="P142"><text:a xlink:type="simple" xlink:href="#__RefHeading___Toc3881_10875922041" text:style-name="Index_20_Link" text:visited-style-name="Index_20_Link">Recent Files<text:tab/>42</text:a></text:p>
          <text:p text:style-name="P143"><text:a xlink:type="simple" xlink:href="#__RefHeading___Toc4661_3954242542" text:style-name="Index_20_Link" text:visited-style-name="Index_20_Link">Auto Save<text:tab/>42</text:a></text:p>
          <text:p text:style-name="P146"><text:a xlink:type="simple" xlink:href="#__RefHeading___Toc4663_3954242542" text:style-name="Index_20_Link" text:visited-style-name="Index_20_Link">Auto Save Temporary File<text:tab/>42</text:a></text:p>
          <text:p text:style-name="P146"><text:a xlink:type="simple" xlink:href="#__RefHeading___Toc3889_10875922041" text:style-name="Index_20_Link" text:visited-style-name="Index_20_Link">Timer<text:tab/>42</text:a></text:p>
          <text:p text:style-name="P143"><text:a xlink:type="simple" xlink:href="#__RefHeading___Toc4665_3954242542" text:style-name="Index_20_Link" text:visited-style-name="Index_20_Link">Auto Run Python Scripts<text:tab/>43</text:a></text:p>
          <text:p text:style-name="P146"><text:a xlink:type="simple" xlink:href="#__RefHeading___Toc4667_3954242542" text:style-name="Index_20_Link" text:visited-style-name="Index_20_Link">Excluded paths<text:tab/>43</text:a></text:p>
          <text:p text:style-name="P144"><text:a xlink:type="simple" xlink:href="#__RefHeading___Toc6869_159003938" text:style-name="Index_20_Link" text:visited-style-name="Index_20_Link">File Browser<text:tab/>43</text:a></text:p>
          <text:p text:style-name="P142"><text:a xlink:type="simple" xlink:href="#__RefHeading___Toc4669_3954242542" text:style-name="Index_20_Link" text:visited-style-name="Index_20_Link">Filter Files<text:tab/>43</text:a></text:p>
          <text:p text:style-name="P142"><text:a xlink:type="simple" xlink:href="#__RefHeading___Toc3871_10875922041" text:style-name="Index_20_Link" text:visited-style-name="Index_20_Link">Show Hidden File/Data<text:tab/>43</text:a></text:p>
          <text:p text:style-name="P142"><text:a xlink:type="simple" xlink:href="#__RefHeading___Toc3873_10875922041" text:style-name="Index_20_Link" text:visited-style-name="Index_20_Link">Show Recent Locations<text:tab/>43</text:a></text:p>
          <text:p text:style-name="P142"><text:a xlink:type="simple" xlink:href="#__RefHeading___Toc3875_10875922041" text:style-name="Index_20_Link" text:visited-style-name="Index_20_Link">Show System Bookmarks<text:tab/>43</text:a></text:p>
          <text:p text:style-name="P145"><text:a xlink:type="simple" xlink:href="#__RefHeading___Toc4671_3954242542" text:style-name="Index_20_Link" text:visited-style-name="Index_20_Link">File Paths<text:tab/>44</text:a></text:p>
          <text:p text:style-name="P144"><text:a xlink:type="simple" xlink:href="#__RefHeading___Toc4673_3954242542" text:style-name="Index_20_Link" text:visited-style-name="Index_20_Link">Data<text:tab/>44</text:a></text:p>
          <text:p text:style-name="P142"><text:a xlink:type="simple" xlink:href="#__RefHeading___Toc4675_3954242542" text:style-name="Index_20_Link" text:visited-style-name="Index_20_Link">Fonts<text:tab/>44</text:a></text:p>
          <text:p text:style-name="P142"><text:a xlink:type="simple" xlink:href="#__RefHeading___Toc3845_1087592204" text:style-name="Index_20_Link" text:visited-style-name="Index_20_Link">Textures<text:tab/>44</text:a></text:p>
          <text:p text:style-name="P142"><text:a xlink:type="simple" xlink:href="#__RefHeading___Toc4677_3954242542" text:style-name="Index_20_Link" text:visited-style-name="Index_20_Link">Scripts<text:tab/>44</text:a></text:p>
          <text:p text:style-name="P142"><text:a xlink:type="simple" xlink:href="#__RefHeading___Toc4679_3954242542" text:style-name="Index_20_Link" text:visited-style-name="Index_20_Link">Sounds<text:tab/>44</text:a></text:p>
          <text:p text:style-name="P142"><text:a xlink:type="simple" xlink:href="#__RefHeading___Toc3853_1087592204" text:style-name="Index_20_Link" text:visited-style-name="Index_20_Link">Temporary Files<text:tab/>44</text:a></text:p>
          <text:p text:style-name="P144"><text:a xlink:type="simple" xlink:href="#__RefHeading___Toc4681_3954242542" text:style-name="Index_20_Link" text:visited-style-name="Index_20_Link">Render<text:tab/>45</text:a></text:p>
          <text:p text:style-name="P142"><text:soft-page-break/><text:a xlink:type="simple" xlink:href="#__RefHeading___Toc4683_3954242542" text:style-name="Index_20_Link" text:visited-style-name="Index_20_Link">Render Output<text:tab/>45</text:a></text:p>
          <text:p text:style-name="P142"><text:a xlink:type="simple" xlink:href="#__RefHeading___Toc4685_3954242542" text:style-name="Index_20_Link" text:visited-style-name="Index_20_Link">Render Cache<text:tab/>45</text:a></text:p>
          <text:p text:style-name="P144"><text:a xlink:type="simple" xlink:href="#__RefHeading___Toc4687_3954242542" text:style-name="Index_20_Link" text:visited-style-name="Index_20_Link">Applications<text:tab/>45</text:a></text:p>
          <text:p text:style-name="P142"><text:a xlink:type="simple" xlink:href="#__RefHeading___Toc4689_3954242542" text:style-name="Index_20_Link" text:visited-style-name="Index_20_Link">Image Editor<text:tab/>45</text:a></text:p>
          <text:p text:style-name="P142"><text:a xlink:type="simple" xlink:href="#__RefHeading___Toc3861_1087592204" text:style-name="Index_20_Link" text:visited-style-name="Index_20_Link">Animation Player<text:tab/>45</text:a></text:p>
          <text:p text:style-name="P144"><text:a xlink:type="simple" xlink:href="#__RefHeading___Toc4691_3954242542" text:style-name="Index_20_Link" text:visited-style-name="Index_20_Link">Development<text:tab/>45</text:a></text:p>
          <text:p text:style-name="P142"><text:a xlink:type="simple" xlink:href="#__RefHeading___Toc4693_3954242542" text:style-name="Index_20_Link" text:visited-style-name="Index_20_Link">I18n Branches<text:tab/>45</text:a></text:p>
          <text:p text:style-name="P144"><text:a xlink:type="simple" xlink:href="#__RefHeading___Toc4838_2204379237" text:style-name="Index_20_Link" text:visited-style-name="Index_20_Link">Asset Libraries<text:tab/>45</text:a></text:p>
          <text:p text:style-name="P145"><text:a xlink:type="simple" xlink:href="#__RefHeading___Toc4645_1296128914" text:style-name="Index_20_Link" text:visited-style-name="Index_20_Link">Experimental<text:tab/>46</text:a></text:p>
        </text:index-body>
      </text:table-of-content>
      <text:p text:style-name="P3"/>
      <text:p text:style-name="P4"/>
      <table:table table:name="Tabelle14" table:style-name="Tabelle14">
        <table:table-column table:style-name="Tabelle14.A"/>
        <table:table-row table:style-name="TableLine1548024955184">
          <table:table-cell table:style-name="Tabelle14.A1" office:value-type="string">
            <text:h text:style-name="P156" text:outline-level="1"><text:bookmark-start text:name="__RefHeading___Toc2082_2906453973"/>Preferences<text:bookmark-end text:name="__RefHeading___Toc2082_2906453973"/></text:h>
          </table:table-cell>
        </table:table-row>
      </table:table>
      <text:p text:style-name="P3"><draw:frame draw:style-name="fr2" draw:name="Bild17" text:anchor-type="paragraph" svg:y="0.1299in" svg:width="1.6575in" svg:height="2.8661in" draw:z-index="0"><draw:image xlink:href="Pictures/10000001000000C700000158348B2E5B57149210.png" xlink:type="simple" xlink:show="embed" xlink:actuate="onLoad" draw:mime-type="image/png"/></draw:frame></text:p>
      <text:p text:style-name="Text_20_body">The Preferences is the place where you can tweak several settings to your needs. It can be opened in the <text:span text:style-name="T26">Edit</text:span> menu<text:span text:style-name="T26"> in the top bar.</text:span></text:p>
      <text:p text:style-name="Text_20_body">The Preferences contains several tabs. And every tab contains several rows <text:span text:style-name="T3">or panels </text:span>with content. We will go through them one by one.</text:p>
      <text:p text:style-name="Text_20_body">When you have changed something, and want that changes to be permanent, then you are required to save the user settings. See the Save User Settings button<text:span text:style-name="T6"> in the header.</text:span></text:p>
      <text:p text:style-name="Text_20_body"/>
      <text:p text:style-name="P13"/>
      <text:h text:style-name="Heading_20_2" text:outline-level="2"><text:bookmark-start text:name="__RefHeading___Toc9885_304919506"/><text:span text:style-name="T26">Navigation </text:span>Sidebar<text:bookmark-end text:name="__RefHeading___Toc9885_304919506"/></text:h>
      <text:p text:style-name="P120"><draw:frame draw:style-name="fr14" draw:name="Bild29" text:anchor-type="paragraph" svg:y="0.1984in" svg:width="3.3189in" svg:height="2.7681in" draw:z-index="2"><draw:image xlink:href="Pictures/10000001000002980000022AE37A7DE192E687E4.png" xlink:type="simple" xlink:show="embed" xlink:actuate="onLoad" draw:mime-type="image/png"/></draw:frame><text:span text:style-name="T27">A</text:span>t the left <text:span text:style-name="T27">side </text:span>you will find the navigation elements to access the different categories. At the bottom resides the Save Preferences <text:span text:style-name="T46">menu.</text:span></text:p>
      <text:h text:style-name="P177"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20">Changes <text:span text:style-name="T46">at the preferences are saved automatically when Auto Save Preferences is ticked. <text:s/>When this option is off, then changes </text:span>needs to be saved<text:span text:style-name="T46">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21">Manually saves the current state.</text:p>
      <text:h text:style-name="Heading_20_4" text:outline-level="4"><text:bookmark-start text:name="__RefHeading___Toc4417_3954242542"/>Revert to Saved<text:bookmark-end text:name="__RefHeading___Toc4417_3954242542"/></text:h>
      <text:p text:style-name="P121">This option is just available when Auto Save preferences is off. It reverts the settings to the last saved state.</text:p>
      <text:h text:style-name="P192" text:outline-level="4"><text:bookmark-start text:name="__RefHeading___Toc4419_3954242542"/>Load Factory Settings<text:bookmark-end text:name="__RefHeading___Toc4419_3954242542"/></text:h>
      <text:p text:style-name="P121">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10">Note</text:p>
          </table:table-cell>
        </table:table-row>
        <table:table-row table:style-name="TableLine1548024962800">
          <table:table-cell table:style-name="Tabelle18.A2" office:value-type="string">
            <text:p text:style-name="Text_20_body"><draw:frame draw:style-name="fr3" draw:name="Bild136" text:anchor-type="paragraph" svg:x="5.7957in" svg:y="0.0484in" svg:width="1.339in" svg:height="0.878in" draw:z-index="4"><draw:image xlink:href="Pictures/10000001000000C300000084B2AEB966A012C74B.png" xlink:type="simple" xlink:show="embed" xlink:actuate="onLoad" draw:mime-type="image/png"/></draw:frame>Not everything can be changed from the Preferences. Everything regarding <text:span text:style-name="T27">l</text:span>ayout is stored in the <text:span text:style-name="T52">S</text:span>tartup <text:span text:style-name="T52">F</text:span>ile, and not in the Preferences. So when you want to save a layout change then you have to save the startup file. The menu item is right <text:span text:style-name="T26">above</text:span> the Preferences button<text:span text:style-name="T26"> in the Edit menu</text:span>.</text:p>
            <text:p text:style-name="P8"/>
          </table:table-cell>
        </table:table-row>
      </table:table>
      <text:p text:style-name="P7"><text:soft-page-break/></text:p>
      <text:p text:style-name="P5"/>
      <table:table table:name="Tabelle15" table:style-name="Tabelle15">
        <table:table-column table:style-name="Tabelle15.A"/>
        <table:table-row table:style-name="TableLine1548024953824">
          <table:table-cell table:style-name="Tabelle15.A1" office:value-type="string">
            <text:h text:style-name="P157" text:outline-level="1"><text:bookmark-start text:name="__RefHeading___Toc2084_2906453973"/>Interface Tab<text:bookmark-end text:name="__RefHeading___Toc2084_2906453973"/></text:h>
          </table:table-cell>
        </table:table-row>
      </table:table>
      <text:p text:style-name="P6"><draw:frame draw:style-name="fr14" draw:name="Bild18" text:anchor-type="paragraph" svg:y="0.1484in" svg:width="3.3071in" svg:height="2.7563in" draw:z-index="1"><draw:image xlink:href="Pictures/10000001000002960000022739D8C1AF869E5325.png" xlink:type="simple" xlink:show="embed" xlink:actuate="onLoad" draw:mime-type="image/png"/></draw:frame></text:p>
      <text:p text:style-name="P14">The Interface category contains settings to change how UI elements are displayed and how they react. </text:p>
      <text:p text:style-name="P14"/>
      <text:p text:style-name="P14"/>
      <text:p text:style-name="P14"/>
      <text:p text:style-name="P14"/>
      <text:p text:style-name="P14"/>
      <text:p text:style-name="P14"/>
      <text:p text:style-name="P14"/>
      <text:p text:style-name="Horizontal_20_Line"/>
      <text:h text:style-name="Heading_20_2" text:outline-level="2"><draw:frame draw:style-name="fr2" draw:name="Bild137" text:anchor-type="paragraph" svg:y="-0.0811in" svg:width="3.4646in" svg:height="0.9571in" draw:z-index="5"><draw:image xlink:href="Pictures/10000001000001F30000008A99651BD8685798DA.png" xlink:type="simple" xlink:show="embed" xlink:actuate="onLoad" draw:mime-type="image/png"/></draw:frame><text:bookmark-start text:name="__RefHeading___Toc9887_304919506"/>Display<text:span text:style-name="T28"> Panel</text:span><text:bookmark-end text:name="__RefHeading___Toc9887_304919506"/></text:h>
      <text:h text:style-name="Heading_20_3" text:outline-level="3"><text:bookmark-start text:name="__RefHeading___Toc4421_3954242542"/>Resolution Scale<text:bookmark-end text:name="__RefHeading___Toc4421_3954242542"/></text:h>
      <text:p text:style-name="P15">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80"><draw:frame draw:style-name="fr2" draw:name="Bild142" text:anchor-type="paragraph" svg:y="-0.0811in" svg:width="1.1374in" svg:height="0.8465in" draw:z-index="10"><draw:image xlink:href="Pictures/10000001000000AB0000007F1AF62BF0CCCBF87F.png" xlink:type="simple" xlink:show="embed" xlink:actuate="onLoad" draw:mime-type="image/png"/></draw:frame>Define the size of the line between the editors. This is a theming setting.</text:p>
      <text:h text:style-name="Heading_20_3" text:outline-level="3"><text:bookmark-start text:name="__RefHeading___Toc4425_3954242542"/>Splash Screen<text:bookmark-end text:name="__RefHeading___Toc4425_3954242542"/></text:h>
      <text:p text:style-name="P80">Display <text:span text:style-name="T52">the </text:span>Splash Screen <text:span text:style-name="T52">when</text:span> start<text:span text:style-name="T52">ing Bforartists</text:span>.</text:p>
      <text:h text:style-name="Heading_20_3" text:outline-level="3"><text:bookmark-start text:name="__RefHeading___Toc4427_3954242542"/>Tool tips<text:bookmark-end text:name="__RefHeading___Toc4427_3954242542"/></text:h>
      <text:p text:style-name="P15">Display tool tips in the UI. With this feature unticked you won't see any tool tips anymore. It is not recommended to turn this <text:span text:style-name="T4">feature </text:span>off. The icon buttons <text:span text:style-name="T4">needs</text:span> <text:span text:style-name="T4">the tool tips</text:span> to display the<text:span text:style-name="T4"> tool</text:span> name.</text:p>
      <text:h text:style-name="Heading_20_3" text:outline-level="3"><draw:frame draw:style-name="fr2" draw:name="Bild143" text:anchor-type="paragraph" svg:y="0.2398in" svg:width="2.1728in" svg:height="1.0118in" draw:z-index="11"><draw:image xlink:href="Pictures/100000010000014600000098DFAE74E519354961.png" xlink:type="simple" xlink:show="embed" xlink:actuate="onLoad" draw:mime-type="image/png"/></draw:frame><text:bookmark-start text:name="__RefHeading___Toc4429_3954242542"/>Python Tool tips<text:bookmark-end text:name="__RefHeading___Toc4429_3954242542"/></text:h>
      <text:p text:style-name="P81">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80"><draw:frame draw:style-name="fr2" draw:name="Bild144" text:anchor-type="paragraph" svg:y="-0.0791in" svg:width="0.8543in" svg:height="0.4689in" draw:z-index="12"><draw:image xlink:href="Pictures/1000000100000080000000463349E0B51C10FFFB.png" xlink:type="simple" xlink:show="embed" xlink:actuate="onLoad" draw:mime-type="image/png"/></draw:frame>The tools in the tool shelf doesn't have a Python tool tip by design. This buttons sits on top of the normal operators, and doesn't access the tool tip of it.</text:p>
      <text:p text:style-name="P18"><text:soft-page-break/><text:span text:style-name="T28">Note: </text:span>It is not recommended to turn the Python tool tips off.</text:p>
      <text:h text:style-name="Heading_20_3" text:outline-level="3"><draw:frame draw:style-name="fr3" draw:name="Bild145" text:anchor-type="paragraph" svg:x="4.6661in" svg:y="0.1902in" svg:width="1.2402in" svg:height="0.4839in" draw:z-index="13"><draw:image xlink:href="Pictures/10000001000000BA000000491277CE2E525D1C1F.png" xlink:type="simple" xlink:show="embed" xlink:actuate="onLoad" draw:mime-type="image/png"/></draw:frame><draw:frame draw:style-name="fr2" draw:name="Bild146" text:anchor-type="paragraph" svg:y="0.1902in" svg:width="1.2717in" svg:height="0.9016in" draw:z-index="14"><draw:image xlink:href="Pictures/10000001000000BF000000879B9F6F8F6E57ED5D.png" xlink:type="simple" xlink:show="embed" xlink:actuate="onLoad" draw:mime-type="image/png"/></draw:frame><text:bookmark-start text:name="__RefHeading___Toc4431_3954242542"/>Developer Extras<text:bookmark-end text:name="__RefHeading___Toc4431_3954242542"/></text:h>
      <text:p text:style-name="P80">This tick box turns on or off the developer entries in the right click menus.</text:p>
      <text:p text:style-name="P80"/>
      <text:p text:style-name="Horizontal_20_Line"/>
      <text:h text:style-name="Heading_20_2" text:outline-level="2"><draw:frame draw:style-name="fr2" draw:name="Bild138" text:anchor-type="paragraph" svg:y="-0.0811in" svg:width="3.3465in" svg:height="1.1457in" draw:z-index="6"><draw:image xlink:href="Pictures/10000001000001F6000000AC4DECE11E3ED2A885.png" xlink:type="simple" xlink:show="embed" xlink:actuate="onLoad" draw:mime-type="image/png"/></draw:frame><text:bookmark-start text:name="__RefHeading___Toc9889_304919506"/>Editors<text:span text:style-name="T28"> Panel</text:span><text:bookmark-end text:name="__RefHeading___Toc9889_304919506"/></text:h>
      <text:p text:style-name="Text_20_body"/>
      <text:p text:style-name="Text_20_body"/>
      <text:h text:style-name="P178" text:outline-level="3"><text:bookmark-start text:name="__RefHeading___Toc4435_3954242542"/>Region Overlap <text:bookmark-end text:name="__RefHeading___Toc4435_3954242542"/></text:h>
      <text:p text:style-name="P83"><draw:frame draw:style-name="fr2" draw:name="Bild1" text:anchor-type="paragraph" svg:y="-0.0811in" svg:width="1.8465in" svg:height="1.4252in" draw:z-index="15"><draw:image xlink:href="Pictures/1000000100000115000000D662BB5553594DD33D.png" xlink:type="simple" xlink:show="embed" xlink:actuate="onLoad" draw:mime-type="image/png"/></draw:frame>This checkbox will enable Blender to draw <text:span text:style-name="T28">the Header, Tool Shelf and the Sidebar </text:span>overlapping the 3D View.<text:span text:style-name="T28"> The transparent areas becomes workspace area. You can for example select vertices now in the transparent areas.</text:span></text:p>
      <text:p text:style-name="P83">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draw:frame draw:style-name="fr3" draw:name="Bild20" text:anchor-type="paragraph" svg:x="4.6299in" svg:y="0.2689in" svg:width="0.811in" svg:height="1.1374in" draw:z-index="17"><draw:image xlink:href="Pictures/10000001000000C30000011178455EE9852FA34F.png" xlink:type="simple" xlink:show="embed" xlink:actuate="onLoad" draw:mime-type="image/png"/></draw:frame><draw:frame draw:style-name="fr3" draw:name="Bild21" text:anchor-type="paragraph" svg:x="3.6689in" svg:y="0.2244in" svg:width="0.7874in" svg:height="1.2201in" draw:z-index="18"><draw:image xlink:href="Pictures/10000001000000BD00000125FE62E2DF8C6B8AD1.png" xlink:type="simple" xlink:show="embed" xlink:actuate="onLoad" draw:mime-type="image/png"/></draw:frame><draw:frame draw:style-name="fr2" draw:name="Bild19" text:anchor-type="paragraph" svg:y="0.2417in" svg:width="1.6929in" svg:height="1.0193in" draw:z-index="16"><draw:image xlink:href="Pictures/10000001000000F400000093349AFCCA070956E6.png" xlink:type="simple" xlink:show="embed" xlink:actuate="onLoad" draw:mime-type="image/png"/></draw:frame><text:bookmark-start text:name="__RefHeading___Toc4439_3954242542"/>Color Picker Type<text:bookmark-end text:name="__RefHeading___Toc4439_3954242542"/></text:h>
      <text:p text:style-name="P72">Choose the type of Color picker that will show when you click on a color field. You can choose between three square types and two circle types.</text:p>
      <text:h text:style-name="Heading_20_3" text:outline-level="3"><draw:frame draw:style-name="fr2" draw:name="Bild2" text:anchor-type="paragraph" svg:y="0.3201in" svg:width="1.1256in" svg:height="0.6929in" draw:z-index="19"><draw:image xlink:href="Pictures/10000001000000A90000006814A6AE7AE0719F21.png" xlink:type="simple" xlink:show="embed" xlink:actuate="onLoad" draw:mime-type="image/png"/></draw:frame><text:bookmark-start text:name="__RefHeading___Toc4441_3954242542"/>Header Position<text:bookmark-end text:name="__RefHeading___Toc4441_3954242542"/></text:h>
      <text:p text:style-name="P85">Define at which default position the headers of the editors should reside.</text:p>
      <text:p text:style-name="P85"/>
      <text:h text:style-name="Heading_20_3" text:outline-level="3"><text:bookmark-start text:name="__RefHeading___Toc4443_3954242542"/>Factor Display Type<text:bookmark-end text:name="__RefHeading___Toc4443_3954242542"/></text:h>
      <text:p text:style-name="P85">Display factor values either as percentage or as factor.</text:p>
      <text:h text:style-name="Heading_20_3" text:outline-level="3"><draw:frame draw:style-name="fr2" draw:name="Bild13" text:anchor-type="paragraph" svg:y="0.2417in" svg:width="3.3465in" svg:height="0.5752in" draw:z-index="139"><draw:image xlink:href="Pictures/10000001000001F6000000563D5C67F7BCE8CEC4.png" xlink:type="simple" xlink:show="embed" xlink:actuate="onLoad" draw:mime-type="image/png"/></draw:frame><text:bookmark-start text:name="__RefHeading___Toc4958_2509128217"/>Temporary Editors subpanel<text:bookmark-end text:name="__RefHeading___Toc4958_2509128217"/></text:h>
      <text:p text:style-name="P139">How the temporary editors behave.</text:p>
      <text:p text:style-name="P139"/>
      <text:h text:style-name="Heading_20_4" text:outline-level="4"><draw:frame draw:style-name="fr2" draw:name="Bild54" text:anchor-type="paragraph" svg:y="0.0417in" svg:width="1.3189in" svg:height="0.8189in" draw:z-index="140"><draw:image xlink:href="Pictures/10000001000000C60000007B94D9F80A1D2DED52.png" xlink:type="simple" xlink:show="embed" xlink:actuate="onLoad" draw:mime-type="image/png"/></draw:frame><text:bookmark-start text:name="__RefHeading___Toc4960_2509128217"/>Render in <text:bookmark-end text:name="__RefHeading___Toc4960_2509128217"/></text:h>
      <text:p text:style-name="P139">Where to display the rendered image.</text:p>
      <text:h text:style-name="Heading_20_4" text:outline-level="4"><draw:frame draw:style-name="fr2" draw:name="Bild55" text:anchor-type="paragraph" svg:y="0.0744in" svg:width="1.3071in" svg:height="0.5472in" draw:z-index="141"><draw:image xlink:href="Pictures/10000001000000C4000000528B1A1B2F1D963C08.png" xlink:type="simple" xlink:show="embed" xlink:actuate="onLoad" draw:mime-type="image/png"/></draw:frame><text:bookmark-start text:name="__RefHeading___Toc4962_2509128217"/><text:soft-page-break/>File browser<text:bookmark-end text:name="__RefHeading___Toc4962_2509128217"/></text:h>
      <text:p text:style-name="P139">Where to open the file browser.</text:p>
      <text:p text:style-name="P139"/>
      <text:h text:style-name="Heading_20_3" text:outline-level="3"><draw:frame draw:style-name="fr2" draw:name="Bild56" text:anchor-type="paragraph" svg:y="0.0744in" svg:width="3.5118in" svg:height="0.6846in" draw:z-index="142"><draw:image xlink:href="Pictures/100000010000020F00000067304BF742AF0A00AC.png" xlink:type="simple" xlink:show="embed" xlink:actuate="onLoad" draw:mime-type="image/png"/></draw:frame><text:bookmark-start text:name="__RefHeading___Toc4964_2509128217"/>Status Bar subpanel<text:bookmark-end text:name="__RefHeading___Toc4964_2509128217"/></text:h>
      <text:p text:style-name="P139">What content to display in the status bar at the bottom. </text:p>
      <text:p text:style-name="P139"/>
      <text:p text:style-name="Horizontal_20_Line"/>
      <text:h text:style-name="Heading_20_2" text:outline-level="2"><draw:frame draw:style-name="fr4" draw:name="Bild139" text:anchor-type="paragraph" svg:width="3.3346in" svg:height="0.7083in" draw:z-index="7"><draw:image xlink:href="Pictures/10000001000001F40000006AF979475373817D81.png" xlink:type="simple" xlink:show="embed" xlink:actuate="onLoad" draw:mime-type="image/png"/></draw:frame><text:bookmark-start text:name="__RefHeading___Toc9891_304919506"/>Translation<text:span text:style-name="T28"> Panel</text:span><text:bookmark-end text:name="__RefHeading___Toc9891_304919506"/></text:h>
      <text:p text:style-name="P85">Choose another default language for Bforartists.</text:p>
      <text:p text:style-name="P85"/>
      <text:h text:style-name="Heading_20_3" text:outline-level="3"><draw:frame draw:style-name="fr2" draw:name="Bild22" text:anchor-type="paragraph" svg:y="0.1327in" svg:width="2.8508in" svg:height="1.5665in" draw:z-index="20"><draw:image xlink:href="Pictures/10000001000002920000016A38B0821704736616.png" xlink:type="simple" xlink:show="embed" xlink:actuate="onLoad" draw:mime-type="image/png"/></draw:frame><text:bookmark-start text:name="__RefHeading___Toc4445_3954242542"/>Language<text:bookmark-end text:name="__RefHeading___Toc4445_3954242542"/></text:h>
      <text:p text:style-name="P85">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77">Tool tips translates the tool tips too.</text:p>
      <text:h text:style-name="Heading_20_3" text:outline-level="3"><text:bookmark-start text:name="__RefHeading___Toc4449_3954242542"/>Interface<text:bookmark-end text:name="__RefHeading___Toc4449_3954242542"/></text:h>
      <text:p text:style-name="P77">Interface translates all the interface texts</text:p>
      <text:h text:style-name="Heading_20_3" text:outline-level="3"><text:bookmark-start text:name="__RefHeading___Toc4451_3954242542"/>New Data<text:bookmark-end text:name="__RefHeading___Toc4451_3954242542"/></text:h>
      <text:p text:style-name="P77"><draw:frame draw:style-name="fr4" draw:name="Bild23" text:anchor-type="paragraph" svg:width="2.9571in" svg:height="1.4839in" draw:z-index="21"><draw:image xlink:href="Pictures/10000001000001AA000000D6365DEF2214A51F47.png" xlink:type="simple" xlink:show="embed" xlink:actuate="onLoad" draw:mime-type="image/png"/></draw:frame>New data is meant to edit the localization texts. </text:p>
      <text:p text:style-name="P77">This can be done in the right click menus of the tools when everything is set up in the correct way.</text:p>
      <text:p text:style-name="P86">This is a development feature. You need a repository of Bforartists!</text:p>
      <text:p text:style-name="P77"/>
      <table:table table:name="Tabelle16" table:style-name="Tabelle16">
        <table:table-column table:style-name="Tabelle16.A"/>
        <table:table-row table:style-name="Tabelle16.1">
          <table:table-cell table:style-name="Tabelle16.A1" office:value-type="string">
            <text:p text:style-name="P11">Note</text:p>
          </table:table-cell>
        </table:table-row>
        <table:table-row table:style-name="TableLine1548024978848">
          <table:table-cell table:style-name="Tabelle16.A2" office:value-type="string">
            <text:p text:style-name="P9">This feature is currently not functional in Bforartists. It ends in a<text:span text:style-name="T25">n</text:span> error message.</text:p>
          </table:table-cell>
        </table:table-row>
      </table:table>
      <text:p text:style-name="P77"/>
      <text:p text:style-name="P77">Let's nevertheless document the way how it should work. Note that you need a Bforartists repository for that. The binary version does not come with the editable *.po files, but with already compiled *.mo files for the translation.</text:p>
      <text:p text:style-name="P77"><draw:frame draw:style-name="fr4" draw:name="Bild24" text:anchor-type="paragraph" svg:width="3.472in" svg:height="0.4098in" draw:z-index="22"><draw:image xlink:href="Pictures/10000001000001F40000003B769603062212BDE3.png" xlink:type="simple" xlink:show="embed" xlink:actuate="onLoad" draw:mime-type="image/png"/></draw:frame><text:soft-page-break/>Note that you first need to set the path to the translation files for that. Or you will get an error. This is done in the File tab. The |18n string.</text:p>
      <text:p text:style-name="P77"><draw:frame draw:style-name="fr2" draw:name="Bild26" text:anchor-type="paragraph" svg:y="0.0681in" svg:width="3.6535in" svg:height="0.472in" draw:z-index="24"><draw:image xlink:href="Pictures/100000010000020E00000044686A9DE3D86687E4.png" xlink:type="simple" xlink:show="embed" xlink:actuate="onLoad" draw:mime-type="image/png"/></draw:frame>The path should lead to the *.po files that you want to translate. Which can be found in the Bforartists repository.</text:p>
      <text:p text:style-name="P77">And you need to enable the Manage UI translations add-on. And to fix the paths in this add-on. The default paths are currently set for Blender.</text:p>
      <text:p text:style-name="P77"/>
      <text:p text:style-name="P77"><draw:frame draw:style-name="fr2" draw:name="Bild25" text:anchor-type="paragraph" svg:y="-0.0992in" svg:width="5.4173in" svg:height="1.7362in" draw:z-index="23"><draw:image xlink:href="Pictures/100000010000030C000000FA6B12CE55B081B987.png" xlink:type="simple" xlink:show="embed" xlink:actuate="onLoad" draw:mime-type="image/png"/></draw:frame></text:p>
      <text:p text:style-name="P77"/>
      <text:p text:style-name="P77"/>
      <text:p text:style-name="P77"/>
      <text:p text:style-name="P77"/>
      <text:p text:style-name="P77"/>
      <text:p text:style-name="P77">And then you might end in this error here ...</text:p>
      <text:p text:style-name="P77"><draw:frame draw:style-name="fr2" draw:name="Bild27" text:anchor-type="paragraph" svg:y="0.0937in" svg:width="3.9098in" svg:height="0.5472in" draw:z-index="25"><draw:image xlink:href="Pictures/10000001000002330000004FA07444DA386F5EFF.png" xlink:type="simple" xlink:show="embed" xlink:actuate="onLoad" draw:mime-type="image/png"/></draw:frame></text:p>
      <text:p text:style-name="P77"/>
      <text:p text:style-name="P77"/>
      <text:p text:style-name="P79">In case somebody has an idea what's going on here, every hint is welcome ...</text:p>
      <text:p text:style-name="Horizontal_20_Line"/>
      <text:h text:style-name="P171" text:outline-level="2"><draw:frame draw:style-name="fr2" draw:name="Bild140" text:anchor-type="paragraph" svg:y="-0.0811in" svg:width="3.339in" svg:height="0.8346in" draw:z-index="8"><draw:image xlink:href="Pictures/10000001000001F600000080AF2BD43396AE44F8.png" xlink:type="simple" xlink:show="embed" xlink:actuate="onLoad" draw:mime-type="image/png"/></draw:frame><text:bookmark-start text:name="__RefHeading___Toc9893_304919506"/>Text Rendering<text:span text:style-name="T28"> Panel</text:span><text:bookmark-end text:name="__RefHeading___Toc9893_304919506"/></text:h>
      <text:p text:style-name="P87">Text related settings for the font of the interface.</text:p>
      <text:h text:style-name="Heading_20_3" text:outline-level="3"><text:bookmark-start text:name="__RefHeading___Toc4453_3954242542"/>Anti Aliasing<text:bookmark-end text:name="__RefHeading___Toc4453_3954242542"/></text:h>
      <text:p text:style-name="P87">Use Anti Alias at the UI elements to prevent pixelated look of the font. </text:p>
      <text:h text:style-name="Heading_20_3" text:outline-level="3"><draw:frame draw:style-name="fr2" draw:name="Bild28" text:anchor-type="paragraph" svg:y="-0.0811in" svg:width="1.1256in" svg:height="0.839in" draw:z-index="26"><draw:image xlink:href="Pictures/10000001000000A90000007EFA13A635BBD4D850.png" xlink:type="simple" xlink:show="embed" xlink:actuate="onLoad" draw:mime-type="image/png"/></draw:frame><text:bookmark-start text:name="__RefHeading___Toc4455_3954242542"/>Hinting<text:bookmark-end text:name="__RefHeading___Toc4455_3954242542"/></text:h>
      <text:p text:style-name="P87">What sharpening method to use to make the text render sharp.</text:p>
      <text:h text:style-name="P172" text:outline-level="2"><text:bookmark-start text:name="__RefHeading___Toc9646_4219285801"/>Interface Font<text:bookmark-end text:name="__RefHeading___Toc9646_4219285801"/></text:h>
      <text:p text:style-name="P73">Define a custom interface font. The font in the whole UI.</text:p>
      <text:h text:style-name="P172" text:outline-level="2"><text:bookmark-start text:name="__RefHeading___Toc36592_9687543391"/>Monospace Font<text:bookmark-end text:name="__RefHeading___Toc36592_9687543391"/></text:h>
      <text:p text:style-name="P73">Define a custom Monospace font. That's the one used in the python console for example.</text:p>
      <text:p text:style-name="P141"><text:soft-page-break/></text:p>
      <text:h text:style-name="P171" text:outline-level="2"><draw:frame draw:style-name="fr2" draw:name="Bild141" text:anchor-type="paragraph" svg:y="-0.0811in" svg:width="3.3465in" svg:height="1.839in" draw:z-index="9"><draw:image xlink:href="Pictures/10000001000001F600000114D50F343A610FC33A.png" xlink:type="simple" xlink:show="embed" xlink:actuate="onLoad" draw:mime-type="image/png"/></draw:frame><text:bookmark-start text:name="__RefHeading___Toc9895_304919506"/>Menus<text:span text:style-name="T28">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87">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87">Adjust the time delay before the top level menu opens on mouse over.</text:p>
      <text:h text:style-name="Heading_20_4" text:outline-level="4"><text:bookmark-start text:name="__RefHeading___Toc4461_3954242542"/>Sub Level<text:bookmark-end text:name="__RefHeading___Toc4461_3954242542"/></text:h>
      <text:p text:style-name="P87">Adjust the time delay before a sub level menu opens on mouse over.</text:p>
      <text:h text:style-name="Heading_20_2" text:outline-level="2"><text:bookmark-start text:name="__RefHeading___Toc4463_3954242542"/>Pie Menus<text:bookmark-end text:name="__RefHeading___Toc4463_3954242542"/></text:h>
      <text:p text:style-name="P87">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46">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46">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46">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46">The pie menu size in pixels.</text:p>
      <text:h text:style-name="Heading_20_4" text:outline-level="4"><text:bookmark-start text:name="__RefHeading___Toc4473_3954242542"/>Threshold<text:bookmark-end text:name="__RefHeading___Toc4473_3954242542"/></text:h>
      <text:p text:style-name="P46">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46">Distance threshold after which selection is made. A value of zero disables this feature.</text:p>
      <text:p text:style-name="P57"/>
      <text:p text:style-name="P88"/>
      <text:p text:style-name="P88"/>
      <text:p text:style-name="P88"/>
      <table:table table:name="Tabelle19" table:style-name="Tabelle19">
        <table:table-column table:style-name="Tabelle19.A"/>
        <text:soft-page-break/>
        <table:table-row table:style-name="TableLine1548024972592">
          <table:table-cell table:style-name="Tabelle19.A1" office:value-type="string">
            <text:h text:style-name="P158" text:outline-level="1"><text:bookmark-start text:name="__RefHeading___Toc9648_4219285801"/>Themes<text:bookmark-end text:name="__RefHeading___Toc9648_4219285801"/></text:h>
          </table:table-cell>
        </table:table-row>
      </table:table>
      <text:p text:style-name="P17"/>
      <text:p text:style-name="P88"><draw:frame draw:style-name="fr13" draw:name="Bild30" text:anchor-type="paragraph" svg:width="3.3744in" svg:height="2.7835in" draw:z-index="27"><draw:image xlink:href="Pictures/10000001000002A40000022E0B4311A0A29B2B6E.png" xlink:type="simple" xlink:show="embed" xlink:actuate="onLoad" draw:mime-type="image/png"/><svg:title>../_images/user_prefs-themes_tab.png</svg:title></draw:frame><text:span text:style-name="T10">The </text:span><text:span text:style-name="Emphasis"><text:span text:style-name="T10">Themes</text:span></text:span><text:span text:style-name="T10"> tab allows you to customize interface appearance and colors.</text:span><text:span text:style-name="T11"> There are various elements that can be themed. </text:span></text:p>
      <text:p text:style-name="P88"><text:span text:style-name="T29">Any change here will</text:span> appear in real-time on your screen<text:span text:style-name="T29"> in the corresponding editor</text:span>. </text:p>
      <text:p text:style-name="P46">To change a color for a UI element, simply click at one of the color fields. A color dialog will open up to choose a new color<text:span text:style-name="T30">.</text:span></text:p>
      <text:p text:style-name="P84"><draw:frame draw:style-name="fr12" draw:name="Bild34" text:anchor-type="paragraph" svg:x="0.0236in" svg:y="0.0492in" svg:width="1.6465in" svg:height="1.3193in" draw:z-index="31"><draw:image xlink:href="Pictures/10000001000001EE0000018C4BC576EE88746AB6.png" xlink:type="simple" xlink:show="embed" xlink:actuate="onLoad" draw:mime-type="image/png"/></draw:frame></text:p>
      <text:p text:style-name="P84"/>
      <text:p text:style-name="P84"/>
      <text:p text:style-name="P84"/>
      <text:p text:style-name="P84"/>
      <text:h text:style-name="Heading_20_2" text:outline-level="2"><draw:frame draw:style-name="fr2" draw:name="Bild31" text:anchor-type="paragraph" svg:y="0.0591in" svg:width="1.9217in" svg:height="0.8862in" draw:z-index="28"><draw:image xlink:href="Pictures/100000010000012000000085B27739D814A971D6.png" xlink:type="simple" xlink:show="embed" xlink:actuate="onLoad" draw:mime-type="image/png"/></draw:frame><text:bookmark-start text:name="__RefHeading___Toc9650_4219285801"/>Presets<text:bookmark-end text:name="__RefHeading___Toc9650_4219285801"/></text:h>
      <text:p text:style-name="P56">Bforartists comes with several theme presets. You can choose between them in the drop down box. Don't forget to save the user settings to make the change<text:span text:style-name="T29"> to the new preset</text:span> permanent.</text:p>
      <text:h text:style-name="Heading_20_3" text:outline-level="3"><text:bookmark-start text:name="__RefHeading___Toc4477_3954242542"/>Create new Theme<text:bookmark-end text:name="__RefHeading___Toc4477_3954242542"/></text:h>
      <text:p text:style-name="P88">To <text:span text:style-name="T13">create</text:span> a <text:span text:style-name="T13">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9"><draw:frame draw:style-name="fr3" draw:name="Bild32" text:anchor-type="paragraph" svg:x="5.2437in" svg:y="-0.1307in" svg:width="2.1256in" svg:height="0.5429in" draw:z-index="29"><draw:image xlink:href="Pictures/10000001000001320000004EAEBBEA25F5466600.png" xlink:type="simple" xlink:show="embed" xlink:actuate="onLoad" draw:mime-type="image/png"/></draw:frame><draw:frame draw:style-name="fr3" draw:name="Bild33" text:anchor-type="paragraph" svg:x="3.8547in" svg:y="0.5528in" svg:width="3.5547in" svg:height="0.9016in" draw:z-index="30"><draw:image xlink:href="Pictures/100000010000020000000082A77E86F62F7FD385.png" xlink:type="simple" xlink:show="embed" xlink:actuate="onLoad" draw:mime-type="image/png"/></draw:frame>To share the new created theme you have to copy it from that folder.<text:span text:style-name="T13"> This XML file can then be loaded as a theme at another computer with Bforartists installed.</text:span></text:p>
      <text:h text:style-name="P173" text:outline-level="2"><text:bookmark-start text:name="__RefHeading___Toc3554_23313270891"/><text:bookmark-end text:name="__RefHeading___Toc3554_23313270891"/></text:h>
      <text:p text:style-name="P88"><text:s/></text:p>
      <text:h text:style-name="Heading_20_2" text:outline-level="2"><text:bookmark-start text:name="__RefHeading___Toc9652_4219285801"/>Install<text:bookmark-end text:name="__RefHeading___Toc9652_4219285801"/></text:h>
      <text:p text:style-name="P46">Install an external theme. This button will open a file browser.</text:p>
      <text:h text:style-name="Heading_20_2" text:outline-level="2"><text:bookmark-start text:name="__RefHeading___Toc9654_4219285801"/>Reset<text:bookmark-end text:name="__RefHeading___Toc9654_4219285801"/></text:h>
      <text:p text:style-name="P45">Resets all made changes, and resets the current theme to its initial state.</text:p>
      <text:h text:style-name="Heading_20_2" text:outline-level="2"><text:bookmark-start text:name="__RefHeading___Toc9656_4219285801"/><text:soft-page-break/><text:span text:style-name="T53">List of </text:span>Editors<text:bookmark-end text:name="__RefHeading___Toc9656_4219285801"/></text:h>
      <text:p text:style-name="P55">The list of the editors that you can theme. Every editor can have its own theming.</text:p>
      <text:p text:style-name="P45"/>
      <table:table table:name="Tabelle8" table:style-name="Tabelle8">
        <table:table-column table:style-name="Tabelle8.A"/>
        <table:table-row table:style-name="TableLine1548024988368">
          <table:table-cell table:style-name="Tabelle8.A1" office:value-type="string">
            <text:h text:style-name="P159" text:outline-level="1"><text:bookmark-start text:name="__RefHeading___Toc9735_3562564537"/>Viewport<text:bookmark-end text:name="__RefHeading___Toc9735_3562564537"/></text:h>
          </table:table-cell>
        </table:table-row>
      </table:table>
      <text:p text:style-name="P49"/>
      <text:p text:style-name="P50"><draw:frame draw:style-name="fr2" draw:name="Bild11" text:anchor-type="paragraph" svg:y="0in" svg:width="3.3035in" svg:height="2.7319in" draw:z-index="32"><draw:image xlink:href="Pictures/10000001000002950000022300742F5974E73FF4.png" xlink:type="simple" xlink:show="embed" xlink:actuate="onLoad" draw:mime-type="image/png"/></draw:frame>Contains the settings for the 3D Viewport. </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Heading_20_2" text:outline-level="2"><draw:frame draw:style-name="fr2" draw:name="Bild87" text:anchor-type="paragraph" svg:y="0.0134in" svg:width="3.339in" svg:height="1.1457in" draw:z-index="40"><draw:image xlink:href="Pictures/10000001000001F5000000AC1A944C055C15FC11.png" xlink:type="simple" xlink:show="embed" xlink:actuate="onLoad" draw:mime-type="image/png"/></draw:frame><text:bookmark-start text:name="__RefHeading___Toc9737_3562564537"/>Display<text:bookmark-end text:name="__RefHeading___Toc9737_3562564537"/></text:h>
      <text:p text:style-name="Text_20_body"/>
      <text:p text:style-name="Text_20_body"/>
      <text:h text:style-name="Heading_20_3" text:outline-level="3"><text:bookmark-start text:name="__RefHeading___Toc5010_2296534717"/>Text Info Overlay<text:bookmark-end text:name="__RefHeading___Toc5010_2296534717"/></text:h>
      <text:h text:style-name="Heading_20_4" text:outline-level="4"><draw:frame draw:style-name="fr4" draw:name="Bild12" text:anchor-type="paragraph" svg:width="1.3071in" svg:height="0.5709in" draw:z-index="33"><draw:image xlink:href="Pictures/1000000100000106000000727BE52FF9C996614B.png" xlink:type="simple" xlink:show="embed" xlink:actuate="onLoad" draw:mime-type="image/png"/></draw:frame><text:bookmark-start text:name="__RefHeading___Toc4479_3954242542"/>Object Info<text:bookmark-end text:name="__RefHeading___Toc4479_3954242542"/></text:h>
      <text:p text:style-name="P82">Display <text:span text:style-name="T30">current frame, collection name</text:span> <text:span text:style-name="T30">and </text:span>Object name in the <text:span text:style-name="T30">upper</text:span> left edge of the 3D view<text:span text:style-name="T30">.</text:span></text:p>
      <text:p text:style-name="Text_20_body"><draw:frame draw:style-name="fr2" draw:name="Bild37" text:anchor-type="paragraph" svg:y="-0.1091in" svg:width="0.7953in" svg:height="0.3189in" draw:z-index="36"><draw:image xlink:href="Pictures/100000010000009F0000004023774123BCB90391.png" xlink:type="simple" xlink:show="embed" xlink:actuate="onLoad" draw:mime-type="image/png"/></draw:frame><text:span text:style-name="T30">The letters</text:span> appears in yellow when the current frame <text:span text:style-name="T30">of the selected object </text:span>has a keyframe.</text:p>
      <text:h text:style-name="Heading_20_4" text:outline-level="4"><draw:frame draw:style-name="fr2" draw:name="Bild35" text:anchor-type="paragraph" svg:y="0.2146in" svg:width="1.3071in" svg:height="0.5709in" draw:z-index="34"><draw:image xlink:href="Pictures/100000010000010600000072E360A3323F0DD477.png" xlink:type="simple" xlink:show="embed" xlink:actuate="onLoad" draw: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4" draw:name="Bild36" text:anchor-type="paragraph" svg:width="0.9016in" svg:height="0.3543in" draw:z-index="35"><draw:image xlink:href="Pictures/10000001000000B4000000476685FDFB333792EC.png" xlink:type="simple" xlink:show="embed" xlink:actuate="onLoad" draw:mime-type="image/png"/></draw:frame>Show the frames per second screen refresh rate while an animation is played back. It appears in the viewport corner, displaying red if the frame rate set cannot be reached. And replaces the View name while the animation is playing.</text:p>
      <text:h text:style-name="Heading_20_4" text:outline-level="4"><draw:frame draw:style-name="fr3" draw:name="Bild38" text:anchor-type="paragraph" svg:x="6.3547in" svg:y="0.0193in" svg:width="1.0075in" svg:height="0.8583in" draw:z-index="37"><draw:image xlink:href="Pictures/100000010000012E00000102482FAEFC6C7B1816.png" xlink:type="simple" xlink:show="embed" xlink:actuate="onLoad" draw:mime-type="image/png"/></draw:frame><text:bookmark-start text:name="__RefHeading___Toc4485_3954242542"/>Gizmo Size<text:bookmark-end text:name="__RefHeading___Toc4485_3954242542"/></text:h>
      <text:p text:style-name="Text_20_body">Adjust the size of the transform gizmo that appears when you have one of the transform tools activated.</text:p>
      <text:h text:style-name="Heading_20_4" text:outline-level="4"><draw:frame draw:style-name="fr2" draw:name="Bild39" text:anchor-type="paragraph" svg:y="0.2236in" svg:width="0.8598in" svg:height="0.8in" draw:z-index="38"><draw:image xlink:href="Pictures/1000000100000102000000F0B3ABF34A633C2E91.png" xlink:type="simple" xlink:show="embed" xlink:actuate="onLoad" draw:mime-type="image/png"/></draw:frame><text:bookmark-start text:name="__RefHeading___Toc4487_3954242542"/><text:soft-page-break/><text:span text:style-name="T59">Object Origin</text:span> Size<text:bookmark-end text:name="__RefHeading___Toc4487_3954242542"/></text:h>
      <text:p text:style-name="Text_20_body">Adjust the size of the orange dot that represents the center of the object. The pivot.</text:p>
      <text:p text:style-name="Text_20_body"/>
      <text:h text:style-name="Heading_20_4" text:outline-level="4"><draw:frame draw:style-name="fr11" draw:name="Bild9" text:anchor-type="paragraph" svg:y="0.2236in" svg:width="1.4453in" svg:height="0.7874in" draw:z-index="126"><draw:image xlink:href="Pictures/10000001000000D9000000766677A2960BCC417B.png" xlink:type="simple" xlink:show="embed" xlink:actuate="onLoad" draw:mime-type="image/png"/></draw:frame><draw:frame draw:style-name="fr3" draw:name="Bild15" text:anchor-type="paragraph" svg:x="4.3291in" svg:y="0.2382in" svg:width="1.3071in" svg:height="0.6846in" draw:z-index="127"><draw:image xlink:href="Pictures/10000000000000C4000000675B3CDDD6910EAB44.jpg" xlink:type="simple" xlink:show="embed" xlink:actuate="onLoad" draw:mime-type="image/jpeg"/></draw:frame><text:bookmark-start text:name="__RefHeading___Toc11518_260093420"/>3D Viewport Axis<text:bookmark-end text:name="__RefHeading___Toc11518_260093420"/></text:h>
      <text:p text:style-name="P132">Adjust the apperance of the 3D Viewport mini axis widget.</text:p>
      <text:p text:style-name="P132"/>
      <text:h text:style-name="Heading_20_5" text:outline-level="5"><text:bookmark-start text:name="__RefHeading___Toc11520_260093420"/>Off<text:bookmark-end text:name="__RefHeading___Toc11520_260093420"/></text:h>
      <text:p text:style-name="P132">Hides the Mini axis widget</text:p>
      <text:h text:style-name="Heading_20_5" text:outline-level="5"><draw:frame draw:style-name="fr11" draw:name="Bild16" text:anchor-type="paragraph" svg:y="0.2236in" svg:width="0.4528in" svg:height="0.4335in" draw:z-index="128"><draw:image xlink:href="Pictures/1000000100000044000000413E79FE4FBC23BAFE.png" xlink:type="simple" xlink:show="embed" xlink:actuate="onLoad" draw:mime-type="image/png"/></draw:frame><text:bookmark-start text:name="__RefHeading___Toc11522_260093420"/>Simple Axis<text:bookmark-end text:name="__RefHeading___Toc11522_260093420"/></text:h>
      <text:p text:style-name="P132">Shows simple axis. This widget type is not interactive. It just shows the state of the viewport rotation.</text:p>
      <text:h text:style-name="Heading_20_6" text:outline-level="6"><draw:frame draw:style-name="fr11" draw:name="Bild44" text:anchor-type="paragraph" svg:y="0.2236in" svg:width="2.3071in" svg:height="0.472in" draw:z-index="129"><draw:image xlink:href="Pictures/100000010000015A00000047B7778C42C73FBCAF.png" xlink:type="simple" xlink:show="embed" xlink:actuate="onLoad" draw:mime-type="image/png"/></draw:frame><text:bookmark-start text:name="__RefHeading___Toc11524_260093420"/>Size<text:bookmark-end text:name="__RefHeading___Toc11524_260093420"/></text:h>
      <text:p text:style-name="P132">The size of the simple mini axis widget<text:span text:style-name="T61">.</text:span></text:p>
      <text:h text:style-name="Heading_20_6" text:outline-level="6"><text:bookmark-start text:name="__RefHeading___Toc11526_260093420"/>Brightness<text:bookmark-end text:name="__RefHeading___Toc11526_260093420"/></text:h>
      <text:p text:style-name="P132">The brighness of th simple mini axis widget.</text:p>
      <text:h text:style-name="Heading_20_5" text:outline-level="5"><draw:frame draw:style-name="fr11" draw:name="Bild46" text:anchor-type="paragraph" svg:y="0.2236in" svg:width="2.378in" svg:height="0.378in" draw:z-index="131"><draw:image xlink:href="Pictures/100000010000016500000039CC9FBCBA769EF3C5.png" xlink:type="simple" xlink:show="embed" xlink:actuate="onLoad" draw:mime-type="image/png"/></draw:frame><text:bookmark-start text:name="__RefHeading___Toc11528_260093420"/>Interactive Navigation<text:bookmark-end text:name="__RefHeading___Toc11528_260093420"/></text:h>
      <text:p text:style-name="P132">The default mini axis widget. This widget is interactive. Clicking and dragging will rotate the viewport. Clicking at one of the colored spots at the end of the axis will snap to the neares orthographic view.</text:p>
      <text:h text:style-name="P208" text:outline-level="6"><text:bookmark-start text:name="__RefHeading___Toc4841_922134893"/>Size<text:bookmark-end text:name="__RefHeading___Toc4841_922134893"/></text:h>
      <text:p text:style-name="P133">The size of the <text:span text:style-name="T61">interactive navigation </text:span>widget<text:span text:style-name="T61">.</text:span></text:p>
      <text:p text:style-name="Horizontal_20_Line"/>
      <text:h text:style-name="Heading_20_2" text:outline-level="2"><draw:frame draw:style-name="fr2" draw:name="Bild41" text:anchor-type="paragraph" svg:y="0.2492in" svg:width="3.339in" svg:height="0.8583in" draw:z-index="39"><draw:image xlink:href="Pictures/10000001000001F50000008160A4CFD450352258.png" xlink:type="simple" xlink:show="embed" xlink:actuate="onLoad" draw:mime-type="image/png"/></draw:frame><text:bookmark-start text:name="__RefHeading___Toc9739_3562564537"/>Quality<text:bookmark-end text:name="__RefHeading___Toc9739_3562564537"/></text:h>
      <text:p text:style-name="P90">Contains the settings to adjust the display quality in the viewport.</text:p>
      <text:h text:style-name="Heading_20_3" text:outline-level="3"><text:bookmark-start text:name="__RefHeading___Toc4489_3954242542"/>Viewport <text:span text:style-name="T53">Anti-Aliasing</text:span><text:bookmark-end text:name="__RefHeading___Toc4489_3954242542"/></text:h>
      <text:p text:style-name="P90">The <text:span text:style-name="T53">anti alias </text:span>quality settings for the solid mode rendering in the 3d viewport.</text:p>
      <text:h text:style-name="Heading_20_3" text:outline-level="3"><draw:frame draw:style-name="fr2" draw:name="Bild90" text:anchor-type="paragraph" svg:y="0.2516in" svg:width="1.1374in" svg:height="1.1256in" draw:z-index="43"><draw:image xlink:href="Pictures/10000001000000AB000000A9941E570BE227F6E3.png" xlink:type="simple" xlink:show="embed" xlink:actuate="onLoad" draw:mime-type="image/png"/></draw:frame><text:bookmark-start text:name="__RefHeading___Toc4491_3954242542"/>Multi sampling<text:bookmark-end text:name="__RefHeading___Toc4491_3954242542"/></text:h>
      <text:p text:style-name="P90">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91">The grease pencil drawing has its own OpenGL Multi sampling. <text:span text:style-name="T31">Set the OpenGL Multi sampling in case your system supports it.</text:span></text:p>
      <text:h text:style-name="Heading_20_3" text:outline-level="3"><text:bookmark-start text:name="__RefHeading___Toc4495_3954242542"/><text:soft-page-break/>Edit Mode Smooth Wires<text:bookmark-end text:name="__RefHeading___Toc4495_3954242542"/></text:h>
      <text:p text:style-name="P91">Enable Edit Mode edge smoothing which reduces anti alias and makes the edge more sharp. A change requires a restart of the software.</text:p>
      <text:p text:style-name="Horizontal_20_Line"/>
      <text:h text:style-name="Heading_20_2" text:outline-level="2"><draw:frame draw:style-name="fr2" draw:name="Bild88" text:anchor-type="paragraph" svg:y="0.1165in" svg:width="3.339in" svg:height="0.839in" draw:z-index="41"><draw:image xlink:href="Pictures/10000001000001F50000007E176B8D7F340DF05F.png" xlink:type="simple" xlink:show="embed" xlink:actuate="onLoad" draw:mime-type="image/png"/></draw:frame><text:bookmark-start text:name="__RefHeading___Toc9741_3562564537"/>Textures<text:bookmark-end text:name="__RefHeading___Toc9741_3562564537"/></text:h>
      <text:p text:style-name="Text_20_body"/>
      <text:h text:style-name="P179" text:outline-level="3"><text:bookmark-start text:name="__RefHeading___Toc4497_3954242542"/>Limit Size <text:bookmark-end text:name="__RefHeading___Toc4497_3954242542"/></text:h>
      <text:p text:style-name="P92"><draw:frame draw:style-name="fr2" draw:name="Bild91" text:anchor-type="paragraph" svg:y="0.0693in" svg:width="0.9646in" svg:height="1.4839in" draw:z-index="44"><draw:image xlink:href="Pictures/100000010000008B000000D6F99132C86384BD6D.png" xlink:type="simple" xlink:show="embed" xlink:actuate="onLoad" draw: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79" text:outline-level="3"><text:bookmark-start text:name="__RefHeading___Toc4499_3954242542"/>Anisotropic Filtering <text:bookmark-end text:name="__RefHeading___Toc4499_3954242542"/></text:h>
      <text:p text:style-name="P92">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91">Clip alpha when the value is below the here defined value.</text:p>
      <text:h text:style-name="Heading_20_3" text:outline-level="3"><draw:frame draw:style-name="fr4" draw:name="Bild147" text:anchor-type="paragraph" svg:width="1.1339in" svg:height="0.6929in" draw:z-index="45"><draw:image xlink:href="Pictures/10000001000000AA0000006882A01B60082ED497.png" xlink:type="simple" xlink:show="embed" xlink:actuate="onLoad" draw:mime-type="image/png"/></draw:frame><text:bookmark-start text:name="__RefHeading___Toc4503_3954242542"/>Image Display Method<text:bookmark-end text:name="__RefHeading___Toc4503_3954242542"/></text:h>
      <text:p text:style-name="P91">The method that is used to draw textures in the viewport.</text:p>
      <text:p text:style-name="P91"/>
      <text:p text:style-name="Horizontal_20_Line"/>
      <text:h text:style-name="Heading_20_2" text:outline-level="2"><draw:frame draw:style-name="fr3" draw:name="Bild89" text:anchor-type="paragraph" svg:x="3.9543in" svg:y="0.3256in" svg:width="3.339in" svg:height="0.4016in" draw:z-index="42"><draw:image xlink:href="Pictures/10000001000001F50000003CCD86A230679476CF.png" xlink:type="simple" xlink:show="embed" xlink:actuate="onLoad" draw:mime-type="image/png"/></draw:frame><text:bookmark-start text:name="__RefHeading___Toc9743_3562564537"/>Selection<text:bookmark-end text:name="__RefHeading___Toc9743_3562564537"/></text:h>
      <text:p text:style-name="P91">OpenGL Depth picking tries to pick the object in front. Without this method you may pick an object underneath.</text:p>
      <text:p text:style-name="P47"/>
      <text:p text:style-name="P47"/>
      <text:p text:style-name="P47"/>
      <text:p text:style-name="P47"/>
      <text:p text:style-name="P47"/>
      <text:p text:style-name="P47"/>
      <text:p text:style-name="P47"/>
      <text:p text:style-name="P47"/>
      <text:p text:style-name="P47"/>
      <table:table table:name="Tabelle20" table:style-name="Tabelle20">
        <table:table-column table:style-name="Tabelle20.A"/>
        <text:soft-page-break/>
        <table:table-row table:style-name="TableLine1548024997888">
          <table:table-cell table:style-name="Tabelle20.A1" office:value-type="string">
            <text:h text:style-name="P160" text:outline-level="1"><text:bookmark-start text:name="__RefHeading___Toc9943_531186970"/>Lights<text:bookmark-end text:name="__RefHeading___Toc9943_531186970"/></text:h>
          </table:table-cell>
        </table:table-row>
      </table:table>
      <text:p text:style-name="P48"><draw:frame draw:style-name="fr2" draw:name="Bild148" text:anchor-type="paragraph" svg:y="0.1472in" svg:width="3.3744in" svg:height="2.7835in" draw:z-index="46"><draw:image xlink:href="Pictures/10000001000002A30000022DBBDD4BB2D8F42609.png" xlink:type="simple" xlink:show="embed" xlink:actuate="onLoad" draw:mime-type="image/png"/></draw:frame></text:p>
      <text:p text:style-name="P51">The viewport uses different light setups in different situations. You can switch between them in the shading drop down in the 3d view up right.</text:p>
      <text:p text:style-name="P51"/>
      <text:p text:style-name="P51">This tab allows you to customize these light setups. And install custom light setups.</text:p>
      <text:p text:style-name="P51"/>
      <text:p text:style-name="P51"/>
      <text:p text:style-name="P51"/>
      <text:p text:style-name="P51"/>
      <text:p text:style-name="P51"/>
      <text:p text:style-name="P45"/>
      <text:h text:style-name="Heading_20_2" text:outline-level="2"><draw:frame draw:style-name="fr2" draw:name="Bild150" text:anchor-type="paragraph" svg:y="0.15in" svg:width="2.2244in" svg:height="1.839in" draw:z-index="48"><draw:image xlink:href="Pictures/10000001000001BD000001702233C2DA8DBD62DC.png" xlink:type="simple" xlink:show="embed" xlink:actuate="onLoad" draw:mime-type="image/png"/></draw:frame><text:bookmark-start text:name="__RefHeading___Toc9945_531186970"/>Studio Lights<text:bookmark-end text:name="__RefHeading___Toc9945_531186970"/></text:h>
      <text:p text:style-name="P74">The 3D view uses Solid OpenGL lamps to light the 3D view. You can enable <text:span text:style-name="T32">four</text:span> different light sources here. <text:s/>These lamps does not affect the rendering. Their only purpose is to light the 3D view.</text:p>
      <text:p text:style-name="P74">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52">Install an external studio light.</text:p>
      <text:h text:style-name="Heading_20_3" text:outline-level="3"><draw:frame draw:style-name="fr4" draw:name="Bild149" text:anchor-type="paragraph" svg:width="3.5752in" svg:height="1.3862in" draw:z-index="47"><draw:image xlink:href="Pictures/1000000100000218000000D0985FC5A2D6ABAEC0.png" xlink:type="simple" xlink:show="embed" xlink:actuate="onLoad" draw:mime-type="image/png"/></draw:frame><text:bookmark-start text:name="__RefHeading___Toc4507_3954242542"/>Preview Window<text:bookmark-end text:name="__RefHeading___Toc4507_3954242542"/></text:h>
      <text:p text:style-name="P94">This window appears when you have a studio light saved, or a new studio light installed.</text:p>
      <text:p text:style-name="P94">Down left you can see the name of the saved library. <text:s/>mystudio.sl .</text:p>
      <text:p text:style-name="P94">This window gives you a preview of how this studio light looks like in the 3D view then.</text:p>
      <text:p text:style-name="P94">Up right you can find two buttons. </text:p>
      <text:h text:style-name="Heading_20_4" text:outline-level="4"><text:bookmark-start text:name="__RefHeading___Toc4509_3954242542"/>Delete Studio Light<text:bookmark-end text:name="__RefHeading___Toc4509_3954242542"/></text:h>
      <text:p text:style-name="P94">Deletes the studio light.</text:p>
      <text:h text:style-name="Heading_20_4" text:outline-level="4"><text:bookmark-start text:name="__RefHeading___Toc4511_3954242542"/>Copy Studio Light settings to the Studio Light Editor<text:bookmark-end text:name="__RefHeading___Toc4511_3954242542"/></text:h>
      <text:p text:style-name="P94">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text:soft-page-break/>Edit Studio Light<text:bookmark-end text:name="__RefHeading___Toc4513_3954242542"/></text:h>
      <text:p text:style-name="P52">Enable the editing of the studio light setup.</text:p>
      <text:h text:style-name="Heading_20_3" text:outline-level="3"><text:bookmark-start text:name="__RefHeading___Toc4515_3954242542"/>Save as Studio Light<text:bookmark-end text:name="__RefHeading___Toc4515_3954242542"/></text:h>
      <text:p text:style-name="P52">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52">Turn on or off this specific light.</text:p>
      <text:h text:style-name="Heading_20_3" text:outline-level="3"><text:bookmark-start text:name="__RefHeading___Toc4519_3954242542"/>Diffuse<text:bookmark-end text:name="__RefHeading___Toc4519_3954242542"/></text:h>
      <text:p text:style-name="P74"><text:span text:style-name="T18">Diffuse</text:span> color is the constant color of the lamp.</text:p>
      <text:h text:style-name="Heading_20_3" text:outline-level="3"><text:bookmark-start text:name="__RefHeading___Toc4521_3954242542"/>Specular<text:bookmark-end text:name="__RefHeading___Toc4521_3954242542"/></text:h>
      <text:p text:style-name="P93"><text:span text:style-name="T19">Specular</text:span><text:span text:style-name="T17"> is the highlight color of the lamp.</text:span></text:p>
      <text:h text:style-name="Heading_20_3" text:outline-level="3"><text:bookmark-start text:name="__RefHeading___Toc4523_3954242542"/>Smooth<text:bookmark-end text:name="__RefHeading___Toc4523_3954242542"/></text:h>
      <text:p text:style-name="P52">Smooth the lighting from this specific light.</text:p>
      <text:h text:style-name="Heading_20_3" text:outline-level="3"><text:bookmark-start text:name="__RefHeading___Toc4525_3954242542"/>Direction<text:bookmark-end text:name="__RefHeading___Toc4525_3954242542"/></text:h>
      <text:p text:style-name="P52">Adjust the direction. Click into the field and drag the sphere around until you have your desired light setup.</text:p>
      <text:p text:style-name="Horizontal_20_Line"/>
      <text:h text:style-name="Heading_20_2" text:outline-level="2"><draw:frame draw:style-name="fr2" draw:name="Bild151" text:anchor-type="paragraph" svg:y="0.1047in" svg:width="2.7598in" svg:height="2.1492in" draw:z-index="49"><draw:image xlink:href="Pictures/1000000100000228000001AE3211A6DF2435C04A.png" xlink:type="simple" xlink:show="embed" xlink:actuate="onLoad" draw:mime-type="image/png"/></draw:frame><text:bookmark-start text:name="__RefHeading___Toc9947_531186970"/>MatCaps<text:bookmark-end text:name="__RefHeading___Toc9947_531186970"/></text:h>
      <text:p text:style-name="P94">Matcaps is a special material that can be assigned quickly to preview geometry. Usually matcaps are used while sculpting. <text:span text:style-name="T32">You can switch between them in the shading drop down in the 3d view up right.</text:span></text:p>
      <text:p text:style-name="P94">Install and manage custom matcaps.</text:p>
      <text:p text:style-name="P95"/>
      <text:p text:style-name="P94"/>
      <text:h text:style-name="Heading_20_2" text:outline-level="2"><draw:frame draw:style-name="fr2" draw:name="Bild152" text:anchor-type="paragraph" svg:y="0.2799in" svg:width="2.5634in" svg:height="1.7047in" draw:z-index="50"><draw:image xlink:href="Pictures/100000010000020100000155E99F718BDF6E9DAE.png" xlink:type="simple" xlink:show="embed" xlink:actuate="onLoad" draw:mime-type="image/png"/></draw:frame><text:bookmark-start text:name="__RefHeading___Toc9949_531186970"/>LookDevHDRI's<text:bookmark-end text:name="__RefHeading___Toc9949_531186970"/></text:h>
      <text:p text:style-name="P95">You can light the scene with an environment image instead of lights. This is done with hdri images.</text:p>
      <text:p text:style-name="P95">The viewport can do this in realtime when the shading is set to Viewport Shading.</text:p>
      <text:p text:style-name="P95">Install and manage custom LookDev HDRI's. Basically every image could do the trick here. But the hdri's uses a special spherical <text:soft-page-break/>mapping. So you better use hdri images for this purpose.</text:p>
      <text:h text:style-name="Heading_20_2" text:outline-level="2"><draw:frame draw:style-name="fr3" draw:name="Bild153" text:anchor-type="paragraph" svg:x="4.0335in" svg:y="0.0201in" svg:width="3.3346in" svg:height="0.9134in" draw:z-index="51"><draw:image xlink:href="Pictures/10000001000001F400000089AB59666A9F8C29F3.png" xlink:type="simple" xlink:show="embed" xlink:actuate="onLoad" draw:mime-type="image/png"/></draw:frame></text:h>
      <text:p text:style-name="P45"/>
      <text:p text:style-name="P45"/>
      <text:p text:style-name="P45"/>
      <text:p text:style-name="P45"/>
      <table:table table:name="Tabelle1" table:style-name="Tabelle1">
        <table:table-column table:style-name="Tabelle1.A"/>
        <table:table-row table:style-name="TableLine1548024991088">
          <table:table-cell table:style-name="Tabelle1.A1" office:value-type="string">
            <text:h text:style-name="P161" text:outline-level="1"><text:bookmark-start text:name="__RefHeading___Toc413_1378830291"/>Editing<text:bookmark-end text:name="__RefHeading___Toc413_1378830291"/></text:h>
          </table:table-cell>
        </table:table-row>
      </table:table>
      <text:p text:style-name="Text_20_body"/>
      <text:p text:style-name="P96"><draw:frame draw:style-name="fr2" draw:name="Bild3" text:anchor-type="paragraph" svg:y="-0.0417in" svg:width="3.3272in" svg:height="2.7638in" draw:z-index="3"><draw:image xlink:href="Pictures/100000010000029A0000022B5A84247CD0444B6D.png" xlink:type="simple" xlink:show="embed" xlink:actuate="onLoad" draw:mime-type="image/png"/></draw:frame>Contains the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9"/>
      <text:h text:style-name="P174" text:outline-level="2"><draw:frame draw:style-name="fr4" draw:name="Bild43" text:anchor-type="paragraph" svg:width="3.3465in" svg:height="0.839in" draw:z-index="55"><draw:image xlink:href="Pictures/10000001000001F60000007EA63A00A799F880D9.png" xlink:type="simple" xlink:show="embed" xlink:actuate="onLoad" draw:mime-type="image/png"/></draw:frame><text:bookmark-start text:name="__RefHeading___Toc10075_3071204033"/>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8"><draw:frame draw:style-name="fr3" draw:name="Bild40" text:anchor-type="paragraph" svg:x="6.2047in" svg:y="-0.0138in" svg:width="1.1575in" svg:height="0.7083in" draw:z-index="52"><draw:image xlink:href="Pictures/10000001000000A700000066B5211E158357CD5A.png" xlink:type="simple" xlink:show="embed" xlink:actuate="onLoad" draw: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8">Any created material will be created as part of the ObData data-block.</text:p>
      <text:h text:style-name="Heading_20_5" text:outline-level="5"><text:bookmark-start text:name="__RefHeading___Toc2441_586671276"/>Object <text:bookmark-end text:name="__RefHeading___Toc2441_586671276"/></text:h>
      <text:p text:style-name="P98">Any created material will be created as part of the Object data-block. </text:p>
      <text:h text:style-name="Heading_20_4" text:outline-level="4"><draw:frame draw:style-name="fr4" draw:name="Bild4" text:anchor-type="paragraph" svg:width="1.1535in" svg:height="0.7083in" draw:z-index="53"><draw:image xlink:href="Pictures/10000001000000A6000000663D1AFC8566779BB2.png" xlink:type="simple" xlink:show="embed" xlink:actuate="onLoad" draw:mime-type="image/png"/></draw:frame><text:bookmark-start text:name="__RefHeading___Toc10079_3071204033"/><text:soft-page-break/>Align To <text:bookmark-end text:name="__RefHeading___Toc10079_3071204033"/></text:h>
      <text:h text:style-name="Heading_20_5" text:outline-level="5"><text:bookmark-start text:name="__RefHeading___Toc2447_586671276"/>World <text:bookmark-end text:name="__RefHeading___Toc2447_586671276"/></text:h>
      <text:p text:style-name="P98">New objects align with world coordinates. </text:p>
      <text:h text:style-name="Heading_20_5" text:outline-level="5"><text:bookmark-start text:name="__RefHeading___Toc2449_586671276"/>View <text:bookmark-end text:name="__RefHeading___Toc2449_586671276"/></text:h>
      <text:p text:style-name="P98">New object align with view coordinates. </text:p>
      <text:h text:style-name="Heading_20_4" text:outline-level="4"><text:bookmark-start text:name="__RefHeading___Toc10081_3071204033"/>Enter Edit Mode<text:bookmark-end text:name="__RefHeading___Toc10081_3071204033"/></text:h>
      <text:p text:style-name="P98">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30">Increase or decrease the size of collection empties. </text:p>
      <text:p text:style-name="Horizontal_20_Line"/>
      <text:h text:style-name="Heading_20_3" text:outline-level="3"><draw:frame draw:style-name="fr2" draw:name="Bild42" text:anchor-type="paragraph" svg:y="0.2945in" svg:width="3.3346in" svg:height="1in" draw:z-index="54"><draw:image xlink:href="Pictures/10000001000001F40000009661A199BE1962BC3D.png" xlink:type="simple" xlink:show="embed" xlink:actuate="onLoad" draw:mime-type="image/png"/></draw:frame><text:bookmark-start text:name="__RefHeading___Toc10083_3071204033"/>Duplicate Data<text:bookmark-end text:name="__RefHeading___Toc10083_3071204033"/></text:h>
      <text:p text:style-name="P97">When you duplicate data, then <text:span text:style-name="T37">most or</text:span> all its subpart gets duplicated too. Define which supports should be duplicated when you duplicate an object.</text:p>
      <text:p text:style-name="P97"/>
      <text:p text:style-name="Horizontal_20_Line"/>
      <text:h text:style-name="Heading_20_2" text:outline-level="2"><draw:frame draw:style-name="fr4" draw:name="Bild154" text:anchor-type="paragraph" svg:width="3.3346in" svg:height="0.3937in" draw:z-index="56"><draw:image xlink:href="Pictures/10000001000001F40000003B623A569C572DA254.png" xlink:type="simple" xlink:show="embed" xlink:actuate="onLoad" draw: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7">Use the surface depth to place the 3D cursor. <text:span text:style-name="T34">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7">Place the cursor without a jumping effect at the new location when lock to cursor is used.</text:p>
      <text:p text:style-name="Horizontal_20_Line"/>
      <text:h text:style-name="Heading_20_2" text:outline-level="2"><draw:frame draw:style-name="fr4" draw:name="Bild155" text:anchor-type="paragraph" svg:width="3.3346in" svg:height="0.7008in" draw:z-index="57"><draw:image xlink:href="Pictures/10000001000001F500000069E31BFC31F0D7B8C2.png" xlink:type="simple" xlink:show="embed" xlink:actuate="onLoad" draw: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7">The default color for the annotations pencil.</text:p>
      <text:h text:style-name="Heading_20_3" text:outline-level="3"><text:bookmark-start text:name="__RefHeading___Toc4533_3954242542"/><text:span text:style-name="T33">E</text:span>raser radius<text:bookmark-end text:name="__RefHeading___Toc4533_3954242542"/></text:h>
      <text:p text:style-name="Text_20_body">The eraser radius<text:span text:style-name="T33">.</text:span></text:p>
      <text:h text:style-name="Heading_20_3" text:outline-level="3"><text:bookmark-start text:name="__RefHeading___Toc4535_3954242542"/>Simplify Stroke<text:bookmark-end text:name="__RefHeading___Toc4535_3954242542"/></text:h>
      <text:p text:style-name="P97">Simplify the final stroke.</text:p>
      <text:p text:style-name="Horizontal_20_Line"><text:soft-page-break/></text:p>
      <text:h text:style-name="Heading_20_2" text:outline-level="2"><draw:frame draw:style-name="fr2" draw:name="Bild156" text:anchor-type="paragraph" svg:y="-0.0992in" svg:width="3.3346in" svg:height="0.8583in" draw:z-index="58"><draw:image xlink:href="Pictures/10000001000001F400000081190F1BE9A6110AEC.png" xlink:type="simple" xlink:show="embed" xlink:actuate="onLoad" draw: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99"><draw:frame draw:style-name="fr3" draw:name="Bild159" text:anchor-type="paragraph" svg:x="4.7161in" svg:y="0.0854in" svg:width="2.6228in" svg:height="2.05in" draw:z-index="61"><draw:image xlink:href="Pictures/1000000100000313000002670CD9F9230DD328F1.png" xlink:type="simple" xlink:show="embed" xlink:actuate="onLoad" draw:mime-type="image/png"/></draw:frame>Bforartists uses by default a gradient that goes from red to green to blue to black to display the different weight at a mesh.</text:p>
      <text:p text:style-name="P99">Setup a custom gradient for the colors of a weight paint.</text:p>
      <text:p text:style-name="Text_20_body"/>
      <text:p text:style-name="Text_20_body"/>
      <text:p text:style-name="Text_20_body"/>
      <text:p text:style-name="P101"/>
      <text:p text:style-name="P75"><text:span text:style-name="T18">The + Button </text:span>adds a color <text:span text:style-name="T36">stop</text:span> point<text:span text:style-name="T35">, which can be moved around. </text:span>That way you can have more than one color in the gradient.</text:p>
      <text:p text:style-name="P75"><draw:frame draw:style-name="fr3" draw:name="Bild160" text:anchor-type="paragraph" svg:x="0.0016in" svg:y="0.0016in" svg:width="2.5354in" svg:height="0.2201in" draw:z-index="62"><draw:image xlink:href="Pictures/100000010000016D00000020F5568E9172E94DBA.png" xlink:type="simple" xlink:show="embed" xlink:actuate="onLoad" draw:mime-type="image/png"/></draw:frame></text:p>
      <text:p text:style-name="P75"/>
      <text:p text:style-name="P75"><text:span text:style-name="T18">The - Button</text:span> removes the currently selected color <text:span text:style-name="T36">stop</text:span> point.</text:p>
      <text:p text:style-name="Horizontal_20_Line"/>
      <text:h text:style-name="Heading_20_4" text:outline-level="4"><draw:frame draw:style-name="fr2" draw:name="Bild167" text:anchor-type="paragraph" svg:y="-0.0256in" svg:width="1.2283in" svg:height="0.8661in" draw:z-index="69"><draw:image xlink:href="Pictures/10000001000000B800000082BE2CFD87A19781C1.png" xlink:type="simple" xlink:show="embed" xlink:actuate="onLoad" draw:mime-type="image/png"/></draw:frame><text:bookmark-start text:name="__RefHeading___Toc4539_3954242542"/>Tools Menu <text:bookmark-end text:name="__RefHeading___Toc4539_3954242542"/></text:h>
      <text:p text:style-name="P104"><text:span text:style-name="T18">Flip Color ramp</text:span> flips the color ramp.</text:p>
      <text:p text:style-name="P104"><text:span text:style-name="T18">Distribute Stops from Left</text:span> distributes the color stops from the left. The position at the right will remain empty.</text:p>
      <text:p text:style-name="P104"><text:span text:style-name="T18">Distribute Stops evenly</text:span> distributes the color stops evenly across the gradient.</text:p>
      <text:p text:style-name="P76">Eyedropper <text:span text:style-name="T23">allows you to pick a color from the gradient.</text:span></text:p>
      <text:p text:style-name="P78"><text:span text:style-name="T18">Reset color ramp</text:span> resets the color ramp to the default state.</text:p>
      <text:p text:style-name="Horizontal_20_Line"/>
      <text:p text:style-name="P75"><draw:frame draw:style-name="fr2" draw:name="Bild161" text:anchor-type="paragraph" svg:y="-0.0728in" svg:width="0.8035in" svg:height="0.8661in" draw:z-index="63"><draw:image xlink:href="Pictures/10000001000000740000007D4D4EC2CB1DFA1D32.png" xlink:type="simple" xlink:show="embed" xlink:actuate="onLoad" draw:mime-type="image/png"/></draw:frame><text:span text:style-name="T18">Color Mode </text:span>is a drop down box to choose the color mode for the gradient.</text:p>
      <text:p text:style-name="P75"/>
      <text:p text:style-name="P75"/>
      <text:p text:style-name="P75"><draw:frame draw:style-name="fr2" draw:name="Bild162" text:anchor-type="paragraph" svg:y="0.0075in" svg:width="0.8543in" svg:height="1.1654in" draw:z-index="64"><draw:image xlink:href="Pictures/100000010000007B000000A86ADE51D4329A0437.png" xlink:type="simple" xlink:show="embed" xlink:actuate="onLoad" draw:mime-type="image/png"/></draw:frame><text:span text:style-name="T18">Interpolation </text:span>is a drop down box to choose the interpolation mode for the gradient. </text:p>
      <text:p text:style-name="P75"/>
      <text:p text:style-name="P75"/>
      <text:p text:style-name="P75"/>
      <text:p text:style-name="P75"><draw:frame draw:style-name="fr2" draw:name="Bild163" text:anchor-type="paragraph" svg:y="0.0535in" svg:width="2.5472in" svg:height="0.189in" draw:z-index="65"><draw:image xlink:href="Pictures/100000010000016F0000001B6E1F671F06E3FD79.png" xlink:type="simple" xlink:show="embed" xlink:actuate="onLoad" draw:mime-type="image/png"/></draw:frame><text:soft-page-break/>In the <text:span text:style-name="T18">Color Ramp element </text:span>you will see the color ramp with the single color <text:span text:style-name="T36">stops</text:span>.</text:p>
      <text:p text:style-name="P75"><draw:frame draw:style-name="fr3" draw:name="Bild164" text:anchor-type="paragraph" svg:x="6.8063in" svg:y="-0.1138in" svg:width="0.4807in" svg:height="0.1929in" draw:z-index="66"><draw:image xlink:href="Pictures/10000001000000450000001C79C5F22CFBA2A103.png" xlink:type="simple" xlink:show="embed" xlink:actuate="onLoad" draw:mime-type="image/png"/></draw:frame><text:span text:style-name="T18">Choose Active Color Stop</text:span> is the stop point of the gradient.</text:p>
      <text:p text:style-name="P100"><draw:frame draw:style-name="fr3" draw:name="Bild165" text:anchor-type="paragraph" svg:x="6.4984in" svg:y="-0.0272in" svg:width="0.8035in" svg:height="0.1728in" draw:z-index="67"><draw:image xlink:href="Pictures/10000001000000740000001943A24BBE886BCC05.png" xlink:type="simple" xlink:show="embed" xlink:actuate="onLoad" draw:mime-type="image/png"/></draw:frame><text:span text:style-name="T20">Position</text:span><text:span text:style-name="T22"> is an edit box where you can numerically fine tune the position of the currently selected color stop.</text:span></text:p>
      <text:p text:style-name="P102"><text:span text:style-name="T21">Color Ramp Element </text:span><text:span text:style-name="T24">displays the color of the current selected color stop. When you click at it then you can open a color picker to change the color of the current color stop.</text:span></text:p>
      <text:h text:style-name="P193" text:outline-level="4"><text:bookmark-start text:name="__RefHeading___Toc4541_3954242542"/>Background Color<text:bookmark-end text:name="__RefHeading___Toc4541_3954242542"/></text:h>
      <text:p text:style-name="P103">Background color is the same color than the secondary color from the color picker. <text:span text:style-name="T23">When you click at it then you can open a color picker to change the secondary color.</text:span></text:p>
      <text:h text:style-name="P194" text:outline-level="4"><draw:frame draw:style-name="fr2" draw:name="Bild166" text:anchor-type="paragraph" svg:y="0.1744in" svg:width="1.1181in" svg:height="0.7008in" draw:z-index="68"><draw:image xlink:href="Pictures/10000001000000A80000006947533FA6A0ACEC88.png" xlink:type="simple" xlink:show="embed" xlink:actuate="onLoad" draw:mime-type="image/png"/></draw:frame><text:bookmark-start text:name="__RefHeading___Toc4543_3954242542"/>Gradient Stroke Mode<text:bookmark-end text:name="__RefHeading___Toc4543_3954242542"/></text:h>
      <text:p text:style-name="P103">Set the gradient stroke mode.</text:p>
      <text:p text:style-name="Text_20_body"/>
      <text:p text:style-name="Text_20_body"/>
      <text:p text:style-name="Horizontal_20_Line"/>
      <text:h text:style-name="Heading_20_2" text:outline-level="2"><draw:frame draw:style-name="fr4" draw:name="Bild157" text:anchor-type="paragraph" svg:width="3.3346in" svg:height="0.5472in" draw:z-index="59"><draw:image xlink:href="Pictures/10000001000001F400000052BD6D4883FA2E8DC9.png" xlink:type="simple" xlink:show="embed" xlink:actuate="onLoad" draw: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105">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105">The minimum distance that mouse has to travel before movement is recorded. </text:p>
      <text:p text:style-name="Text_20_body"/>
      <text:p text:style-name="Horizontal_20_Line"/>
      <text:h text:style-name="Heading_20_2" text:outline-level="2"><draw:frame draw:style-name="fr4" draw:name="Bild158" text:anchor-type="paragraph" svg:width="3.3346in" svg:height="0.5398in" draw:z-index="60"><draw:image xlink:href="Pictures/10000001000001F400000051F5522244898461B8.png" xlink:type="simple" xlink:show="embed" xlink:actuate="onLoad" draw:mime-type="image/png"/></draw:frame><text:bookmark-start text:name="__RefHeading___Toc10093_3071204033"/>Miscellaneous<text:bookmark-end text:name="__RefHeading___Toc10093_3071204033"/></text:h>
      <text:p text:style-name="P107"/>
      <text:p text:style-name="P107"/>
      <text:p text:style-name="P107"/>
      <text:p text:style-name="P107"/>
      <text:p text:style-name="P107"/>
      <text:p text:style-name="P107"/>
      <text:h text:style-name="P180" text:outline-level="3"><text:bookmark-start text:name="__RefHeading___Toc2709_36165146711"/><text:soft-page-break/>Sculpt Overlay Color<text:bookmark-end text:name="__RefHeading___Toc2709_36165146711"/></text:h>
      <text:p text:style-name="P106"><draw:frame draw:style-name="fr2" draw:name="Bild168" text:anchor-type="paragraph" svg:y="-0.0228in" svg:width="3.8583in" svg:height="2.3583in" draw:z-index="70"><draw:image xlink:href="Pictures/1000000100000304000001D8BFF0CE9A623D64EE.png" xlink:type="simple" xlink:show="embed" xlink:actuate="onLoad" draw:mime-type="image/png"/></draw:frame>This color button allows the user to define a color to be used in the inner part of the brushes circle when in sculpt mode, and it is placed as an overlay to the brush, representing the focal point of the brush influence. </text:p>
      <text:p text:style-name="P106">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2" draw:name="Bild5" text:anchor-type="paragraph" svg:y="0.0102in" svg:width="2.6846in" svg:height="2.3819in" draw:z-index="71"><draw:image xlink:href="Pictures/1000000100000183000001579A718614804A59B3.png" xlink:type="simple" xlink:show="embed" xlink:actuate="onLoad" draw:mime-type="image/png"/></draw:frame><text:bookmark-start text:name="__RefHeading___Toc4547_3954242542"/>Node Auto Offset Margin<text:bookmark-end text:name="__RefHeading___Toc4547_3954242542"/></text:h>
      <text:p text:style-name="P108">Minimum distance in the node editor between nodes for auto offsetting.</text:p>
      <text:p text:style-name="P58">When you insert a new node between two existing connected nodes, then the two nodes gets pushed to left and right, with an offset. Adjust this offset.</text:p>
      <text:p text:style-name="P58"/>
      <text:p text:style-name="P58"/>
      <text:p text:style-name="P58"/>
      <table:table table:name="Tabelle21" table:style-name="Tabelle21">
        <table:table-column table:style-name="Tabelle21.A"/>
        <table:table-row table:style-name="TableLine1548025002512">
          <table:table-cell table:style-name="Tabelle21.A1" office:value-type="string">
            <text:h text:style-name="P162" text:outline-level="1"><text:bookmark-start text:name="__RefHeading___Toc5407_2794962620"/>Animation<text:bookmark-end text:name="__RefHeading___Toc5407_2794962620"/></text:h>
          </table:table-cell>
        </table:table-row>
      </table:table>
      <text:p text:style-name="P20"><draw:frame draw:style-name="fr1" draw:name="Image1" text:anchor-type="char" svg:x="2.8811in" svg:y="0.0807in" svg:width="4.5937in" svg:height="3.6193in" draw:z-index="148"><draw:image xlink:href="Pictures/100000000000029400000208633F22B3C42DF407.png" xlink:type="simple" xlink:show="embed" xlink:actuate="onLoad" draw:mime-type="image/png"/></draw:frame></text:p>
      <text:p text:style-name="P22">Contains the settings for the animation editors<text:span text:style-name="T53">. </text:span></text:p>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_Toc5409_2794962620"/><text:soft-page-break/>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2" draw:name="Bild172" text:anchor-type="paragraph" svg:y="0.261in" svg:width="4.1256in" svg:height="1.4409in" draw:z-index="74"><draw:image xlink:href="Pictures/1000000100000339000001200570D6CCDB92E15A.png" xlink:type="simple" xlink:show="embed" xlink:actuate="onLoad" draw:mime-type="image/png"/></draw:frame><text:bookmark-start text:name="__RefHeading___Toc4551_3954242542"/>Minimum Grid Spacing <text:bookmark-end text:name="__RefHeading___Toc4551_3954242542"/></text:h>
      <text:p text:style-name="P21"><text:span text:style-name="T39">Adjust the</text:span> minimum number of pixels between grid lines in a 2D <text:s/>viewport. <text:span text:style-name="T39">This affects for example Timeline, Dope sheet, Graph or NLE Editor.</text:span></text:p>
      <text:p text:style-name="P21"/>
      <text:p text:style-name="P21"/>
      <text:h text:style-name="Heading_20_3" text:outline-level="3"><draw:frame draw:style-name="fr2" draw:name="Bild170" text:anchor-type="paragraph" svg:y="0.1264in" svg:width="1.3626in" svg:height="1.1728in" draw:z-index="72"><draw:image xlink:href="Pictures/10000001000000C4000000A93CAFBBEDA2D9CD04.png" xlink:type="simple" xlink:show="embed" xlink:actuate="onLoad" draw:mime-type="image/png"/></draw:frame><draw:frame draw:style-name="fr3" draw:name="Bild173" text:anchor-type="paragraph" svg:x="2.2307in" svg:y="0.1602in" svg:width="3.5472in" svg:height="1.811in" draw:z-index="75"><draw:image xlink:href="Pictures/100000010000021400000110D6C3C83FD079F14C.png" xlink:type="simple" xlink:show="embed" xlink:actuate="onLoad" draw:mime-type="image/png"/></draw:frame><text:bookmark-start text:name="__RefHeading___Toc2426_2252937503"/>Time Code Style<text:bookmark-end text:name="__RefHeading___Toc2426_2252937503"/></text:h>
      <text:p text:style-name="P109">In Timeline, Dope 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21"><draw:frame draw:style-name="fr2" draw:name="Bild171" text:anchor-type="paragraph" svg:y="-0.0492in" svg:width="1.1299in" svg:height="0.898in" draw:z-index="73"><draw:image xlink:href="Pictures/10000001000000A30000008173828D26586C02E7.png" xlink:type="simple" xlink:show="embed" xlink:actuate="onLoad" draw:mime-type="image/png"/></draw:frame><text:span text:style-name="T38">Timeline, Dope sheet, Graph and NLE. Define h</text:span>ow zooming to frame focuses around current frame.</text:p>
      <text:p text:style-name="P21"/>
      <text:h text:style-name="Heading_20_3" text:outline-level="3"><draw:frame draw:style-name="fr2" draw:name="Bild174" text:anchor-type="paragraph" svg:y="0.1382in" svg:width="3.3346in" svg:height="0.9602in" draw:z-index="76"><draw:image xlink:href="Pictures/10000001000001F400000090866B422D04860520.png" xlink:type="simple" xlink:show="embed" xlink:actuate="onLoad" draw:mime-type="image/png"/></draw:frame><text:bookmark-start text:name="__RefHeading___Toc4553_3954242542"/>Keyframes<text:bookmark-end text:name="__RefHeading___Toc4553_3954242542"/></text:h>
      <text:h text:style-name="P195" text:outline-level="4"><text:bookmark-start text:name="__RefHeading___Toc4555_3954242542"/>Visual Keying <text:bookmark-end text:name="__RefHeading___Toc4555_3954242542"/></text:h>
      <text:p text:style-name="P111">When an object is using constraints, the objects property value doesn't actually change. <text:span text:style-name="Emphasis">Visual Keying</text:span> will add keyframes to the object property, with a value based on the visual transformation from the constraint. </text:p>
      <text:h text:style-name="P195" text:outline-level="4"><text:bookmark-start text:name="__RefHeading___Toc2693_36165146711"/>Only Insert Needed <text:bookmark-end text:name="__RefHeading___Toc2693_36165146711"/></text:h>
      <text:p text:style-name="P111">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11">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text:soft-page-break/>Only Insert Available <text:bookmark-end text:name="__RefHeading___Toc2699_36165146711"/></text:h>
      <text:p text:style-name="P111">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10">Automatic keyframe insertion for objects and bones as Default setting for new scenes.</text:p>
      <text:h text:style-name="P181" text:outline-level="3"><draw:frame draw:style-name="fr10" draw:name="Bild175" text:anchor-type="paragraph" svg:width="3.339in" svg:height="1.1181in" draw:z-index="77"><draw:image xlink:href="Pictures/10000001000001F6000000A8FD2250956D90FECA.png" xlink:type="simple" xlink:show="embed" xlink:actuate="onLoad" draw:mime-type="image/png"/></draw:frame><text:bookmark-start text:name="__RefHeading___Toc4563_3954242542"/>F-Curve<text:span text:style-name="T40">s</text:span><text:bookmark-end text:name="__RefHeading___Toc4563_3954242542"/></text:h>
      <text:p text:style-name="Text_20_body"/>
      <text:p text:style-name="Text_20_body"/>
      <text:h text:style-name="P196" text:outline-level="4"><text:bookmark-start text:name="__RefHeading___Toc4565_3954242542"/>Unselected Opacity<text:bookmark-end text:name="__RefHeading___Toc4565_3954242542"/></text:h>
      <text:p text:style-name="P110">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131"><draw:frame draw:style-name="fr2" draw:name="Bild14" text:anchor-type="paragraph" svg:y="0.1063in" svg:width="1.3346in" svg:height="0.5398in" draw:z-index="125"><draw:image xlink:href="Pictures/10000001000000C8000000514F75C3177CB1A039.png" xlink:type="simple" xlink:show="embed" xlink:actuate="onLoad" draw:mime-type="image/png"/></draw:frame>Auto handle smoothing mode for new added curves. None or Continuous accelleration.</text:p>
      <text:p text:style-name="P131"/>
      <text:p text:style-name="P131"/>
      <text:h text:style-name="P195" text:outline-level="4"><draw:frame draw:style-name="fr2" draw:name="Bild177" text:anchor-type="paragraph" svg:y="0.1063in" svg:width="3.3035in" svg:height="1.4839in" draw:z-index="78"><draw:image xlink:href="Pictures/10000001000001DC000000D6856FC97852C94499.png" xlink:type="simple" xlink:show="embed" xlink:actuate="onLoad" draw:mime-type="image/png"/></draw:frame><text:bookmark-start text:name="__RefHeading___Toc4567_3954242542"/><text:span text:style-name="T40">Default </text:span>Interpolation <text:bookmark-end text:name="__RefHeading___Toc4567_3954242542"/></text:h>
      <text:p text:style-name="P24">This controls how the state between two keyframes is computed. Default interpolation for new keyframes is Bezier which provides smooth acceleration and de-acceleration whereas Linear or Constant is more abrupt. </text:p>
      <text:p text:style-name="P24"/>
      <text:h text:style-name="P195" text:outline-level="4"><draw:frame draw:style-name="fr2" draw:name="Bild178" text:anchor-type="paragraph" svg:y="0.1307in" svg:width="1.0472in" svg:height="1.1728in" draw:z-index="79"><draw:image xlink:href="Pictures/1000000100000097000000A9D442AA67B0F2E47B.png" xlink:type="simple" xlink:show="embed" xlink:actuate="onLoad" draw:mime-type="image/png"/></draw:frame><text:bookmark-start text:name="__RefHeading___Toc2703_36165146711"/><text:span text:style-name="T58">Default </text:span>Handles<text:bookmark-end text:name="__RefHeading___Toc2703_36165146711"/></text:h>
      <text:p text:style-name="P59">The default handle types for F-Curves.</text:p>
      <text:p text:style-name="P59"/>
      <text:p text:style-name="P59"/>
      <text:h text:style-name="P195" text:outline-level="4"><text:bookmark-start text:name="__RefHeading___Toc2705_36165146711"/>XYZ to RGB <text:bookmark-end text:name="__RefHeading___Toc2705_36165146711"/></text:h>
      <text:p text:style-name="P24">Color for X, Y or Z animation curves (location, scale or rotation) are the same as the color for the X, Y and Z axis. </text:p>
      <text:h text:style-name="Heading_20_4" text:outline-level="4"><text:bookmark-start text:name="__RefHeading___Toc6200_824677353"/>Channel Group Colors<text:bookmark-end text:name="__RefHeading___Toc6200_824677353"/></text:h>
      <text:p text:style-name="P131">Use animation channel group colors. Uses the bone group colors.</text:p>
      <text:h text:style-name="Heading_20_4" text:outline-level="4">Only <text:span text:style-name="T69">Show S</text:span>elected <text:span text:style-name="T69">F-</text:span>Curve Keyframes</text:h>
      <text:p text:style-name="P131">Just show the keyframes from the selected curves <text:span text:style-name="T69">only</text:span>. </text:p>
      <text:h text:style-name="P207" text:outline-level="4"><text:soft-page-break/><text:span text:style-name="T69">F-Curve</text:span> High Quality <text:span text:style-name="T69">Drawing</text:span></text:h>
      <text:p text:style-name="P212">Display the curves in highest quality.</text:p>
      <text:p text:style-name="P24"/>
      <text:p text:style-name="P24"/>
      <text:p text:style-name="P24"/>
      <table:table table:name="Tabelle23" table:style-name="Tabelle23">
        <table:table-column table:style-name="Tabelle23.A"/>
        <table:table-row table:style-name="TableLine1548025018560">
          <table:table-cell table:style-name="Tabelle23.A1" office:value-type="string">
            <text:h text:style-name="P163" text:outline-level="1"><text:bookmark-start text:name="__RefHeading___Toc10752_2400921360"/>Addons<text:bookmark-end text:name="__RefHeading___Toc10752_2400921360"/></text:h>
          </table:table-cell>
        </table:table-row>
      </table:table>
      <text:p text:style-name="P23"/>
      <text:p text:style-name="P23"><draw:frame draw:style-name="fr2" draw:name="Bild176" text:anchor-type="paragraph" svg:y="0.0209in" svg:width="3.378in" svg:height="2.7917in" draw:z-index="80"><draw:image xlink:href="Pictures/10000001000002A40000022ED3B5260409A750D1.png" xlink:type="simple" xlink:show="embed" xlink:actuate="onLoad" draw:mime-type="image/png"/></draw:frame></text:p>
      <text:p text:style-name="P67">An add-on is external software written by other developers. Add-ons are a way to extend the core functionality of Bforartists. Bforartists already comes with lots of add-ons. Some already activated. Here you can manage them, and add even more add-ons if required.</text:p>
      <text:p text:style-name="P67">Note that Bforartists works with Blender addons. </text:p>
      <text:p text:style-name="P67"/>
      <text:p text:style-name="P67"/>
      <text:p text:style-name="P67"/>
      <text:p text:style-name="P67"/>
      <text:p text:style-name="P36"><draw:frame draw:style-name="fr2" draw:name="Bild179" text:anchor-type="paragraph" svg:y="-0.1134in" svg:width="3.2402in" svg:height="0.9453in" draw:z-index="81"><draw:image xlink:href="Pictures/10000001000001E60000008EE29DF389498E7C03.png" xlink:type="simple" xlink:show="embed" xlink:actuate="onLoad" draw:mime-type="image/png"/></draw:frame>Note also that this list contains some add-ons that are required by Bforartists to work proper. You will see a warning in those addons. Don't turn them off. Or vital parts of Bforartists will not longer work. Like the toolbar.</text:p>
      <text:p text:style-name="P23"/>
      <text:h text:style-name="P175" text:outline-level="2"><draw:frame draw:style-name="fr2" draw:name="Bild181" text:anchor-type="paragraph" svg:y="0.1181in" svg:width="3.339in" svg:height="0.378in" draw:z-index="82"><draw:image xlink:href="Pictures/10000001000001F400000039AFB6F460E1281964.png" xlink:type="simple" xlink:show="embed" xlink:actuate="onLoad" draw: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41">/ </text:span>Testing<text:bookmark-end text:name="__RefHeading___Toc4569_3954242542"/></text:h>
      <text:p text:style-name="P69">Filter the addons by supported level.</text:p>
      <text:p text:style-name="P69">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69">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37">Scan the add-on directories for new modules. This is useful when you decide to install an add-on manually.</text:p>
      <text:p text:style-name="P23"/>
      <text:h text:style-name="Heading_20_4" text:outline-level="4"><text:bookmark-start text:name="__RefHeading___Toc4571_3954242542"/><text:soft-page-break/>Category<text:bookmark-end text:name="__RefHeading___Toc4571_3954242542"/></text:h>
      <text:p text:style-name="P112">Refine the search down to single categories.</text:p>
      <text:h text:style-name="Heading_20_3" text:outline-level="3"><text:bookmark-start text:name="__RefHeading___Toc4573_3954242542"/>Search<text:bookmark-end text:name="__RefHeading___Toc4573_3954242542"/></text:h>
      <text:p text:style-name="P112">Search for keywords.</text:p>
      <text:p text:style-name="P112"/>
      <text:h text:style-name="Heading_20_4" text:outline-level="4"><text:bookmark-start text:name="__RefHeading___Toc4575_3954242542"/>List of Addons<text:bookmark-end text:name="__RefHeading___Toc4575_3954242542"/></text:h>
      <text:p text:style-name="P154"><draw:frame draw:style-name="fr2" draw:name="Bild180" text:anchor-type="paragraph" svg:y="0.0362in" svg:width="3.2917in" svg:height="0.9689in" draw:z-index="83"><draw:image xlink:href="Pictures/10000001000001EE0000009127CFCD47BD146022.png" xlink:type="simple" xlink:show="embed" xlink:actuate="onLoad" draw:mime-type="image/png"/></draw:frame><text:span text:style-name="T68">This is the list of </text:span><text:span text:style-name="T42">installed </text:span><text:span text:style-name="T68">add-ons. </text:span><text:span text:style-name="T42">Installed does not necessarily mean that they are enabled. </text:span><text:span text:style-name="T68">To enable an add-on, tick the checkbox at the left. When you expand an add-on then you will find some further informations. Sometimes you will also find some more settings.</text:span></text:p>
      <text:p text:style-name="P154"/>
      <text:p text:style-name="P23"/>
      <text:p text:style-name="P25"/>
      <table:table table:name="Tabelle24" table:style-name="Tabelle24">
        <table:table-column table:style-name="Tabelle24.A"/>
        <table:table-row table:style-name="TableLine1548025017200">
          <table:table-cell table:style-name="Tabelle24.A1" office:value-type="string">
            <text:h text:style-name="P164" text:outline-level="1"><text:bookmark-start text:name="__RefHeading___Toc10756_2400921360"/>Input<text:bookmark-end text:name="__RefHeading___Toc10756_2400921360"/></text:h>
          </table:table-cell>
        </table:table-row>
      </table:table>
      <text:p text:style-name="P25"/>
      <text:p text:style-name="P23"><draw:frame draw:style-name="fr2" draw:name="Bild182" text:anchor-type="paragraph" svg:y="0.0937in" svg:width="3.3071in" svg:height="2.7598in" draw:z-index="84"><draw:image xlink:href="Pictures/100000010000029600000228F99516DDFFF7A332.png" xlink:type="simple" xlink:show="embed" xlink:actuate="onLoad" draw:mime-type="image/png"/></draw:frame></text:p>
      <text:p text:style-name="P39"><text:span text:style-name="T55">T</text:span><text:span text:style-name="T54">his tab contains</text:span><text:span text:style-name="T55"> some input related settings. </text:span></text:p>
      <text:p text:style-name="P23"/>
      <text:p text:style-name="P23"/>
      <text:p text:style-name="P23"/>
      <text:p text:style-name="P23"/>
      <text:p text:style-name="P23"/>
      <text:p text:style-name="P23"/>
      <text:p text:style-name="P23"/>
      <text:p text:style-name="P23"/>
      <text:h text:style-name="Heading_20_2" text:outline-level="2"><text:bookmark-start text:name="__RefHeading___Toc10758_2400921360"/>Keyboard<text:bookmark-end text:name="__RefHeading___Toc10758_2400921360"/></text:h>
      <text:h text:style-name="P182" text:outline-level="3"><text:bookmark-start text:name="__RefHeading___Toc4577_3954242542"/><text:span text:style-name="T8">E</text:span>mulat<text:span text:style-name="T8">e Numpad</text:span><text:bookmark-end text:name="__RefHeading___Toc4577_3954242542"/></text:h>
      <text:p text:style-name="P61">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13">When entering numbers while transforming default to advanced mode for full math expression evaluation.</text:p>
      <text:h text:style-name="Heading_20_2" text:outline-level="2"><draw:frame draw:style-name="fr4" draw:name="Bild183" text:anchor-type="paragraph" svg:width="3.3346in" svg:height="1.4335in" draw:z-index="85"><draw:image xlink:href="Pictures/10000001000001F5000000D749D72FCBC45A8147.png" xlink:type="simple" xlink:show="embed" xlink:actuate="onLoad" draw:mime-type="image/png"/></draw:frame><text:bookmark-start text:name="__RefHeading___Toc10760_2400921360"/>Mouse<text:bookmark-end text:name="__RefHeading___Toc10760_2400921360"/></text:h>
      <text:h text:style-name="P197" text:outline-level="4"><text:bookmark-start text:name="__RefHeading___Toc4581_3954242542"/>Emulate 3 Button Mouse <text:bookmark-end text:name="__RefHeading___Toc4581_3954242542"/></text:h>
      <text:p text:style-name="P40">In the Windows world 3 button mouses are common. But Apple for example has a single mouse button. Bforartists <text:soft-page-break/>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style-name="TableLine1548025019376">
            <table:table-cell table:style-name="Tabelle25.A1" office:value-type="string">
              <text:p text:style-name="P40">3-button Mouse</text:p>
            </table:table-cell>
            <table:table-cell table:style-name="Tabelle25.B1" office:value-type="string">
              <text:p text:style-name="P40">2-button Mouse</text:p>
            </table:table-cell>
            <table:table-cell table:style-name="Tabelle25.C1" office:value-type="string">
              <text:p text:style-name="P40">Apple Mouse</text:p>
            </table:table-cell>
          </table:table-row>
        </table:table-header-rows>
        <table:table-row table:style-name="TableLine1548025021552">
          <table:table-cell table:style-name="Tabelle25.A3" office:value-type="string">
            <text:p text:style-name="P40"><text:span text:style-name="Source_20_Text">LMB</text:span></text:p>
          </table:table-cell>
          <table:table-cell table:style-name="Tabelle25.B3" office:value-type="string">
            <text:p text:style-name="P40"><text:span text:style-name="Source_20_Text">LMB</text:span></text:p>
          </table:table-cell>
          <table:table-cell table:style-name="Tabelle25.C2" office:value-type="string">
            <text:p text:style-name="P40"><text:span text:style-name="Source_20_Text">LMB</text:span> (mouse button)</text:p>
          </table:table-cell>
        </table:table-row>
        <table:table-row table:style-name="TableLine1548025020192">
          <table:table-cell table:style-name="Tabelle25.A3" office:value-type="string">
            <text:p text:style-name="P40"><text:span text:style-name="Source_20_Text">MMB</text:span></text:p>
          </table:table-cell>
          <table:table-cell table:style-name="Tabelle25.B3" office:value-type="string">
            <text:p text:style-name="P40"><text:span text:style-name="Source_20_Text">Alt-LMB</text:span></text:p>
          </table:table-cell>
          <table:table-cell table:style-name="Tabelle25.C3" office:value-type="string">
            <text:p text:style-name="P40"><text:span text:style-name="Source_20_Text">Alt-LMB</text:span> (Option/Alt key + mouse button)</text:p>
          </table:table-cell>
        </table:table-row>
        <table:table-row table:style-name="TableLine1548025020736">
          <table:table-cell table:style-name="Tabelle25.A4" office:value-type="string">
            <text:p text:style-name="P40"><text:span text:style-name="Source_20_Text">RMB</text:span></text:p>
          </table:table-cell>
          <table:table-cell table:style-name="Tabelle25.B4" office:value-type="string">
            <text:p text:style-name="P40"><text:span text:style-name="Source_20_Text">RMB</text:span></text:p>
          </table:table-cell>
          <table:table-cell table:style-name="Tabelle25.C4" office:value-type="string">
            <text:p text:style-name="P40"><text:span text:style-name="Source_20_Text">Cmd-LMB</text:span> (Command/Apple key + mouse button)</text:p>
          </table:table-cell>
        </table:table-row>
      </table:table>
      <text:p text:style-name="P40"/>
      <text:p text:style-name="P40">Mouse/Keyboard combinations referenced in this manual can be expressed with the combinations shown in the table. For example<text:span text:style-name="T7">,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10" draw:name="Bild184" text:anchor-type="paragraph" svg:width="3.3346in" svg:height="0.7319in" draw:z-index="86"><draw:image xlink:href="Pictures/10000001000001F40000006EC0E985DE73C6208D.png" xlink:type="simple" xlink:show="embed" xlink:actuate="onLoad" draw:mime-type="image/png"/></draw:frame><text:bookmark-start text:name="__RefHeading___Toc10762_2400921360"/>Tablet<text:bookmark-end text:name="__RefHeading___Toc10762_2400921360"/></text:h>
      <text:p text:style-name="P114">This panel contains some tablet related settings.</text:p>
      <text:h text:style-name="Heading_20_3" text:outline-level="3"><draw:frame draw:style-name="fr2" draw:name="Bild186" text:anchor-type="paragraph" svg:y="0.198in" svg:width="1.161in" svg:height="0.839in" draw:z-index="88"><draw:image xlink:href="Pictures/10000001000000AE0000007EEF3985DC6E7D477C.png" xlink:type="simple" xlink:show="embed" xlink:actuate="onLoad" draw:mime-type="image/png"/></draw:frame><text:bookmark-start text:name="__RefHeading___Toc4583_3954242542"/>Tablet API<text:bookmark-end text:name="__RefHeading___Toc4583_3954242542"/></text:h>
      <text:p text:style-name="P114">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4">The raw input pressure value which is interpreted as 100 % by Bforartists.</text:p>
      <text:h text:style-name="Heading_20_3" text:outline-level="3"><text:bookmark-start text:name="__RefHeading___Toc4587_3954242542"/>Softness<text:bookmark-end text:name="__RefHeading___Toc4587_3954242542"/></text:h>
      <text:p text:style-name="P114">Adjust the pressure softness of the low pressure response onset using a gamma curve.</text:p>
      <text:p text:style-name="Horizontal_20_Line"/>
      <text:h text:style-name="Heading_20_2" text:outline-level="2"><draw:frame draw:style-name="fr4" draw:name="Bild61" text:anchor-type="paragraph" svg:width="3.4335in" svg:height="0.4335in" draw:z-index="147"><draw:image xlink:href="Pictures/100000010000020300000041D14A69FBACF66D2C.png" xlink:type="simple" xlink:show="embed" xlink:actuate="onLoad" draw:mime-type="image/png"/></draw:frame><text:bookmark-start text:name="__RefHeading___Toc5140_3120960711"/>Touchpad<text:bookmark-end text:name="__RefHeading___Toc5140_3120960711"/></text:h>
      <text:h text:style-name="Heading_20_3" text:outline-level="3"><text:bookmark-start text:name="__RefHeading___Toc5142_3120960711"/>Multi Touch Gestures<text:bookmark-end text:name="__RefHeading___Toc5142_3120960711"/></text:h>
      <text:p text:style-name="P152">Use multi touch gestures for navigation with touchpad instead of scroll wheel emulation.</text:p>
      <text:p text:style-name="Text_20_body"/>
      <text:p text:style-name="Horizontal_20_Line"/>
      <text:h text:style-name="Heading_20_2" text:outline-level="2"><draw:frame draw:style-name="fr4" draw:name="Bild185" text:anchor-type="paragraph" svg:width="3.4134in" svg:height="2.6457in" draw:z-index="87"><draw:image xlink:href="Pictures/10000001000002000000018DAC1184BD472799C2.png" xlink:type="simple" xlink:show="embed" xlink:actuate="onLoad" draw:mime-type="image/png"/></draw:frame><text:bookmark-start text:name="__RefHeading___Toc10764_2400921360"/>NDOF<text:bookmark-end text:name="__RefHeading___Toc10764_2400921360"/></text:h>
      <text:p text:style-name="Text_20_body">You can use a 3D mouse in Bforartists. Here you find some 3D mouse related settings.</text:p>
      <text:h text:style-name="P198" text:outline-level="4"><text:bookmark-start text:name="__RefHeading___Toc4589_3954242542"/>Pan Sensitivity<text:bookmark-end text:name="__RefHeading___Toc4589_3954242542"/></text:h>
      <text:p text:style-name="P63">Adjust the pan sensitivity.</text:p>
      <text:h text:style-name="P198" text:outline-level="4"><text:bookmark-start text:name="__RefHeading___Toc2601_39510115311"/><text:soft-page-break/>Orbit Sensitivity<text:bookmark-end text:name="__RefHeading___Toc2601_39510115311"/></text:h>
      <text:p text:style-name="P63">Adjust the orbit sensitivity</text:p>
      <text:h text:style-name="P198" text:outline-level="4"><text:bookmark-start text:name="__RefHeading___Toc2603_39510115311"/>Deadzone<text:bookmark-end text:name="__RefHeading___Toc2603_39510115311"/></text:h>
      <text:p text:style-name="P63">The initial movement that is needed before the movement gets recognized.</text:p>
      <text:h text:style-name="P199" text:outline-level="4"><text:bookmark-start text:name="__RefHeading___Toc2605_39510115311"/>Naviga<text:span text:style-name="T67">tion</text:span><text:bookmark-end text:name="__RefHeading___Toc2605_39510115311"/></text:h>
      <text:p text:style-name="P63">Choose the navigation style between Free and Orbit<text:span text:style-name="T43">.</text:span></text:p>
      <text:h text:style-name="P198" text:outline-level="4"><text:bookmark-start text:name="__RefHeading___Toc2607_39510115311"/>Rotation<text:bookmark-end text:name="__RefHeading___Toc2607_39510115311"/></text:h>
      <text:p text:style-name="P27"><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4" text:outline-level="4"><text:bookmark-start text:name="__RefHeading___Toc5144_3120960711"/>Show Navigation Guide<text:bookmark-end text:name="__RefHeading___Toc5144_3120960711"/></text:h>
      <text:p text:style-name="P152">Display the axis and center during rotation.</text:p>
      <text:h text:style-name="Heading_20_4" text:outline-level="4"><text:bookmark-start text:name="__RefHeading___Toc5146_3120960711"/>Invert Zoom<text:bookmark-end text:name="__RefHeading___Toc5146_3120960711"/></text:h>
      <text:p text:style-name="P152">Zoom using opposite direction.</text:p>
      <text:h text:style-name="Heading_20_4" text:outline-level="4"><text:bookmark-start text:name="__RefHeading___Toc5148_3120960711"/>Lock Camera Pan/Zoom<text:bookmark-end text:name="__RefHeading___Toc5148_3120960711"/></text:h>
      <text:p text:style-name="P152">Pan / Zoom the camera view instead of leaving the camera view when orbitting.</text:p>
      <text:h text:style-name="Heading_20_4" text:outline-level="4"><text:bookmark-start text:name="__RefHeading___Toc5150_3120960711"/>Pan Swap Y and X Axes<text:bookmark-end text:name="__RefHeading___Toc5150_3120960711"/></text:h>
      <text:p text:style-name="P152">Pan uses up - down instead of <text:s/>forward - backward</text:p>
      <text:h text:style-name="Heading_20_4" text:outline-level="4"><text:bookmark-start text:name="__RefHeading___Toc5152_3120960711"/>Invert Axis Pan<text:bookmark-end text:name="__RefHeading___Toc5152_3120960711"/></text:h>
      <text:p text:style-name="P153">The invert axis for panning. Inactive axis are not inverted.</text:p>
      <text:h text:style-name="Heading_20_4" text:outline-level="4"><text:bookmark-start text:name="__RefHeading___Toc5154_3120960711"/>Orbit<text:bookmark-end text:name="__RefHeading___Toc5154_3120960711"/></text:h>
      <text:p text:style-name="P153">The axis to orbit around when panning.</text:p>
      <text:h text:style-name="Heading_20_4" text:outline-level="4"><text:bookmark-start text:name="__RefHeading___Toc5156_3120960711"/>Fly / Walk <text:bookmark-end text:name="__RefHeading___Toc5156_3120960711"/></text:h>
      <text:h text:style-name="Heading_20_5" text:outline-level="5"><text:bookmark-start text:name="__RefHeading___Toc5158_3120960711"/>Lock Horizon<text:bookmark-end text:name="__RefHeading___Toc5158_3120960711"/></text:h>
      <text:p text:style-name="P153">Keep horizon level while flying with 3D mouse.</text:p>
      <text:h text:style-name="Heading_20_5" text:outline-level="5"><text:bookmark-start text:name="__RefHeading___Toc5160_3120960711"/>Helicopter Mode<text:bookmark-end text:name="__RefHeading___Toc5160_3120960711"/></text:h>
      <text:p text:style-name="P153">Using up/down directly controls the Z position in the 3D viewport.</text:p>
      <text:p text:style-name="P26"/>
      <text:p text:style-name="P26"/>
      <text:p text:style-name="P26"/>
      <text:p text:style-name="P26"/>
      <text:p text:style-name="P26"/>
      <text:p text:style-name="P26"/>
      <text:p text:style-name="P26"><text:soft-page-break/></text:p>
      <text:p text:style-name="P26"/>
      <table:table table:name="Tabelle26" table:style-name="Tabelle26">
        <table:table-column table:style-name="Tabelle26.A"/>
        <table:table-row table:style-name="TableLine1548157112224">
          <table:table-cell table:style-name="Tabelle26.A1" office:value-type="string">
            <text:h text:style-name="P165" text:outline-level="1"><text:bookmark-start text:name="__RefHeading___Toc6123_316654319"/>Navigation<text:bookmark-end text:name="__RefHeading___Toc6123_316654319"/></text:h>
          </table:table-cell>
        </table:table-row>
      </table:table>
      <text:p text:style-name="Text_20_body"><draw:frame draw:style-name="fr2" draw:name="Bild187" text:anchor-type="paragraph" svg:y="0.1689in" svg:width="3.3035in" svg:height="2.7563in" draw:z-index="89"><draw:image xlink:href="Pictures/100000010000029500000227E04040F0B9F11B0B.png" xlink:type="simple" xlink:show="embed" xlink:actuate="onLoad" draw:mime-type="image/png"/></draw:frame></text:p>
      <text:p text:style-name="Text_20_body">The navigation section contains the settings for navigating in the 3D view.</text:p>
      <text:p text:style-name="Text_20_body"/>
      <text:h text:style-name="Heading_20_2" text:outline-level="2"><text:bookmark-start text:name="__RefHeading___Toc6125_316654319"/>Orbit &amp; Pan<text:bookmark-end text:name="__RefHeading___Toc6125_316654319"/></text:h>
      <text:h text:style-name="P183" text:outline-level="3"><text:bookmark-start text:name="__RefHeading___Toc4591_3954242542"/>Orbit <text:span text:style-name="T44">Method</text:span><text:bookmark-end text:name="__RefHeading___Toc4591_3954242542"/></text:h>
      <text:p text:style-name="P115"><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5">The selected object becomes the rotation center of the viewport. When there is no selection the<text:span text:style-name="T34"> point of the</text:span> last selection will be used.</text:p>
      <text:h text:style-name="P200" text:outline-level="4"><text:bookmark-start text:name="__RefHeading___Toc4595_3954242542"/>Auto Perspective <text:bookmark-end text:name="__RefHeading___Toc4595_3954242542"/></text:h>
      <text:p text:style-name="P117">With Auto perspective off when you switch to one of the side views<text:span text:style-name="T44">, then</text:span> the chosen orthographic or perspectivic view is kept. Means when you have the distorted perspectivic view, and switch to top view, then your mesh will be perspectivic distorted here too.</text:p>
      <text:p text:style-name="P117">With Auto Perspective the view in the side views will be orthographic, and not perspectivic, no matter what View Persp/Ortho is chosen.</text:p>
      <text:h text:style-name="P200" text:outline-level="4"><text:bookmark-start text:name="__RefHeading___Toc4597_3954242542"/>Auto Depth <text:bookmark-end text:name="__RefHeading___Toc4597_3954242542"/></text:h>
      <text:p text:style-name="P117">Use the depth under the mouse to improve view pan, rotate, zoom functionality. </text:p>
      <text:h text:style-name="P200" text:outline-level="4"><text:bookmark-start text:name="__RefHeading___Toc4599_3954242542"/>Smooth View <text:bookmark-end text:name="__RefHeading___Toc4599_3954242542"/></text:h>
      <text:p text:style-name="P118"><text:span text:style-name="T34">The switch to change to another view is animated. Adjust the l</text:span>ength of time the animation takes when changing the view with the Numpad (Top/Side/Front/Camera...). <text:span text:style-name="T34">A value of zero will </text:span>remove the animation<text:span text:style-name="T34">, and immediately switch to the chosen view</text:span>. </text:p>
      <text:h text:style-name="P200" text:outline-level="4"><text:bookmark-start text:name="__RefHeading___Toc2420_2252937503"/>Rotation Angle <text:bookmark-end text:name="__RefHeading___Toc2420_2252937503"/></text:h>
      <text:p text:style-name="P117">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4" draw:name="Bild188" text:anchor-type="paragraph" svg:width="3.3346in" svg:height="0.7008in" draw:z-index="90"><draw:image xlink:href="Pictures/10000001000001F400000069918AB4D2C10A2BAE.png" xlink:type="simple" xlink:show="embed" xlink:actuate="onLoad" draw:mime-type="image/png"/></draw:frame><text:bookmark-start text:name="__RefHeading___Toc6127_316654319"/>Zoom<text:bookmark-end text:name="__RefHeading___Toc6127_316654319"/></text:h>
      <text:p text:style-name="Text_20_body"/>
      <text:h text:style-name="Heading_20_3" text:outline-level="3"><draw:frame draw:style-name="fr4" draw:name="Bild47" text:anchor-type="paragraph" svg:width="0.7799in" svg:height="0.6846in" draw:z-index="132"><draw:image xlink:href="Pictures/100000010000007500000067C0F61EAAD5E84F68.png" xlink:type="simple" xlink:show="embed" xlink:actuate="onLoad" draw:mime-type="image/png"/></draw:frame><text:bookmark-start text:name="__RefHeading___Toc4601_3954242542"/><text:soft-page-break/>Zoom Method<text:bookmark-end text:name="__RefHeading___Toc4601_3954242542"/></text:h>
      <text:p text:style-name="P62"><text:span text:style-name="T44">Adjust</text:span> the zoom style.</text:p>
      <text:h text:style-name="P201" text:outline-level="4"><text:bookmark-start text:name="__RefHeading___Toc4859_3380975463"/>Continue <text:bookmark-end text:name="__RefHeading___Toc4859_3380975463"/></text:h>
      <text:p text:style-name="P116">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P201" text:outline-level="4"><text:bookmark-start text:name="__RefHeading___Toc4861_3380975463"/>Dolly <text:bookmark-end text:name="__RefHeading___Toc4861_3380975463"/></text:h>
      <text:p text:style-name="P116"><text:span text:style-name="Emphasis">Dolly</text:span> zooming works similarly to <text:span text:style-name="Emphasis">Continue</text:span> zooming except that zoom speed is constant. </text:p>
      <text:h text:style-name="Heading_20_4" text:outline-level="4"><text:bookmark-start text:name="__RefHeading___Toc2565_39510115311"/>Scale <text:bookmark-end text:name="__RefHeading___Toc2565_39510115311"/></text:h>
      <text:p text:style-name="P118"><text:span text:style-name="Emphasis">Scale</text:span> zooming depends on where you first click in the view. </text:p>
      <text:h text:style-name="Heading_20_3" text:outline-level="3"><draw:frame draw:style-name="fr4" draw:name="Bild48" text:anchor-type="paragraph" svg:width="0.7445in" svg:height="0.5472in" draw:z-index="133"><draw:image xlink:href="Pictures/10000001000000700000005214606F324E192202.png" xlink:type="simple" xlink:show="embed" xlink:actuate="onLoad" draw:mime-type="image/png"/></draw:frame><text:bookmark-start text:name="__RefHeading___Toc4603_3954242542"/>Zoom Axis<text:bookmark-end text:name="__RefHeading___Toc4603_3954242542"/></text:h>
      <text:p text:style-name="P118"><text:span text:style-name="T8">With Vertical m</text:span>oving up zooms out and moving down zooms in. <text:span text:style-name="T8">With Horizontal m</text:span>oving left zooms in and moving right zooms out. </text:p>
      <text:h text:style-name="Heading_20_3" text:outline-level="3"><text:bookmark-start text:name="__RefHeading___Toc4605_3954242542"/>Invert <text:span text:style-name="T8">Mouse</text:span> Zoom<text:span text:style-name="T8"> </text:span>Direction <text:bookmark-end text:name="__RefHeading___Toc4605_3954242542"/></text:h>
      <text:p text:style-name="P118"><text:span text:style-name="T9">Inverts the Zoom direction for </text:span><text:span text:style-name="Emphasis"><text:span text:style-name="T9">Dolly</text:span></text:span><text:span text:style-name="T9"> and </text:span><text:span text:style-name="Emphasis"><text:span text:style-name="T9">Continue</text:span></text:span><text:span text:style-name="T9"> zooming. </text:span></text:p>
      <text:h text:style-name="Heading_20_3" text:outline-level="3"><text:bookmark-start text:name="__RefHeading___Toc2575_39510115311"/>Invert Wheel Zoom Direction <text:bookmark-end text:name="__RefHeading___Toc2575_39510115311"/></text:h>
      <text:p text:style-name="P115">Inverts the direction of the mouse wheel zoom. </text:p>
      <text:h text:style-name="P200" text:outline-level="4"><text:bookmark-start text:name="__RefHeading___Toc4607_3954242542"/>Zoom to Mouse Position <text:bookmark-end text:name="__RefHeading___Toc4607_3954242542"/></text:h>
      <text:p text:style-name="P115">When enabled, the mouse pointer position becomes the focus point of zooming instead of the 2D window center.</text:p>
      <text:h text:style-name="Heading_20_2" text:outline-level="2"><draw:frame draw:style-name="fr2" draw:name="Bild49" text:anchor-type="paragraph" svg:y="0.0201in" svg:width="3.3346in" svg:height="0.7402in" draw:z-index="134"><draw:image xlink:href="Pictures/10000001000001F40000006F59E3569DB9BF6D31.png" xlink:type="simple" xlink:show="embed" xlink:actuate="onLoad" draw:mime-type="image/png"/></draw:frame><text:bookmark-start text:name="__RefHeading___Toc6129_316654319"/>Fly &amp; Walk<text:bookmark-end text:name="__RefHeading___Toc6129_316654319"/></text:h>
      <text:p text:style-name="P115"><draw:frame draw:style-name="fr2" draw:name="Bild189" text:anchor-type="paragraph" svg:y="0.4571in" svg:width="2.3543in" svg:height="2.6299in" draw:z-index="91"><draw:image xlink:href="Pictures/10000001000001D70000020E9033F665603D8488.png" xlink:type="simple" xlink:show="embed" xlink:actuate="onLoad" draw:mime-type="image/png"/></draw:frame>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64">Adjust how the View navigation in the 3D view behaves. You can choose between walk and fly.</text:p>
      <text:p text:style-name="P64"/>
      <text:p text:style-name="P118"/>
      <text:p text:style-name="P118"/>
      <text:h text:style-name="Heading_20_3" text:outline-level="3"><draw:frame draw:style-name="fr2" draw:name="Bild190" text:anchor-type="paragraph" svg:y="0.0201in" svg:width="3.3346in" svg:height="1.5311in" draw:z-index="92"><draw:image xlink:href="Pictures/10000001000001F4000000E63676CD3B1B6F5DC1.png" xlink:type="simple" xlink:show="embed" xlink:actuate="onLoad" draw:mime-type="image/png"/></draw:frame><text:bookmark-start text:name="__RefHeading___Toc4613_3954242542"/><text:soft-page-break/>Walk<text:bookmark-end text:name="__RefHeading___Toc4613_3954242542"/></text:h>
      <text:h text:style-name="P200" text:outline-level="4"><text:bookmark-start text:name="__RefHeading___Toc4615_3954242542"/>Reverse Mouse<text:bookmark-end text:name="__RefHeading___Toc4615_3954242542"/></text:h>
      <text:p text:style-name="P64">Reverse the mouse movement when you move upwards or downwards</text:p>
      <text:h text:style-name="P200" text:outline-level="4"><text:bookmark-start text:name="__RefHeading___Toc2583_39510115311"/>Mouse Sensitivity<text:bookmark-end text:name="__RefHeading___Toc2583_39510115311"/></text:h>
      <text:p text:style-name="P64">Adjust how strong the viewport movement reacts to the mouse movement</text:p>
      <text:h text:style-name="P200" text:outline-level="4"><text:bookmark-start text:name="__RefHeading___Toc2585_39510115311"/>Teleport Duration<text:bookmark-end text:name="__RefHeading___Toc2585_39510115311"/></text:h>
      <text:p text:style-name="P64">Adjust the teleport duration when teleporting in navigation mode.</text:p>
      <text:h text:style-name="P200" text:outline-level="4"><text:bookmark-start text:name="__RefHeading___Toc2587_39510115311"/>Walk Speed<text:bookmark-end text:name="__RefHeading___Toc2587_39510115311"/></text:h>
      <text:p text:style-name="P64">Adjust the walk speed</text:p>
      <text:h text:style-name="P200" text:outline-level="4"><text:bookmark-start text:name="__RefHeading___Toc2589_39510115311"/>Speed Factor<text:bookmark-end text:name="__RefHeading___Toc2589_39510115311"/></text:h>
      <text:p text:style-name="P64">Adjust the run speed.</text:p>
      <text:h text:style-name="Heading_20_3" text:outline-level="3"><text:bookmark-start text:name="__RefHeading___Toc4617_3954242542"/>Gravity<text:bookmark-end text:name="__RefHeading___Toc4617_3954242542"/></text:h>
      <text:p text:style-name="P64">Choose if the virtual character, your point of view, uses gravity.</text:p>
      <text:h text:style-name="P200" text:outline-level="4"><text:bookmark-start text:name="__RefHeading___Toc2593_39510115311"/>View Height<text:bookmark-end text:name="__RefHeading___Toc2593_39510115311"/></text:h>
      <text:p text:style-name="P64">Adjust the height of the point of view for your virtual character. This setting requires to have Gravity on.</text:p>
      <text:h text:style-name="P200" text:outline-level="4"><text:bookmark-start text:name="__RefHeading___Toc2595_39510115311"/>Jump Height<text:bookmark-end text:name="__RefHeading___Toc2595_39510115311"/></text:h>
      <text:p text:style-name="P64">Adjust the maximal jump height for your virtual character. This setting requires to have Gravity on.</text:p>
      <text:h text:style-name="Heading_20_3" text:outline-level="3"><text:bookmark-start text:name="__RefHeading___Toc4863_3380975463"/>Fly<draw:frame draw:style-name="fr9" draw:name="Bild50" text:anchor-type="char" svg:y="0.0925in" svg:width="3.3465in" svg:height="0.661in" draw:z-index="135"><draw:image xlink:href="Pictures/10000001000001F60000006300FBECA3C3E64E02.png" xlink:type="simple" xlink:show="embed" xlink:actuate="onLoad" draw:mime-type="image/png"/></draw:frame><text:bookmark-end text:name="__RefHeading___Toc4863_3380975463"/></text:h>
      <text:p text:style-name="P136">Fly has no further settings.</text:p>
      <text:p text:style-name="P64"/>
      <text:p text:style-name="P64"/>
      <text:p text:style-name="P64"/>
      <text:p text:style-name="P64"/>
      <text:p text:style-name="P64"/>
      <text:p text:style-name="P64"/>
      <text:p text:style-name="P64"/>
      <text:p text:style-name="P64"/>
      <table:table table:name="Tabelle27" table:style-name="Tabelle27">
        <table:table-column table:style-name="Tabelle27.A"/>
        <text:soft-page-break/>
        <table:table-row table:style-name="TableLine1548157103248">
          <table:table-cell table:style-name="Tabelle27.A1" office:value-type="string">
            <text:h text:style-name="P166" text:outline-level="1"><text:bookmark-start text:name="__RefHeading___Toc6131_316654319"/>Keymap<text:bookmark-end text:name="__RefHeading___Toc6131_316654319"/></text:h>
          </table:table-cell>
        </table:table-row>
      </table:table>
      <text:p text:style-name="P28"><draw:frame draw:style-name="fr2" draw:name="Bild191" text:anchor-type="paragraph" svg:y="0.1543in" svg:width="3.3543in" svg:height="2.7756in" draw:z-index="93"><draw:image xlink:href="Pictures/10000001000002A40000022E94869830B985CD4A.png" xlink:type="simple" xlink:show="embed" xlink:actuate="onLoad" draw:mime-type="image/png"/></draw:frame></text:p>
      <text:p text:style-name="P54"><text:span text:style-name="T6">The key map allows you to</text:span> customize how <text:span text:style-name="T45">Bforartists</text:span> reacts to <text:s/>mouse and keyboard<text:span text:style-name="T6">, and change key map entries. All Input behavior is defined in the key map.</text:span></text:p>
      <text:p text:style-name="P54"/>
      <text:p text:style-name="P54"/>
      <text:p text:style-name="P54"/>
      <text:p text:style-name="P54"/>
      <text:p text:style-name="P54"/>
      <text:p text:style-name="P54"/>
      <text:p text:style-name="P53"/>
      <text:h text:style-name="P176" text:outline-level="2"><draw:frame draw:style-name="fr2" draw:name="Bild192" text:anchor-type="paragraph" svg:y="0.0075in" svg:width="3.3465in" svg:height="0.5in" draw:z-index="94"><draw:image xlink:href="Pictures/10000001000001F60000004BF73FE29CB7344EF6.png" xlink:type="simple" xlink:show="embed" xlink:actuate="onLoad" draw:mime-type="image/png"/></draw:frame><text:bookmark-start text:name="__RefHeading___Toc6133_316654319"/>Header<text:bookmark-end text:name="__RefHeading___Toc6133_316654319"/></text:h>
      <text:p text:style-name="P54"/>
      <text:h text:style-name="P184" text:outline-level="3"><draw:frame draw:style-name="fr2" draw:name="Bild193" text:anchor-type="paragraph" svg:y="0.1291in" svg:width="1.6457in" svg:height="0.7402in" draw:z-index="95"><draw:image xlink:href="Pictures/10000001000000F70000006F5B8AE4779AC1C2B5.png" xlink:type="simple" xlink:show="embed" xlink:actuate="onLoad" draw:mime-type="image/png"/></draw:frame><text:bookmark-start text:name="__RefHeading___Toc2269_330777333811"/>Key<text:span text:style-name="T47"> Configs</text:span><text:bookmark-end text:name="__RefHeading___Toc2269_330777333811"/></text:h>
      <text:p text:style-name="P119"><draw:frame draw:style-name="fr3" draw:name="Bild194" text:anchor-type="paragraph" svg:x="5.3071in" svg:y="0.5717in" svg:width="2.0516in" svg:height="0.5311in" draw:z-index="96"><draw:image xlink:href="Pictures/1000000100000134000000506D0B349BC06867AE.png" xlink:type="simple" xlink:show="embed" xlink:actuate="onLoad" draw:mime-type="image/png"/></draw:frame>A drop down menu to choose existing key maps. The + button at the right adds a new key map. <text:span text:style-name="T47">The current configuration will then be saved as a new key map.</text:span></text:p>
      <text:h text:style-name="P185" text:outline-level="3"><text:bookmark-start text:name="__RefHeading___Toc2271_330777333811"/>Import<text:bookmark-end text:name="__RefHeading___Toc2271_330777333811"/></text:h>
      <text:p text:style-name="P122">Import an external key map. This opens up a file selector to choose the python file.</text:p>
      <text:h text:style-name="P186" text:outline-level="3"><text:bookmark-start text:name="__RefHeading___Toc2729_36165146711"/>Export<text:bookmark-end text:name="__RefHeading___Toc2729_36165146711"/></text:h>
      <text:p text:style-name="P60">Export a key configuration python file from Bforartists.</text:p>
      <text:h text:style-name="Heading_20_3" text:outline-level="3"><text:bookmark-start text:name="__RefHeading___Toc4619_3954242542"/>Filter Type<text:bookmark-end text:name="__RefHeading___Toc4619_3954242542"/></text:h>
      <text:p text:style-name="P122">Define if you want to search for a tool name or for a hotkey.<text:span text:style-name="T53"> By tool name, or by the hotkey name</text:span></text:p>
      <text:h text:style-name="Heading_20_3" text:outline-level="3"><text:bookmark-start text:name="__RefHeading___Toc4621_3954242542"/>Search Field<text:bookmark-end text:name="__RefHeading___Toc4621_3954242542"/></text:h>
      <text:p text:style-name="P122">Enter a search string.</text:p>
      <text:h text:style-name="Heading_20_2" text:outline-level="2"><text:bookmark-start text:name="__RefHeading___Toc6475_3219697335"/>Key map Editor<text:bookmark-end text:name="__RefHeading___Toc6475_3219697335"/></text:h>
      <text:p text:style-name="P65"><draw:a xlink:type="simple" xlink:href="https://www.blender.org/manual/de/_images/interface-configuration-input-keymapeditor.jpg"><draw:frame draw:style-name="fr8" draw:name="Bild196" text:anchor-type="paragraph" svg:y="-0.0598in" svg:width="3.0783in" svg:height="0.8937in" draw:z-index="97"><draw:image xlink:href="Pictures/10000001000001CE00000086586D1218397143C1.png" xlink:type="simple" xlink:show="embed" xlink:actuate="onLoad" draw: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specific settings.</text:p>
      <text:p text:style-name="P65"><text:soft-page-break/></text:p>
      <text:p text:style-name="P65"><draw:frame draw:style-name="fr2" draw:name="Bild197" text:anchor-type="paragraph" svg:y="0.0492in" svg:width="1.3661in" svg:height="1.1181in" draw:z-index="98"><draw:image xlink:href="Pictures/10000001000000C5000000A1585475079D3A92BC.png" xlink:type="simple" xlink:show="embed" xlink:actuate="onLoad" draw:mime-type="image/png"/></draw:frame>Normally you don't edit those key entries manually. Most of the usual tools have an entry in the right click menu to create or to change the hotkey. But sometimes you have to do this task manually.</text:p>
      <text:p text:style-name="P65"/>
      <text:p text:style-name="P65"/>
      <text:p text:style-name="Horizontal_20_Line"/>
      <text:h text:style-name="P202" text:outline-level="4"><draw:frame draw:style-name="fr2" draw:name="Bild198" text:anchor-type="paragraph" svg:y="0.1874in" svg:width="0.8189in" svg:height="1.311in" draw:z-index="99"><draw:image xlink:href="Pictures/1000000100000076000000BD4718DA0440DBC083.png" xlink:type="simple" xlink:show="embed" xlink:actuate="onLoad" draw:mime-type="image/png"/></draw:frame><text:bookmark-start text:name="__RefHeading___Toc4623_3954242542"/>Map Type<text:bookmark-end text:name="__RefHeading___Toc4623_3954242542"/></text:h>
      <text:p text:style-name="P65">Here you define what input will control the function.</text:p>
      <text:p text:style-name="P123"/>
      <text:p text:style-name="P66"/>
      <text:p text:style-name="P66"/>
      <text:h text:style-name="P202" text:outline-level="4"><draw:frame draw:style-name="fr2" draw:name="Bild199" text:anchor-type="paragraph" svg:y="0.2717in" svg:width="1.7362in" svg:height="0.3898in" draw:z-index="100"><draw:image xlink:href="Pictures/100000010000007D0000001CFB373D224AC0F888.png" xlink:type="simple" xlink:show="embed" xlink:actuate="onLoad" draw:mime-type="image/png"/></draw:frame><text:bookmark-start text:name="__RefHeading___Toc2615_39510115311"/>Type of Event<text:bookmark-end text:name="__RefHeading___Toc2615_39510115311"/></text:h>
      <text:p text:style-name="P65">Here you define your main hotkey. In our case the right mouse.</text:p>
      <text:h text:style-name="P202" text:outline-level="4"><text:bookmark-start text:name="__RefHeading___Toc2617_39510115311"/>Operator<text:bookmark-end text:name="__RefHeading___Toc2617_39510115311"/></text:h>
      <text:p text:style-name="P65"><draw:frame draw:style-name="fr7" draw:name="Bild200" text:anchor-type="paragraph" svg:x="4.252in" svg:y="-0.0472in" svg:width="3.1102in" svg:height="0.4583in" draw:z-index="101"><draw:image xlink:href="Pictures/10000001000000E0000000217074AAE0E2EBB0CD.png" xlink:type="simple" xlink:show="embed" xlink:actuate="onLoad" draw:mime-type="image/png"/></draw:frame>The Python operator name for the tool. </text:p>
      <text:h text:style-name="P202" text:outline-level="4"><text:bookmark-start text:name="__RefHeading___Toc2619_39510115311"/>Type of Event<text:bookmark-end text:name="__RefHeading___Toc2619_39510115311"/></text:h>
      <text:p text:style-name="P65"><draw:frame draw:style-name="fr3" draw:name="Bild201" text:anchor-type="paragraph" svg:x="5.0437in" svg:y="-0.0661in" svg:width="2.3189in" svg:height="0.361in" draw:z-index="102"><draw:image xlink:href="Pictures/10000001000000A70000001A504C3765C6C7DF12.png" xlink:type="simple" xlink:show="embed" xlink:actuate="onLoad" draw:mime-type="image/png"/></draw:frame>The main hotkey again. For special events like mouse events you have a drop down box here.</text:p>
      <text:h text:style-name="P202" text:outline-level="4"><draw:frame draw:style-name="fr2" draw:name="Bild202" text:anchor-type="paragraph" svg:y="-0.0654in" svg:width="1.1575in" svg:height="1.1929in" draw:z-index="103"><draw:image xlink:href="Pictures/10000001000000A7000000AC50C1129128141DFF.png" xlink:type="simple" xlink:show="embed" xlink:actuate="onLoad" draw:mime-type="image/png"/></draw:frame><text:bookmark-start text:name="__RefHeading___Toc2621_39510115311"/>Value<text:bookmark-end text:name="__RefHeading___Toc2621_39510115311"/></text:h>
      <text:p text:style-name="P65">What key action is required. On click, on double click, etc. ...</text:p>
      <text:p text:style-name="P123"/>
      <text:p text:style-name="P123"/>
      <text:h text:style-name="P202" text:outline-level="4"><draw:frame draw:style-name="fr6" draw:name="Bild203" text:anchor-type="paragraph" svg:x="5.0465in" svg:y="0.2508in" svg:width="2.3189in" svg:height="0.1728in" draw:z-index="104"><draw:image xlink:href="Pictures/100000010000014E00000019B6F880D59FD7263A.png" xlink:type="simple" xlink:show="embed" xlink:actuate="onLoad" draw:mime-type="image/png"/></draw:frame><text:bookmark-start text:name="__RefHeading___Toc4625_3954242542"/>Secondary hotkeys<text:bookmark-end text:name="__RefHeading___Toc4625_3954242542"/></text:h>
      <text:p text:style-name="P65">Many hotkeys uses a key combination, for example Shift D for select. Define those secondary hotkeys.</text:p>
      <text:p text:style-name="P65"/>
      <text:p text:style-name="P65"/>
      <text:p text:style-name="P65"/>
      <text:p text:style-name="P65"/>
      <text:h text:style-name="P202" text:outline-level="4"><draw:frame draw:style-name="fr2" draw:name="Bild204" text:anchor-type="paragraph" svg:y="0.0965in" svg:width="3.7201in" svg:height="2.1728in" draw:z-index="105"><draw:image xlink:href="Pictures/10000001000002E8000001B39DC20F60EC86869C.png" xlink:type="simple" xlink:show="embed" xlink:actuate="onLoad" draw:mime-type="image/png"/></draw:frame><text:bookmark-start text:name="__RefHeading___Toc2625_39510115311"/><text:soft-page-break/>Specific settings<text:bookmark-end text:name="__RefHeading___Toc2625_39510115311"/></text:h>
      <text:p text:style-name="P65">Every operator can have several settings. And some tools even just defines itself by those different settings. <text:span text:style-name="T47">Here you can see two different zoom view operators. They just differ in the Delta value.</text:span></text:p>
      <text:p text:style-name="P65">What is equal in the key map in all cases is the RNA entry. That's the name of the operator again. But this time not the Python<text:span text:style-name="T47"> code</text:span> operator name. But the C <text:span text:style-name="T47">code </text:span>operator name.</text:p>
      <text:p text:style-name="P124"/>
      <text:h text:style-name="P187" text:outline-level="3"><draw:frame draw:style-name="fr3" draw:name="Bild205" text:anchor-type="paragraph" svg:x="5.2937in" svg:y="0.1382in" svg:width="2.0689in" svg:height="0.8465in" draw:z-index="106"><draw:image xlink:href="Pictures/10000001000000950000003D1BBCB09087FCE37A.png" xlink:type="simple" xlink:show="embed" xlink:actuate="onLoad" draw:mime-type="image/png"/></draw:frame><text:bookmark-start text:name="__RefHeading___Toc2627_39510115311"/>Restore <text:bookmark-end text:name="__RefHeading___Toc2627_39510115311"/></text:h>
      <text:p text:style-name="P68">When you modify a key map item, then you will see a Restore button appear at the right side. This indicates that this key map item got modified. A click at the Restore button will restore the original hotkey</text:p>
      <text:p text:style-name="P38"/>
      <table:table table:name="Tabelle28" table:style-name="Tabelle28">
        <table:table-column table:style-name="Tabelle28.A"/>
        <table:table-row table:style-name="TableLine1548157114672">
          <table:table-cell table:style-name="Tabelle28.A1" office:value-type="string">
            <text:h text:style-name="P167" text:outline-level="1"><text:bookmark-start text:name="__RefHeading___Toc6477_3219697335"/>System<text:bookmark-end text:name="__RefHeading___Toc6477_3219697335"/></text:h>
          </table:table-cell>
        </table:table-row>
      </table:table>
      <text:p text:style-name="P29"/>
      <text:p text:style-name="Text_20_body"><draw:frame draw:style-name="fr2" draw:name="Bild206" text:anchor-type="paragraph" svg:y="0.0638in" svg:width="4.4134in" svg:height="3.7283in" draw:z-index="107"><draw:image xlink:href="Pictures/10000001000002960000022F91EBC2A140AFF293.png" xlink:type="simple" xlink:show="embed" xlink:actuate="onLoad" draw:mime-type="image/png"/></draw:frame>The system tab contains system relevant settings. Such as Cuda for Cycles renderer or OpenCL or Memory related setting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2" text:outline-level="2"><text:bookmark-start text:name="__RefHeading___Toc6479_3219697335"/>Cycles Render Devices<text:bookmark-end text:name="__RefHeading___Toc6479_3219697335"/></text:h>
      <text:p text:style-name="P125">The Options here will set the compute device used by the Cycles render engine.</text:p>
      <text:h text:style-name="P203" text:outline-level="4"><text:bookmark-start text:name="__RefHeading___Toc3917_10875922041"/>None <text:bookmark-end text:name="__RefHeading___Toc3917_10875922041"/></text:h>
      <text:p text:style-name="P125">When set to <text:span text:style-name="Emphasis">None</text:span> or the only option is <text:span text:style-name="Emphasis">None</text:span>: your CPU will be used as a computing device for Cycles Render <text:soft-page-break/>Engine<text:span text:style-name="T16">.</text:span></text:p>
      <text:h text:style-name="Heading_20_4" text:outline-level="4"><text:bookmark-start text:name="__RefHeading___Toc3919_10875922041"/>CUDA <text:bookmark-end text:name="__RefHeading___Toc3919_10875922041"/></text:h>
      <text:p text:style-name="P125">If the system has a compatible Nvidia CUDA enabled graphics card you will be able to use it to render with the Cycles render engine. </text:p>
      <text:h text:style-name="Heading_20_4" text:outline-level="4"><text:bookmark-start text:name="__RefHeading___Toc4840_2204379237"/>OptiX<text:bookmark-end text:name="__RefHeading___Toc4840_2204379237"/></text:h>
      <text:p text:style-name="P134">Optix is a raytracing framework from Nvidia that runs on the GPU. </text:p>
      <text:h text:style-name="P204" text:outline-level="4"><text:bookmark-start text:name="__RefHeading___Toc3921_10875922041"/>HIP<text:bookmark-end text:name="__RefHeading___Toc3921_10875922041"/></text:h>
      <text:p text:style-name="P125">If the system has a compatible <text:span text:style-name="T66">HIP</text:span> device, it will show up has an option for rendering cycles.<text:span text:style-name="T16"> </text:span></text:p>
      <text:h text:style-name="P204" text:outline-level="4"><text:bookmark-start text:name="__RefHeading___Toc3921_108759220411"/>oneAPI<text:bookmark-end text:name="__RefHeading___Toc3921_108759220411"/></text:h>
      <text:p text:style-name="P151">If the system has a compatible <text:span text:style-name="T66">oneAPI</text:span> device, it will show up has an option for rendering cycles.<text:span text:style-name="T16"> </text:span></text:p>
      <text:h text:style-name="Heading_20_2" text:outline-level="2"><draw:frame draw:style-name="fr2" draw:name="Bild57" text:anchor-type="paragraph" svg:y="0.2563in" svg:width="3.311in" svg:height="0.5945in" draw:z-index="143"><draw:image xlink:href="Pictures/10000001000001F1000000598B4E921E3169A7C6.png" xlink:type="simple" xlink:show="embed" xlink:actuate="onLoad" draw:mime-type="image/png"/></draw:frame><text:bookmark-start text:name="__RefHeading___Toc5847_2279138431"/>Operating System Settings<text:bookmark-end text:name="__RefHeading___Toc5847_2279138431"/></text:h>
      <text:p text:style-name="P140">Windows only.</text:p>
      <text:h text:style-name="Heading_20_3" text:outline-level="3"><text:bookmark-start text:name="__RefHeading___Toc5849_2279138431"/>Make default<text:bookmark-end text:name="__RefHeading___Toc5849_2279138431"/></text:h>
      <text:p text:style-name="P140">Associates the .blend file with this installation of Bforartists. This means that double clicking at a .blend file will now open this file with th<text:span text:style-name="T63">e currently open</text:span> Bforartists installation.<text:span text:style-name="T63"> This is useful when you work with different versions of Bforartists, and want to open the files with an older or newer version.</text:span></text:p>
      <text:h text:style-name="Heading_20_2" text:outline-level="2"><draw:frame draw:style-name="fr2" draw:name="Bild207" text:anchor-type="paragraph" svg:y="0.0638in" svg:width="3.3583in" svg:height="1.5516in" draw:z-index="108"><draw:image xlink:href="Pictures/10000001000001F8000000E9B1CB89512773D9F9.png" xlink:type="simple" xlink:show="embed" xlink:actuate="onLoad" draw:mime-type="image/png"/></draw:frame><text:bookmark-start text:name="__RefHeading___Toc6481_3219697335"/>Memory and Limits<text:bookmark-end text:name="__RefHeading___Toc6481_3219697335"/></text:h>
      <text:h text:style-name="Heading_20_3" text:outline-level="3"><text:bookmark-start text:name="__RefHeading___Toc4627_3954242542"/><text:span text:style-name="T48">Undo </text:span>Step<text:span text:style-name="T5">s</text:span><text:bookmark-end text:name="__RefHeading___Toc4627_3954242542"/></text:h>
      <text:p text:style-name="P125">Number of Undo steps available. </text:p>
      <text:h text:style-name="Heading_20_3" text:outline-level="3"><text:bookmark-start text:name="__RefHeading___Toc2455_5866712761"/><text:span text:style-name="T48">Undo </text:span>Memory Limit <text:bookmark-end text:name="__RefHeading___Toc2455_5866712761"/></text:h>
      <text:p text:style-name="P125">Maximum memory usage in Mb (0 is unlimited).</text:p>
      <text:h text:style-name="Heading_20_3" text:outline-level="3"><text:bookmark-start text:name="__RefHeading___Toc4629_3954242542"/>Global Undo <text:bookmark-end text:name="__RefHeading___Toc4629_3954242542"/></text:h>
      <text:p text:style-name="P125"><text:span text:style-name="T5">Bforartists Undo system is split in several subpart. Global undo stores the undo step outside of Edit mode. </text:span>For example<text:span text:style-name="T5"> for </text:span>duplicating Objects<text:span text:style-name="T5">, </text:span>changing panel settings or switching between modes.</text:p>
      <text:h text:style-name="Heading_20_3" text:outline-level="3"><text:bookmark-start text:name="__RefHeading___Toc4633_3954242542"/>Console Scrollback Lines<text:bookmark-end text:name="__RefHeading___Toc4633_3954242542"/></text:h>
      <text:p text:style-name="P126">Maximum number of lines to store for the console buffer.</text:p>
      <text:h text:style-name="P188" text:outline-level="3"><text:bookmark-start text:name="__RefHeading___Toc4635_3954242542"/>T<text:span text:style-name="T48">exture T</text:span>ime Out <text:bookmark-end text:name="__RefHeading___Toc4635_3954242542"/></text:h>
      <text:p text:style-name="P126">Time since last access of a GL texture in seconds, after which it is freed. Set to 0 to keep textures allocated. Minimum: <text:span text:style-name="Emphasis">0</text:span>, Maximum: <text:span text:style-name="Emphasis">3600</text:span>. </text:p>
      <text:h text:style-name="P188" text:outline-level="3"><text:bookmark-start text:name="__RefHeading___Toc4637_3954242542"/><text:soft-page-break/><text:span text:style-name="T48">Garbage </text:span>Collection Rate <text:bookmark-end text:name="__RefHeading___Toc4637_3954242542"/></text:h>
      <text:p text:style-name="P126">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6">Time since last access of a GL Vertex buffer object, in short VBO, in seconds after which it is freed. Set to 0 to keep VBO allocated.</text:p>
      <text:h text:style-name="P188" text:outline-level="3"><text:bookmark-start text:name="__RefHeading___Toc4641_3954242542"/><text:span text:style-name="T48">Garbage </text:span>Collection Rate <text:bookmark-end text:name="__RefHeading___Toc4641_3954242542"/></text:h>
      <text:p text:style-name="P126">Number of seconds between each run of the GL vertex buffer garbage collector. Minimum: <text:span text:style-name="Emphasis">0</text:span>, Maximum: <text:span text:style-name="Emphasis">3600</text:span>. </text:p>
      <text:p text:style-name="Horizontal_20_Line"/>
      <text:h text:style-name="Heading_20_2" text:outline-level="2"><draw:frame draw:style-name="fr2" draw:name="Bild52" text:anchor-type="paragraph" svg:y="0.1445in" svg:width="3.2917in" svg:height="1.2126in" draw:z-index="137"><draw:image xlink:href="Pictures/10000001000001EE000000B61F1D0C6229852BAB.png" xlink:type="simple" xlink:show="embed" xlink:actuate="onLoad" draw:mime-type="image/png"/></draw:frame><text:bookmark-start text:name="__RefHeading___Toc4883_3559627330"/>Video Sequencer<text:bookmark-end text:name="__RefHeading___Toc4883_3559627330"/></text:h>
      <text:h text:style-name="Heading_20_3" text:outline-level="3"><text:bookmark-start text:name="__RefHeading___Toc4885_3559627330"/>Memory Cache Limit<text:bookmark-end text:name="__RefHeading___Toc4885_3559627330"/></text:h>
      <text:p text:style-name="P138">Upper limit of the sequence's memory cache (megabytes). For optimum clip editor and sequencer performance, high values are recommended. </text:p>
      <text:h text:style-name="Heading_20_3" text:outline-level="3"><text:bookmark-start text:name="__RefHeading___Toc4887_3559627330"/>Use Disk Cache<text:bookmark-end text:name="__RefHeading___Toc4887_3559627330"/></text:h>
      <text:p text:style-name="P137">Store cached images to disk.</text:p>
      <text:h text:style-name="Heading_20_4" text:outline-level="4"><text:bookmark-start text:name="__RefHeading___Toc4889_3559627330"/>Directory<text:bookmark-end text:name="__RefHeading___Toc4889_3559627330"/></text:h>
      <text:p text:style-name="P137">The disk cache directory.</text:p>
      <text:h text:style-name="Heading_20_4" text:outline-level="4"><text:bookmark-start text:name="__RefHeading___Toc4891_3559627330"/>Cache Limit<text:bookmark-end text:name="__RefHeading___Toc4891_3559627330"/></text:h>
      <text:p text:style-name="P137">The disk cache limit in gigabytes.</text:p>
      <text:h text:style-name="Heading_20_4" text:outline-level="4"><draw:frame draw:style-name="fr2" draw:name="Bild53" text:anchor-type="paragraph" svg:y="0.1445in" svg:width="1.4134in" svg:height="0.6929in" draw:z-index="138"><draw:image xlink:href="Pictures/10000001000000D400000068D366B05DF1AD54FA.png" xlink:type="simple" xlink:show="embed" xlink:actuate="onLoad" draw:mime-type="image/png"/></draw:frame><text:bookmark-start text:name="__RefHeading___Toc4893_3559627330"/>Compression<text:bookmark-end text:name="__RefHeading___Toc4893_3559627330"/></text:h>
      <text:p text:style-name="P137">What compression method to use.<text:span text:style-name="T62"> Note that compression saves space, but costs performance.</text:span></text:p>
      <text:h text:style-name="Heading_20_3" text:outline-level="3"><draw:frame draw:style-name="fr2" draw:name="Bild58" text:anchor-type="paragraph" svg:y="0.1445in" svg:width="1.2874in" svg:height="0.5118in" draw:z-index="144"><draw:image xlink:href="Pictures/10000001000000C10000004D2A26A2CC3B9A597C.png" xlink:type="simple" xlink:show="embed" xlink:actuate="onLoad" draw:mime-type="image/png"/></draw:frame><text:bookmark-start text:name="__RefHeading___Toc5026_2466362359"/>Proxy Setup<text:bookmark-end text:name="__RefHeading___Toc5026_2466362359"/></text:h>
      <text:p text:style-name="P149">Proxies are preview objects, reduced in size to make a smooth working possible. Images for example.</text:p>
      <text:h text:style-name="Heading_20_3" text:outline-level="3"><text:bookmark-start text:name="__RefHeading___Toc5028_2466362359"/>Automatic <text:bookmark-end text:name="__RefHeading___Toc5028_2466362359"/></text:h>
      <text:p text:style-name="P149">Automatically create proxies for each image material. </text:p>
      <text:h text:style-name="Heading_20_3" text:outline-level="3"><text:bookmark-start text:name="__RefHeading___Toc5030_2466362359"/>Manual<text:bookmark-end text:name="__RefHeading___Toc5030_2466362359"/></text:h>
      <text:p text:style-name="P149">You have to create the proxies by hand.</text:p>
      <text:p text:style-name="P149"/>
      <text:p text:style-name="Horizontal_20_Line"><text:soft-page-break/></text:p>
      <text:h text:style-name="Heading_20_2" text:outline-level="2"><draw:frame draw:style-name="fr2" draw:name="Bild208" text:anchor-type="paragraph" svg:y="0.1445in" svg:width="3.3346in" svg:height="0.9252in" draw:z-index="109"><draw:image xlink:href="Pictures/10000001000001F40000008BB52EBC2E30520166.png" xlink:type="simple" xlink:show="embed" xlink:actuate="onLoad" draw:mime-type="image/png"/></draw:frame><text:bookmark-start text:name="__RefHeading___Toc6483_3219697335"/>Sound<text:bookmark-end text:name="__RefHeading___Toc6483_3219697335"/></text:h>
      <text:p text:style-name="Text_20_body"/>
      <text:h text:style-name="P189" text:outline-level="3"><text:bookmark-start text:name="__RefHeading___Toc4643_3954242542"/>Audio Device <text:bookmark-end text:name="__RefHeading___Toc4643_3954242542"/></text:h>
      <text:p text:style-name="P71"><draw:frame draw:style-name="fr4" draw:name="Bild209" text:anchor-type="paragraph" svg:width="1.1063in" svg:height="0.9602in" draw:z-index="110"><draw:image xlink:href="Pictures/10000001000000A600000090EDCED4D491A484C7.png" xlink:type="simple" xlink:show="embed" xlink:actuate="onLoad" draw:mime-type="image/png"/></draw:frame>Set the audio device.</text:p>
      <text:h text:style-name="P205" text:outline-level="4"><text:bookmark-start text:name="__RefHeading___Toc4645_3954242542"/>OpenAL <text:bookmark-end text:name="__RefHeading___Toc4645_3954242542"/></text:h>
      <text:p text:style-name="P71">Provides buffered sound rendering with 3D/spatial support. </text:p>
      <text:h text:style-name="P205" text:outline-level="4"><text:bookmark-start text:name="__RefHeading___Toc4647_3954242542"/>OpenAL <text:span text:style-name="T49">- OpenAL Soft</text:span><text:bookmark-end text:name="__RefHeading___Toc4647_3954242542"/></text:h>
      <text:p text:style-name="P71">Provides buffered sound rendering with 3D/spatial support. </text:p>
      <text:h text:style-name="P205" text:outline-level="4"><text:bookmark-start text:name="__RefHeading___Toc3899_10875922041"/>SDL <text:bookmark-end text:name="__RefHeading___Toc3899_10875922041"/></text:h>
      <text:p text:style-name="P127">Uses Simple Direct Media Layer API from libsdl.org to render sounds directly to the sound device output.</text:p>
      <text:h text:style-name="P206" text:outline-level="4"><text:bookmark-start text:name="__RefHeading___Toc4649_3954242542"/>Null<text:bookmark-end text:name="__RefHeading___Toc4649_3954242542"/></text:h>
      <text:p text:style-name="P127">No Audio support<text:span text:style-name="T15">. N</text:span>o audio output, <text:span text:style-name="T15">but </text:span>audio strips can be loaded normally<text:span text:style-name="T15">.</text:span></text:p>
      <text:p text:style-name="P128"/>
      <text:h text:style-name="P189" text:outline-level="3"><draw:frame draw:style-name="fr5" draw:name="Bild210" text:anchor-type="paragraph" svg:y="0.2244in" svg:width="1in" svg:height="1.0354in" draw:z-index="111"><draw:image xlink:href="Pictures/100000010000009000000095529BFE725A18B154.png" xlink:type="simple" xlink:show="embed" xlink:actuate="onLoad" draw:mime-type="image/png"/></draw:frame><text:bookmark-start text:name="__RefHeading___Toc3905_10875922041"/>Channels <text:bookmark-end text:name="__RefHeading___Toc3905_10875922041"/></text:h>
      <text:p text:style-name="P127"><text:span text:style-name="T10">Set the audio channel count. Available options are: </text:span><text:span text:style-name="T12">Mono, </text:span><text:span text:style-name="Emphasis"><text:span text:style-name="T10">Stereo</text:span></text:span><text:span text:style-name="T10">, </text:span><text:span text:style-name="Emphasis"><text:span text:style-name="T10">4 Channels</text:span></text:span><text:span text:style-name="T10"> , </text:span><text:span text:style-name="Emphasis"><text:span text:style-name="T10">5.1 Surround</text:span></text:span><text:span text:style-name="T10"> , </text:span><text:span text:style-name="Emphasis"><text:span text:style-name="T10">7.1 Surround</text:span></text:span></text:p>
      <text:p text:style-name="P127"><text:span text:style-name="Emphasis"><text:span text:style-name="T10"/></text:span></text:p>
      <text:p text:style-name="P127"><text:span text:style-name="Emphasis"><text:span text:style-name="T10"/></text:span></text:p>
      <text:p text:style-name="P128"><text:span text:style-name="Emphasis"/></text:p>
      <text:h text:style-name="P189" text:outline-level="3"><draw:frame draw:style-name="fr2" draw:name="Bild211" text:anchor-type="paragraph" svg:y="-0.0819in" svg:width="1.0984in" svg:height="1.4839in" draw:z-index="112"><draw:image xlink:href="Pictures/100000010000009E000000D6A0AFD633C42138A1.png" xlink:type="simple" xlink:show="embed" xlink:actuate="onLoad" draw:mime-type="image/png"/></draw:frame><text:bookmark-start text:name="__RefHeading___Toc3907_10875922041"/>Mixing Buffer <text:bookmark-end text:name="__RefHeading___Toc3907_10875922041"/></text:h>
      <text:p text:style-name="P127">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7"/>
      <text:p text:style-name="P127"/>
      <text:p text:style-name="P128"/>
      <text:h text:style-name="P189" text:outline-level="3"><draw:frame draw:style-name="fr4" draw:name="Bild212" text:anchor-type="paragraph" svg:width="1.0634in" svg:height="0.8744in" draw:z-index="113"><draw:image xlink:href="Pictures/10000001000000990000007E08426FAAC22837AE.png" xlink:type="simple" xlink:show="embed" xlink:actuate="onLoad" draw:mime-type="image/png"/></draw:frame><text:bookmark-start text:name="__RefHeading___Toc3909_10875922041"/>Sample Rate <text:bookmark-end text:name="__RefHeading___Toc3909_10875922041"/></text:h>
      <text:p text:style-name="P127">Set the audio sample rate. Available options are: <text:span text:style-name="Emphasis">44.1 Khz</text:span>, <text:span text:style-name="Emphasis">48 Khs</text:span>, <text:span text:style-name="Emphasis">96 Khz</text:span> and <text:span text:style-name="Emphasis">192Khz</text:span> </text:p>
      <text:p text:style-name="P127"/>
      <text:p text:style-name="P128"/>
      <text:h text:style-name="P189" text:outline-level="3"><draw:frame draw:style-name="fr2" draw:name="Bild213" text:anchor-type="paragraph" svg:y="-0.0173in" svg:width="1.1457in" svg:height="1.1728in" draw:z-index="114"><draw:image xlink:href="Pictures/10000001000000A5000000A965A2DFA8E9278980.png" xlink:type="simple" xlink:show="embed" xlink:actuate="onLoad" draw:mime-type="image/png"/></draw:frame><text:bookmark-start text:name="__RefHeading___Toc3911_10875922041"/><text:soft-page-break/>Sample Format <text:bookmark-end text:name="__RefHeading___Toc3911_10875922041"/></text:h>
      <text:p text:style-name="P127">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p text:style-name="P31"/>
      <text:p text:style-name="P31"/>
      <table:table table:name="Tabelle29" table:style-name="Tabelle29">
        <table:table-column table:style-name="Tabelle29.A"/>
        <table:table-row table:style-name="TableLine1548157130720">
          <table:table-cell table:style-name="Tabelle29.A1" office:value-type="string">
            <text:h text:style-name="P168" text:outline-level="1"><text:bookmark-start text:name="__RefHeading___Toc6865_159003938"/>Save &amp; Load<text:bookmark-end text:name="__RefHeading___Toc6865_159003938"/></text:h>
          </table:table-cell>
        </table:table-row>
      </table:table>
      <text:p text:style-name="P30"/>
      <text:p text:style-name="P29"/>
      <text:h text:style-name="Heading_20_2" text:outline-level="2"><draw:frame draw:style-name="fr2" draw:name="Bild214" text:anchor-type="paragraph" svg:y="0.0472in" svg:width="3.3035in" svg:height="2.7917in" draw:z-index="115"><draw:image xlink:href="Pictures/10000001000002950000022DE22C0D812AC1FD00.png" xlink:type="simple" xlink:show="embed" xlink:actuate="onLoad" draw:mime-type="image/png"/></draw:frame><text:bookmark-start text:name="__RefHeading___Toc6867_159003938"/>Blend Files<text:bookmark-end text:name="__RefHeading___Toc6867_159003938"/></text:h>
      <text:p text:style-name="P129">Blend file related settings. What happens at load, what happens at save ...</text:p>
      <text:h text:style-name="P189" text:outline-level="3"><text:bookmark-start text:name="__RefHeading___Toc4651_3954242542"/>Relative Paths <text:bookmark-end text:name="__RefHeading___Toc4651_3954242542"/></text:h>
      <text:p text:style-name="P127">By default, external files use a relative path.</text:p>
      <text:h text:style-name="Heading_20_3" text:outline-level="3"><text:bookmark-start text:name="__RefHeading___Toc3837_10875922041"/>Compress File <text:bookmark-end text:name="__RefHeading___Toc3837_10875922041"/></text:h>
      <text:p text:style-name="P127">Compress blend-file when saving.</text:p>
      <text:p text:style-name="P127">The option to Compress files will compact your files whenever Blender is saving them. Dense meshes, large packed textures or lots of elements in your scene will result in a large blend being created.</text:p>
      <text:p text:style-name="P127"><draw:frame draw:style-name="fr2" draw:name="Bild59" text:anchor-type="paragraph" svg:y="0.0472in" svg:width="3.3744in" svg:height="2.7917in" draw:z-index="145"><draw:image xlink:href="Pictures/10000001000002A40000022E7B39EA6D6B496136.png" xlink:type="simple" xlink:show="embed" xlink:actuate="onLoad" draw:mime-type="image/png"/></draw:frame>This option may slow down Blender when you quit, or under normal operation when Blender is saving your backup files. Using this option traces processor time for file-size.</text:p>
      <text:h text:style-name="P189" text:outline-level="3"><text:bookmark-start text:name="__RefHeading___Toc3867_10875922041"/>Load UI <text:bookmark-end text:name="__RefHeading___Toc3867_10875922041"/></text:h>
      <text:p text:style-name="P70">In Bforartists you can load the scene in the screen layout in which you have saved it. Default is off.</text:p>
      <text:p text:style-name="P127"><draw:frame draw:style-name="fr2" draw:name="Bild216" text:anchor-type="paragraph" svg:y="0.0874in" svg:width="1.6535in" svg:height="0.602in" draw:z-index="116"><draw:image xlink:href="Pictures/10000001000000EE00000057074F22129A12D4FD.png" xlink:type="simple" xlink:show="embed" xlink:actuate="onLoad" draw:mime-type="image/png"/></draw:frame>This can<text:span text:style-name="T14"> also</text:span> be changed individually when loading a file from the <text:span text:style-name="Emphasis">Open blend-file</text:span> panel of the File Browser. </text:p>
      <text:h text:style-name="P190" text:outline-level="3"><draw:frame draw:style-name="fr3" draw:name="Bild60" text:anchor-type="paragraph" svg:x="6.2791in" svg:y="0.4689in" svg:width="0.972in" svg:height="0.8465in" draw:z-index="146"><draw:image xlink:href="Pictures/10000001000000920000007F115A6D4D8C9F050C.png" xlink:type="simple" xlink:show="embed" xlink:actuate="onLoad" draw:mime-type="image/png"/></draw:frame><text:bookmark-start text:name="__RefHeading___Toc4653_3954242542"/>File Preview<text:bookmark-end text:name="__RefHeading___Toc4653_3954242542"/></text:h>
      <text:p text:style-name="P150"/>
      <text:h text:style-name="Heading_20_4" text:outline-level="4"><text:bookmark-start text:name="__RefHeading___Toc5032_2466362359"/>None<text:bookmark-end text:name="__RefHeading___Toc5032_2466362359"/></text:h>
      <text:p text:style-name="P150"><text:span text:style-name="T14">When this option is off, p</text:span>reviews of images and materials in the File Browser are created on demand. </text:p>
      <text:h text:style-name="Heading_20_4" text:outline-level="4"><text:bookmark-start text:name="__RefHeading___Toc5034_2466362359"/><text:soft-page-break/>Auto<text:bookmark-end text:name="__RefHeading___Toc5034_2466362359"/></text:h>
      <text:p text:style-name="P148">Automatically create <text:span text:style-name="T14">p</text:span>reviews of images and materials in the File Browser. The best preview type is chosen automatically.</text:p>
      <text:h text:style-name="Heading_20_4" text:outline-level="4"><text:bookmark-start text:name="__RefHeading___Toc5036_2466362359"/>Screenshot<text:bookmark-end text:name="__RefHeading___Toc5036_2466362359"/></text:h>
      <text:p text:style-name="P148">Capture the entire window to create <text:span text:style-name="T14">p</text:span>reviews of images and materials in the File Browser.</text:p>
      <text:h text:style-name="Heading_20_4" text:outline-level="4"><text:bookmark-start text:name="__RefHeading___Toc5038_2466362359"/>Camera Preview<text:bookmark-end text:name="__RefHeading___Toc5038_2466362359"/></text:h>
      <text:p text:style-name="P148">Use a workbench render to create the <text:span text:style-name="T14">p</text:span>reviews of images and materials in the File Browser.</text:p>
      <text:h text:style-name="Heading_20_3" text:outline-level="3"><text:bookmark-start text:name="__RefHeading___Toc4655_3954242542"/>Tabs as Spaces<text:bookmark-end text:name="__RefHeading___Toc4655_3954242542"/></text:h>
      <text:p text:style-name="P129">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9">Ask for confirmation when quitting with unsaved changes.</text:p>
      <text:h text:style-name="P189" text:outline-level="3"><text:bookmark-start text:name="__RefHeading___Toc4659_3954242542"/>Save Versions<text:bookmark-end text:name="__RefHeading___Toc4659_3954242542"/></text:h>
      <text:p text:style-name="P127">Number of versions created for the same file (for backup).</text:p>
      <text:p text:style-name="P127">This option tells <text:span text:style-name="T14">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89" text:outline-level="3"><text:bookmark-start text:name="__RefHeading___Toc3881_10875922041"/>Recent Files<text:bookmark-end text:name="__RefHeading___Toc3881_10875922041"/></text:h>
      <text:p text:style-name="P70">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7">Enable Auto Save<text:span text:style-name="T14">. Auto save </text:span>create<text:span text:style-name="T14">s</text:span> a temporary file<text:span text:style-name="T14">.</text:span></text:p>
      <text:p text:style-name="P127"><text:span text:style-name="T10">Checking this box tells Blender to </text:span><text:span text:style-name="Emphasis"><text:span text:style-name="T10">automatically</text:span></text:span><text:span text:style-name="T10"> save a backup copy of your work-in-progress to the Temp directory (refer to the </text:span><text:span text:style-name="Emphasis"><text:span text:style-name="T10">File</text:span></text:span><text:span text:style-name="T10"> tab in the </text:span><text:span text:style-name="Emphasis"><text:span text:style-name="T10">Preferences</text:span></text:span><text:span text:style-name="T10"> for its location).</text:span></text:p>
      <text:p text:style-name="P127">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7"><text:span text:style-name="T14">Adjust</text:span> the number of minutes between each Auto Save. The minimum is 1, and the Maximum is 60 (Save at every one hour).</text:p>
      <text:p text:style-name="Horizontal_20_Line"/>
      <text:h text:style-name="Heading_20_4" text:outline-level="4"><text:bookmark-start text:name="__RefHeading___Toc4665_3954242542"/><text:soft-page-break/>Auto Run Python Scripts<text:bookmark-end text:name="__RefHeading___Toc4665_3954242542"/></text:h>
      <text:p text:style-name="P129">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9">Define file paths where loaded blend files should not run the included scripts even when auto run python scripts is ticked.</text:p>
      <text:p text:style-name="Horizontal_20_Line"/>
      <text:h text:style-name="Heading_20_2" text:outline-level="2"><draw:frame draw:style-name="fr3" draw:name="Bild215" text:anchor-type="paragraph" svg:x="3.9374in" svg:y="0.0972in" svg:width="3.5783in" svg:height="0.5866in" draw:z-index="117"><draw:image xlink:href="Pictures/1000000100000219000000587D242F5F7665A7B6.png" xlink:type="simple" xlink:show="embed" xlink:actuate="onLoad" draw:mime-type="image/png"/></draw:frame><text:bookmark-start text:name="__RefHeading___Toc6869_159003938"/>File Browser<text:bookmark-end text:name="__RefHeading___Toc6869_159003938"/></text:h>
      <text:p text:style-name="P129">File browser related settings.</text:p>
      <text:p text:style-name="P29"/>
      <text:h text:style-name="P189" text:outline-level="3"><text:bookmark-start text:name="__RefHeading___Toc4669_3954242542"/>Filter File<text:span text:style-name="T64">s</text:span> <text:bookmark-end text:name="__RefHeading___Toc4669_3954242542"/></text:h>
      <text:p text:style-name="P127">By activating this, the file dialog in the File Browser will only show appropriate files <text:span text:style-name="T14">in the Load dialog. Blend files for example.</text:span></text:p>
      <text:p text:style-name="P127"><draw:frame draw:style-name="fr2" draw:name="Bild217" text:anchor-type="paragraph" svg:y="0.0327in" svg:width="1.4453in" svg:height="0.189in" draw:z-index="118"><draw:image xlink:href="Pictures/10000001000000D00000001B7FE36504E3AEE6A6.png" xlink:type="simple" xlink:show="embed" xlink:actuate="onLoad" draw:mime-type="image/png"/></draw:frame><text:span text:style-name="T14">T</text:span>he selection of file types <text:span text:style-name="T14">can also</text:span> be changed in the<text:span text:style-name="T14"> header of the</text:span> file dialog. </text:p>
      <text:h text:style-name="P189" text:outline-level="3"><text:bookmark-start text:name="__RefHeading___Toc3871_10875922041"/><text:span text:style-name="T64">Show Hidden </text:span>File/Data<text:bookmark-end text:name="__RefHeading___Toc3871_10875922041"/></text:h>
      <text:p text:style-name="P70">On non Windows systems like Linux and Mac OS X files are hidden by a dot in front of the file name. Here you can make them visible in the file browser if you want. Note that this feature does not work with Windows<text:span text:style-name="T53">.</text:span></text:p>
      <text:p text:style-name="P70"/>
      <text:h text:style-name="P189" text:outline-level="3"><draw:frame draw:style-name="fr2" draw:name="Bild218" text:anchor-type="paragraph" svg:y="0.1126in" svg:width="1.5945in" svg:height="1.8583in" draw:z-index="119"><draw:image xlink:href="Pictures/10000001000000EF000001170BC148B06C1E5585.png" xlink:type="simple" xlink:show="embed" xlink:actuate="onLoad" draw:mime-type="image/png"/></draw:frame><text:bookmark-start text:name="__RefHeading___Toc3873_10875922041"/><text:span text:style-name="T64">Show</text:span> Recent Locations <text:bookmark-end text:name="__RefHeading___Toc3873_10875922041"/></text:h>
      <text:p text:style-name="P127">Hides the <text:span text:style-name="Emphasis">Recent</text:span> panel of the File Browser which displays recently accessed folders. </text:p>
      <text:h text:style-name="P189" text:outline-level="3"><text:bookmark-start text:name="__RefHeading___Toc3875_10875922041"/><text:span text:style-name="T65">Show</text:span> System Bookmarks<text:bookmark-end text:name="__RefHeading___Toc3875_10875922041"/></text:h>
      <text:p text:style-name="P70">Hides the System Bookmarks panel of the File Browser which displays the system bookmarks. </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able:table table:name="Tabelle30" table:style-name="Tabelle30">
        <table:table-column table:style-name="Tabelle30.A"/>
        <text:soft-page-break/>
        <table:table-row table:style-name="TableLine1548157132080">
          <table:table-cell table:style-name="Tabelle30.A1" office:value-type="string">
            <text:h text:style-name="P169" text:outline-level="1"><text:bookmark-start text:name="__RefHeading___Toc4671_3954242542"/>File Paths<text:bookmark-end text:name="__RefHeading___Toc4671_3954242542"/></text:h>
          </table:table-cell>
        </table:table-row>
      </table:table>
      <text:p text:style-name="P32"><draw:frame draw:style-name="fr2" draw:name="Bild219" text:anchor-type="paragraph" svg:y="0.1654in" svg:width="3.3154in" svg:height="2.7598in" draw:z-index="120"><draw:image xlink:href="Pictures/10000001000002970000022837091514A3CE1B18.png" xlink:type="simple" xlink:show="embed" xlink:actuate="onLoad" draw:mime-type="image/png"/></draw:frame></text:p>
      <text:p text:style-name="P41"><text:span text:style-name="T54">Contains </text:span><text:span text:style-name="T56">everything file path related. </text:span></text:p>
      <text:p text:style-name="P33"/>
      <text:h text:style-name="Heading_20_2" text:outline-level="2"><text:bookmark-start text:name="__RefHeading___Toc4673_3954242542"/>Data<text:bookmark-end text:name="__RefHeading___Toc4673_3954242542"/></text:h>
      <text:h text:style-name="P191" text:outline-level="3"><text:bookmark-start text:name="__RefHeading___Toc4675_3954242542"/>Fonts <text:bookmark-end text:name="__RefHeading___Toc4675_3954242542"/></text:h>
      <text:p text:style-name="P42">Default location when searching for font files. </text:p>
      <text:h text:style-name="P191" text:outline-level="3"><text:bookmark-start text:name="__RefHeading___Toc3845_1087592204"/>Textures <text:bookmark-end text:name="__RefHeading___Toc3845_1087592204"/></text:h>
      <text:p text:style-name="P42">Default location when searching for image textures. </text:p>
      <text:h text:style-name="P191" text:outline-level="3"><text:bookmark-start text:name="__RefHeading___Toc4677_3954242542"/>Scripts <text:bookmark-end text:name="__RefHeading___Toc4677_3954242542"/></text:h>
      <text:p text:style-name="P42">An additional location to search for Python scripts.</text:p>
      <text:p text:style-name="P42">By default <text:span text:style-name="T14">Bforartists</text:span> looks in several directories (OS dependent) for scripts. <text:span text:style-name="T50">Here you can add another directory to check for scripts. </text:span>This can be used to store certain scripts/templates/presets independently of the currently used Blender Version.</text:p>
      <text:p text:style-name="P42">Inside the specified folder specific folders have to be created to tell <text:span text:style-name="T14">Bforartists</text:span> what to look for where. This folder structure has to mirror the structure of the scripts folder found in the installation directory of :</text:p>
      <text:list xml:id="list3161107478" text:style-name="L1">
        <text:list-item>
          <text:p text:style-name="P209">scripts </text:p>
        </text:list-item>
        <text:list-item>
          <text:p text:style-name="P209">add-ons </text:p>
        </text:list-item>
        <text:list-item>
          <text:p text:style-name="P209">modules </text:p>
        </text:list-item>
        <text:list-item>
          <text:p text:style-name="P209">presets </text:p>
        </text:list-item>
        <text:list-item>
          <text:p text:style-name="P209">camera </text:p>
        </text:list-item>
        <text:list-item>
          <text:p text:style-name="P209">cloth </text:p>
        </text:list-item>
        <text:list-item>
          <text:p text:style-name="P209">interface_theme </text:p>
        </text:list-item>
        <text:list-item>
          <text:p text:style-name="P209">operator </text:p>
        </text:list-item>
        <text:list-item>
          <text:p text:style-name="P209">render </text:p>
        </text:list-item>
        <text:list-item>
          <text:p text:style-name="P209">... </text:p>
        </text:list-item>
        <text:list-item>
          <text:p text:style-name="P209">startup </text:p>
        </text:list-item>
        <text:list-item>
          <text:p text:style-name="P210">templates</text:p>
        </text:list-item>
      </text:list>
      <text:p text:style-name="P42">Not all of the folders have to be present. </text:p>
      <text:p text:style-name="P42">Python scripts (including driver expressions) are not executed by default for security reasons.</text:p>
      <text:h text:style-name="P191" text:outline-level="3"><text:bookmark-start text:name="__RefHeading___Toc4679_3954242542"/>Sounds <text:bookmark-end text:name="__RefHeading___Toc4679_3954242542"/></text:h>
      <text:p text:style-name="P42">Default location when searching for sound files.</text:p>
      <text:h text:style-name="P191" text:outline-level="3"><text:bookmark-start text:name="__RefHeading___Toc3853_1087592204"/>Temp<text:span text:style-name="T50">orary Files</text:span><text:bookmark-end text:name="__RefHeading___Toc3853_1087592204"/></text:h>
      <text:p text:style-name="P42">The location where temporary files are stored. </text:p>
      <text:h text:style-name="Heading_20_2" text:outline-level="2"><draw:frame draw:style-name="fr2" draw:name="Bild8" text:anchor-type="paragraph" svg:y="0.2189in" svg:width="3.3346in" svg:height="0.5398in" draw:z-index="123"><draw:image xlink:href="Pictures/10000001000001F400000051CCF565F406636E69.png" xlink:type="simple" xlink:show="embed" xlink:actuate="onLoad" draw:mime-type="image/png"/></draw:frame><text:bookmark-start text:name="__RefHeading___Toc4681_3954242542"/><text:soft-page-break/>Render<text:bookmark-end text:name="__RefHeading___Toc4681_3954242542"/></text:h>
      <text:h text:style-name="P191" text:outline-level="3"><text:bookmark-start text:name="__RefHeading___Toc4683_3954242542"/>Render Output <text:bookmark-end text:name="__RefHeading___Toc4683_3954242542"/></text:h>
      <text:p text:style-name="P42">Where rendered images/videos are saved. </text:p>
      <text:h text:style-name="P191" text:outline-level="3"><text:bookmark-start text:name="__RefHeading___Toc4685_3954242542"/>Render Cache <text:bookmark-end text:name="__RefHeading___Toc4685_3954242542"/></text:h>
      <text:p text:style-name="P42">The location where cached render images are stored. </text:p>
      <text:h text:style-name="Heading_20_2" text:outline-level="2"><draw:frame draw:style-name="fr2" draw:name="Bild6" text:anchor-type="paragraph" svg:y="0.1181in" svg:width="3.3346in" svg:height="0.5398in" draw:z-index="121"><draw:image xlink:href="Pictures/10000001000001F4000000518FE44DBA32520153.png" xlink:type="simple" xlink:show="embed" xlink:actuate="onLoad" draw:mime-type="image/png"/></draw:frame><text:bookmark-start text:name="__RefHeading___Toc4687_3954242542"/>Applications<text:bookmark-end text:name="__RefHeading___Toc4687_3954242542"/></text:h>
      <text:h text:style-name="P191" text:outline-level="3"><text:bookmark-start text:name="__RefHeading___Toc4689_3954242542"/>Image Editor <text:bookmark-end text:name="__RefHeading___Toc4689_3954242542"/></text:h>
      <text:p text:style-name="P42">The path to an external <text:span text:style-name="T51">image editing software</text:span> to use for image editing. <text:span text:style-name="T51">Photoshop, Gimp, etc.</text:span></text:p>
      <text:h text:style-name="P191" text:outline-level="3"><text:bookmark-start text:name="__RefHeading___Toc3861_1087592204"/>Animation Player <text:bookmark-end text:name="__RefHeading___Toc3861_1087592204"/></text:h>
      <text:p text:style-name="P42"><text:span text:style-name="T14">By default Bforartists uses the internal player to play back animations. Choose </text:span>an external program to use for playback of rendered animations. <text:span text:style-name="T14">There are also some presets available.</text:span></text:p>
      <text:h text:style-name="Heading_20_2" text:outline-level="2"><draw:frame draw:style-name="fr2" draw:name="Bild7" text:anchor-type="paragraph" svg:y="0.2339in" svg:width="3.3346in" svg:height="0.3937in" draw:z-index="122"><draw:image xlink:href="Pictures/10000001000001F40000003EFD265A433BC3E65A.png" xlink:type="simple" xlink:show="embed" xlink:actuate="onLoad" draw:mime-type="image/png"/></draw:frame><text:bookmark-start text:name="__RefHeading___Toc4691_3954242542"/>Development<text:bookmark-end text:name="__RefHeading___Toc4691_3954242542"/></text:h>
      <text:p text:style-name="P33"/>
      <text:h text:style-name="P191" text:outline-level="3"><text:bookmark-start text:name="__RefHeading___Toc4693_3954242542"/>I18n Branches <text:bookmark-end text:name="__RefHeading___Toc4693_3954242542"/></text:h>
      <text:p text:style-name="P34">The path to the <text:span text:style-name="Source_20_Text">/branches</text:span> directory in your local repository translation copy. This allows translating the UI. See interface tab, the translation panel.</text:p>
      <text:h text:style-name="Heading_20_2" text:outline-level="2"><text:bookmark-start text:name="__RefHeading___Toc4838_2204379237"/>Asset<text:span text:style-name="T60"> Libraries</text:span><text:bookmark-end text:name="__RefHeading___Toc4838_2204379237"/></text:h>
      <text:p text:style-name="P135"><draw:frame draw:style-name="fr2" draw:name="Bild45" text:anchor-type="paragraph" svg:y="-0.0701in" svg:width="3.3346in" svg:height="0.811in" draw:z-index="130"><draw:image xlink:href="Pictures/10000001000001F50000007AFD81ED7A339296F3.png" xlink:type="simple" xlink:show="embed" xlink:actuate="onLoad" draw:mime-type="image/png"/></draw:frame>The default paths for custom asset libraries. The functionality should be self explaining. </text:p>
      <text:p text:style-name="P135"/>
      <text:p text:style-name="P135">To change the path simply type in a path, or use the path picker at the end.</text:p>
      <text:p text:style-name="P135">To add a new path to an asset library click at the + button below the list. </text:p>
      <text:p text:style-name="P135">To remove a path click at the X button at the end.</text:p>
      <text:p text:style-name="P33"/>
      <text:p text:style-name="P33"/>
      <text:p text:style-name="P33"/>
      <text:p text:style-name="P33"/>
      <text:p text:style-name="P33"/>
      <text:p text:style-name="P33"/>
      <text:p text:style-name="P33"/>
      <text:p text:style-name="P33"/>
      <text:p text:style-name="P33"/>
      <text:p text:style-name="P35"/>
      <table:table table:name="Tabelle2" table:style-name="Tabelle2">
        <table:table-column table:style-name="Tabelle2.A"/>
        <text:soft-page-break/>
        <table:table-row table:style-name="TableLine1548157118752">
          <table:table-cell table:style-name="Tabelle2.A1" office:value-type="string">
            <text:h text:style-name="P170" text:outline-level="1"><text:bookmark-start text:name="__RefHeading___Toc4645_1296128914"/>E<text:span text:style-name="T57">xperimental</text:span><text:bookmark-end text:name="__RefHeading___Toc4645_1296128914"/></text:h>
          </table:table-cell>
        </table:table-row>
      </table:table>
      <text:p text:style-name="P35"/>
      <text:p text:style-name="P33"><draw:frame draw:style-name="fr2" draw:name="Bild10" text:anchor-type="paragraph" svg:y="0.1417in" svg:width="3.2992in" svg:height="2.7563in" draw:z-index="124"><draw:image xlink:href="Pictures/10000001000002940000022706B3DF67515613BB.png" xlink:type="simple" xlink:show="embed" xlink:actuate="onLoad" draw:mime-type="image/png"/></draw:frame></text:p>
      <text:p text:style-name="Text_20_body">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9bf4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391e2"/>
    </style:style>
    <style:style style:name="MT2" style:family="text">
      <style:text-properties officeooo:rsid="009bf496"/>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text:span text:style-name="MT2">30</text:span> Editors - Preferences</text:p>
      </style:header>
      <style:footer>
        <text:p text:style-name="MP2"><text:page-number text:select-page="current">4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1DT4H12M28S</meta:editing-duration>
    <meta:editing-cycles>129</meta:editing-cycles>
    <meta:generator>LibreOffice/7.2.7.2$Windows_X86_64 LibreOffice_project/8d71d29d553c0f7dcbfa38fbfda25ee34cce99a2</meta:generator>
    <dc:date>2023-03-15T14:57:42.817000000</dc:date>
    <meta:document-statistic meta:table-count="20" meta:image-count="149" meta:object-count="0" meta:page-count="46" meta:paragraph-count="1028" meta:word-count="7606" meta:character-count="43648" meta:non-whitespace-character-count="36928"/>
    <meta:template xlink:type="simple" xlink:actuate="onRequest" xlink:title="standard1cm" xlink:href="../../../../AppData/Roaming/LibreOffice/4/user/template/standard1cm.ott" meta:date="2016-03-29T10:01:38.967000000"/>
  </office:meta>
</office:document-meta>
</file>